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938in" fo:margin-top="0in" fo:margin-bottom="0in" table:align="left" style:writing-mode="lr-tb"/>
    </style:style>
    <style:style style:name="Table1.A" style:family="table-column">
      <style:table-column-properties style:column-width="1.7764in"/>
    </style:style>
    <style:style style:name="Table1.B" style:family="table-column">
      <style:table-column-properties style:column-width="1.2639in"/>
    </style:style>
    <style:style style:name="Table1.C" style:family="table-column">
      <style:table-column-properties style:column-width="1.9174in"/>
    </style:style>
    <style:style style:name="Table1.D" style:family="table-column">
      <style:table-column-properties style:column-width="1.541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194in" fo:border="1pt solid #000001" style:writing-mode="lr-tb"/>
    </style:style>
    <style:style style:name="Table1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" style:family="table">
      <style:table-properties style:width="6.5in" fo:margin-left="-0.0938in" fo:margin-top="0in" fo:margin-bottom="0in" table:align="left" style:writing-mode="lr-tb"/>
    </style:style>
    <style:style style:name="Table2.A" style:family="table-column">
      <style:table-column-properties style:column-width="1.7764in"/>
    </style:style>
    <style:style style:name="Table2.B" style:family="table-column">
      <style:table-column-properties style:column-width="1.2639in"/>
    </style:style>
    <style:style style:name="Table2.C" style:family="table-column">
      <style:table-column-properties style:column-width="1.9174in"/>
    </style:style>
    <style:style style:name="Table2.D" style:family="table-column">
      <style:table-column-properties style:column-width="1.541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194in" fo:border="1pt solid #000001" style:writing-mode="lr-tb"/>
    </style:style>
    <style:style style:name="Table2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3" style:family="table">
      <style:table-properties style:width="6.5in" fo:margin-left="-0.0938in" fo:margin-top="0in" fo:margin-bottom="0in" table:align="left" style:writing-mode="lr-tb"/>
    </style:style>
    <style:style style:name="Table3.A" style:family="table-column">
      <style:table-column-properties style:column-width="1.7764in"/>
    </style:style>
    <style:style style:name="Table3.B" style:family="table-column">
      <style:table-column-properties style:column-width="1.2639in"/>
    </style:style>
    <style:style style:name="Table3.C" style:family="table-column">
      <style:table-column-properties style:column-width="1.9174in"/>
    </style:style>
    <style:style style:name="Table3.D" style:family="table-column">
      <style:table-column-properties style:column-width="1.541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194in" fo:border="1pt solid #000001" style:writing-mode="lr-tb"/>
    </style:style>
    <style:style style:name="Table3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3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3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4" style:family="table">
      <style:table-properties style:width="6.5in" fo:margin-left="-0.0938in" fo:margin-top="0in" fo:margin-bottom="0in" table:align="left" style:writing-mode="lr-tb"/>
    </style:style>
    <style:style style:name="Table4.A" style:family="table-column">
      <style:table-column-properties style:column-width="1.7764in"/>
    </style:style>
    <style:style style:name="Table4.B" style:family="table-column">
      <style:table-column-properties style:column-width="1.2639in"/>
    </style:style>
    <style:style style:name="Table4.C" style:family="table-column">
      <style:table-column-properties style:column-width="1.9174in"/>
    </style:style>
    <style:style style:name="Table4.D" style:family="table-column">
      <style:table-column-properties style:column-width="1.541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194in" fo:border="1pt solid #000001" style:writing-mode="lr-tb"/>
    </style:style>
    <style:style style:name="Table4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4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4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5" style:family="table">
      <style:table-properties style:width="6.5in" fo:margin-left="-0.0938in" fo:margin-top="0in" fo:margin-bottom="0in" table:align="left" style:writing-mode="lr-tb"/>
    </style:style>
    <style:style style:name="Table5.A" style:family="table-column">
      <style:table-column-properties style:column-width="1.7764in"/>
    </style:style>
    <style:style style:name="Table5.B" style:family="table-column">
      <style:table-column-properties style:column-width="1.2639in"/>
    </style:style>
    <style:style style:name="Table5.C" style:family="table-column">
      <style:table-column-properties style:column-width="1.9174in"/>
    </style:style>
    <style:style style:name="Table5.D" style:family="table-column">
      <style:table-column-properties style:column-width="1.541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194in" fo:border="1pt solid #000001" style:writing-mode="lr-tb"/>
    </style:style>
    <style:style style:name="Table5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5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5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6" style:family="table">
      <style:table-properties style:width="6.5in" fo:margin-left="-0.0938in" fo:margin-top="0in" fo:margin-bottom="0in" table:align="left" style:writing-mode="lr-tb"/>
    </style:style>
    <style:style style:name="Table6.A" style:family="table-column">
      <style:table-column-properties style:column-width="1.7764in"/>
    </style:style>
    <style:style style:name="Table6.B" style:family="table-column">
      <style:table-column-properties style:column-width="1.2639in"/>
    </style:style>
    <style:style style:name="Table6.C" style:family="table-column">
      <style:table-column-properties style:column-width="1.9174in"/>
    </style:style>
    <style:style style:name="Table6.D" style:family="table-column">
      <style:table-column-properties style:column-width="1.541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194in" fo:border="1pt solid #000001" style:writing-mode="lr-tb"/>
    </style:style>
    <style:style style:name="Table6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6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6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7" style:family="table">
      <style:table-properties style:width="6.5in" fo:margin-left="-0.0938in" fo:margin-top="0in" fo:margin-bottom="0in" table:align="left" style:writing-mode="lr-tb"/>
    </style:style>
    <style:style style:name="Table7.A" style:family="table-column">
      <style:table-column-properties style:column-width="1.7764in"/>
    </style:style>
    <style:style style:name="Table7.B" style:family="table-column">
      <style:table-column-properties style:column-width="1.2639in"/>
    </style:style>
    <style:style style:name="Table7.C" style:family="table-column">
      <style:table-column-properties style:column-width="1.9174in"/>
    </style:style>
    <style:style style:name="Table7.D" style:family="table-column">
      <style:table-column-properties style:column-width="1.541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0194in" fo:border="1pt solid #000001" style:writing-mode="lr-tb"/>
    </style:style>
    <style:style style:name="Table7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7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7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8" style:family="table">
      <style:table-properties style:width="6.5in" fo:margin-left="-0.0938in" fo:margin-top="0in" fo:margin-bottom="0in" table:align="left" style:writing-mode="lr-tb"/>
    </style:style>
    <style:style style:name="Table8.A" style:family="table-column">
      <style:table-column-properties style:column-width="1.7764in"/>
    </style:style>
    <style:style style:name="Table8.B" style:family="table-column">
      <style:table-column-properties style:column-width="1.2639in"/>
    </style:style>
    <style:style style:name="Table8.C" style:family="table-column">
      <style:table-column-properties style:column-width="1.9174in"/>
    </style:style>
    <style:style style:name="Table8.D" style:family="table-column">
      <style:table-column-properties style:column-width="1.541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194in" fo:border="1pt solid #000001" style:writing-mode="lr-tb"/>
    </style:style>
    <style:style style:name="Table8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8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8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9" style:family="table">
      <style:table-properties style:width="6.5in" fo:margin-left="-0.0938in" fo:margin-top="0in" fo:margin-bottom="0in" table:align="left" style:writing-mode="lr-tb"/>
    </style:style>
    <style:style style:name="Table9.A" style:family="table-column">
      <style:table-column-properties style:column-width="1.7764in"/>
    </style:style>
    <style:style style:name="Table9.B" style:family="table-column">
      <style:table-column-properties style:column-width="1.2639in"/>
    </style:style>
    <style:style style:name="Table9.C" style:family="table-column">
      <style:table-column-properties style:column-width="1.9174in"/>
    </style:style>
    <style:style style:name="Table9.D" style:family="table-column">
      <style:table-column-properties style:column-width="1.5417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0194in" fo:border="1pt solid #000001" style:writing-mode="lr-tb"/>
    </style:style>
    <style:style style:name="Table9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9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9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0" style:family="table">
      <style:table-properties style:width="6.5in" fo:margin-left="-0.0938in" fo:margin-top="0in" fo:margin-bottom="0in" table:align="left" style:writing-mode="lr-tb"/>
    </style:style>
    <style:style style:name="Table10.A" style:family="table-column">
      <style:table-column-properties style:column-width="1.7764in"/>
    </style:style>
    <style:style style:name="Table10.B" style:family="table-column">
      <style:table-column-properties style:column-width="1.2639in"/>
    </style:style>
    <style:style style:name="Table10.C" style:family="table-column">
      <style:table-column-properties style:column-width="1.9174in"/>
    </style:style>
    <style:style style:name="Table10.D" style:family="table-column">
      <style:table-column-properties style:column-width="1.5417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0194in" fo:border="1pt solid #000001" style:writing-mode="lr-tb"/>
    </style:style>
    <style:style style:name="Table10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0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0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1" style:family="table">
      <style:table-properties style:width="6.5in" fo:margin-left="-0.0938in" fo:margin-top="0in" fo:margin-bottom="0in" table:align="left" style:writing-mode="lr-tb"/>
    </style:style>
    <style:style style:name="Table11.A" style:family="table-column">
      <style:table-column-properties style:column-width="1.7764in"/>
    </style:style>
    <style:style style:name="Table11.B" style:family="table-column">
      <style:table-column-properties style:column-width="1.2639in"/>
    </style:style>
    <style:style style:name="Table11.C" style:family="table-column">
      <style:table-column-properties style:column-width="1.9174in"/>
    </style:style>
    <style:style style:name="Table11.D" style:family="table-column">
      <style:table-column-properties style:column-width="1.5417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0194in" fo:border="1pt solid #000001" style:writing-mode="lr-tb"/>
    </style:style>
    <style:style style:name="Table11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1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1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2" style:family="table">
      <style:table-properties style:width="6.5in" fo:margin-left="-0.0938in" fo:margin-top="0in" fo:margin-bottom="0in" table:align="left" style:writing-mode="lr-tb"/>
    </style:style>
    <style:style style:name="Table12.A" style:family="table-column">
      <style:table-column-properties style:column-width="1.7764in"/>
    </style:style>
    <style:style style:name="Table12.B" style:family="table-column">
      <style:table-column-properties style:column-width="1.2639in"/>
    </style:style>
    <style:style style:name="Table12.C" style:family="table-column">
      <style:table-column-properties style:column-width="1.9174in"/>
    </style:style>
    <style:style style:name="Table12.D" style:family="table-column">
      <style:table-column-properties style:column-width="1.5417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0194in" fo:border="1pt solid #000001" style:writing-mode="lr-tb"/>
    </style:style>
    <style:style style:name="Table12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2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2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3" style:family="table">
      <style:table-properties style:width="6.5in" fo:margin-left="-0.0938in" fo:margin-top="0in" fo:margin-bottom="0in" table:align="left" style:writing-mode="lr-tb"/>
    </style:style>
    <style:style style:name="Table13.A" style:family="table-column">
      <style:table-column-properties style:column-width="1.7764in"/>
    </style:style>
    <style:style style:name="Table13.B" style:family="table-column">
      <style:table-column-properties style:column-width="1.2639in"/>
    </style:style>
    <style:style style:name="Table13.C" style:family="table-column">
      <style:table-column-properties style:column-width="1.9174in"/>
    </style:style>
    <style:style style:name="Table13.D" style:family="table-column">
      <style:table-column-properties style:column-width="1.5417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0194in" fo:border="1pt solid #000001" style:writing-mode="lr-tb"/>
    </style:style>
    <style:style style:name="Table13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3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3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4" style:family="table">
      <style:table-properties style:width="6.5in" fo:margin-left="-0.0938in" fo:margin-top="0in" fo:margin-bottom="0in" table:align="left" style:writing-mode="lr-tb"/>
    </style:style>
    <style:style style:name="Table14.A" style:family="table-column">
      <style:table-column-properties style:column-width="1.7764in"/>
    </style:style>
    <style:style style:name="Table14.B" style:family="table-column">
      <style:table-column-properties style:column-width="1.2639in"/>
    </style:style>
    <style:style style:name="Table14.C" style:family="table-column">
      <style:table-column-properties style:column-width="1.9174in"/>
    </style:style>
    <style:style style:name="Table14.D" style:family="table-column">
      <style:table-column-properties style:column-width="1.5417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194in" fo:border="1pt solid #000001" style:writing-mode="lr-tb"/>
    </style:style>
    <style:style style:name="Table14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4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4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5" style:family="table">
      <style:table-properties style:width="6.5in" fo:margin-left="-0.0938in" fo:margin-top="0in" fo:margin-bottom="0in" table:align="left" style:writing-mode="lr-tb"/>
    </style:style>
    <style:style style:name="Table15.A" style:family="table-column">
      <style:table-column-properties style:column-width="1.7764in"/>
    </style:style>
    <style:style style:name="Table15.B" style:family="table-column">
      <style:table-column-properties style:column-width="1.2639in"/>
    </style:style>
    <style:style style:name="Table15.C" style:family="table-column">
      <style:table-column-properties style:column-width="1.9174in"/>
    </style:style>
    <style:style style:name="Table15.D" style:family="table-column">
      <style:table-column-properties style:column-width="1.5417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0194in" fo:border="1pt solid #000001" style:writing-mode="lr-tb"/>
    </style:style>
    <style:style style:name="Table15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5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5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6" style:family="table">
      <style:table-properties style:width="6.5in" fo:margin-left="-0.0938in" fo:margin-top="0in" fo:margin-bottom="0in" table:align="left" style:writing-mode="lr-tb"/>
    </style:style>
    <style:style style:name="Table16.A" style:family="table-column">
      <style:table-column-properties style:column-width="1.7764in"/>
    </style:style>
    <style:style style:name="Table16.B" style:family="table-column">
      <style:table-column-properties style:column-width="1.2639in"/>
    </style:style>
    <style:style style:name="Table16.C" style:family="table-column">
      <style:table-column-properties style:column-width="1.9174in"/>
    </style:style>
    <style:style style:name="Table16.D" style:family="table-column">
      <style:table-column-properties style:column-width="1.5417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0194in" fo:border="1pt solid #000001" style:writing-mode="lr-tb"/>
    </style:style>
    <style:style style:name="Table16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6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6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7" style:family="table">
      <style:table-properties style:width="6.5in" fo:margin-left="-0.0938in" fo:margin-top="0in" fo:margin-bottom="0in" table:align="left" style:writing-mode="lr-tb"/>
    </style:style>
    <style:style style:name="Table17.A" style:family="table-column">
      <style:table-column-properties style:column-width="1.7764in"/>
    </style:style>
    <style:style style:name="Table17.B" style:family="table-column">
      <style:table-column-properties style:column-width="1.2639in"/>
    </style:style>
    <style:style style:name="Table17.C" style:family="table-column">
      <style:table-column-properties style:column-width="1.9174in"/>
    </style:style>
    <style:style style:name="Table17.D" style:family="table-column">
      <style:table-column-properties style:column-width="1.5417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0194in" fo:border="1pt solid #000001" style:writing-mode="lr-tb"/>
    </style:style>
    <style:style style:name="Table17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7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7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8" style:family="table">
      <style:table-properties style:width="6.5in" fo:margin-left="-0.0938in" fo:margin-top="0in" fo:margin-bottom="0in" table:align="left" style:writing-mode="lr-tb"/>
    </style:style>
    <style:style style:name="Table18.A" style:family="table-column">
      <style:table-column-properties style:column-width="1.7764in"/>
    </style:style>
    <style:style style:name="Table18.B" style:family="table-column">
      <style:table-column-properties style:column-width="1.2639in"/>
    </style:style>
    <style:style style:name="Table18.C" style:family="table-column">
      <style:table-column-properties style:column-width="1.9174in"/>
    </style:style>
    <style:style style:name="Table18.D" style:family="table-column">
      <style:table-column-properties style:column-width="1.5417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0194in" fo:border="1pt solid #000001" style:writing-mode="lr-tb"/>
    </style:style>
    <style:style style:name="Table18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8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8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19" style:family="table">
      <style:table-properties style:width="6.5in" fo:margin-left="-0.0938in" fo:margin-top="0in" fo:margin-bottom="0in" table:align="left" style:writing-mode="lr-tb"/>
    </style:style>
    <style:style style:name="Table19.A" style:family="table-column">
      <style:table-column-properties style:column-width="1.7764in"/>
    </style:style>
    <style:style style:name="Table19.B" style:family="table-column">
      <style:table-column-properties style:column-width="1.2639in"/>
    </style:style>
    <style:style style:name="Table19.C" style:family="table-column">
      <style:table-column-properties style:column-width="1.9174in"/>
    </style:style>
    <style:style style:name="Table19.D" style:family="table-column">
      <style:table-column-properties style:column-width="1.5417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0194in" fo:border="1pt solid #000001" style:writing-mode="lr-tb"/>
    </style:style>
    <style:style style:name="Table19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19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19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0" style:family="table">
      <style:table-properties style:width="6.5in" fo:margin-left="-0.0938in" fo:margin-top="0in" fo:margin-bottom="0in" table:align="left" style:writing-mode="lr-tb"/>
    </style:style>
    <style:style style:name="Table20.A" style:family="table-column">
      <style:table-column-properties style:column-width="1.7764in"/>
    </style:style>
    <style:style style:name="Table20.B" style:family="table-column">
      <style:table-column-properties style:column-width="1.2639in"/>
    </style:style>
    <style:style style:name="Table20.C" style:family="table-column">
      <style:table-column-properties style:column-width="1.9174in"/>
    </style:style>
    <style:style style:name="Table20.D" style:family="table-column">
      <style:table-column-properties style:column-width="1.5417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0194in" fo:border="1pt solid #000001" style:writing-mode="lr-tb"/>
    </style:style>
    <style:style style:name="Table20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0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0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1" style:family="table">
      <style:table-properties style:width="6.5in" fo:margin-left="-0.0938in" fo:margin-top="0in" fo:margin-bottom="0in" table:align="left" style:writing-mode="lr-tb"/>
    </style:style>
    <style:style style:name="Table21.A" style:family="table-column">
      <style:table-column-properties style:column-width="1.7764in"/>
    </style:style>
    <style:style style:name="Table21.B" style:family="table-column">
      <style:table-column-properties style:column-width="1.2639in"/>
    </style:style>
    <style:style style:name="Table21.C" style:family="table-column">
      <style:table-column-properties style:column-width="1.9174in"/>
    </style:style>
    <style:style style:name="Table21.D" style:family="table-column">
      <style:table-column-properties style:column-width="1.5417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0194in" fo:border="1pt solid #000001" style:writing-mode="lr-tb"/>
    </style:style>
    <style:style style:name="Table21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1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1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2" style:family="table">
      <style:table-properties style:width="6.5in" fo:margin-left="-0.0938in" fo:margin-top="0in" fo:margin-bottom="0in" table:align="left" style:writing-mode="lr-tb"/>
    </style:style>
    <style:style style:name="Table22.A" style:family="table-column">
      <style:table-column-properties style:column-width="1.7764in"/>
    </style:style>
    <style:style style:name="Table22.B" style:family="table-column">
      <style:table-column-properties style:column-width="1.2639in"/>
    </style:style>
    <style:style style:name="Table22.C" style:family="table-column">
      <style:table-column-properties style:column-width="1.9174in"/>
    </style:style>
    <style:style style:name="Table22.D" style:family="table-column">
      <style:table-column-properties style:column-width="1.5417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0194in" fo:border="1pt solid #000001" style:writing-mode="lr-tb"/>
    </style:style>
    <style:style style:name="Table22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2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2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3" style:family="table">
      <style:table-properties style:width="6.5in" fo:margin-left="-0.0938in" fo:margin-top="0in" fo:margin-bottom="0in" table:align="left" style:writing-mode="lr-tb"/>
    </style:style>
    <style:style style:name="Table23.A" style:family="table-column">
      <style:table-column-properties style:column-width="1.7764in"/>
    </style:style>
    <style:style style:name="Table23.B" style:family="table-column">
      <style:table-column-properties style:column-width="1.2639in"/>
    </style:style>
    <style:style style:name="Table23.C" style:family="table-column">
      <style:table-column-properties style:column-width="1.9174in"/>
    </style:style>
    <style:style style:name="Table23.D" style:family="table-column">
      <style:table-column-properties style:column-width="1.5417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0194in" fo:border="1pt solid #000001" style:writing-mode="lr-tb"/>
    </style:style>
    <style:style style:name="Table23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3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3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4" style:family="table">
      <style:table-properties style:width="6.5in" fo:margin-left="-0.0938in" fo:margin-top="0in" fo:margin-bottom="0in" table:align="left" style:writing-mode="lr-tb"/>
    </style:style>
    <style:style style:name="Table24.A" style:family="table-column">
      <style:table-column-properties style:column-width="1.7764in"/>
    </style:style>
    <style:style style:name="Table24.B" style:family="table-column">
      <style:table-column-properties style:column-width="1.2639in"/>
    </style:style>
    <style:style style:name="Table24.C" style:family="table-column">
      <style:table-column-properties style:column-width="1.9174in"/>
    </style:style>
    <style:style style:name="Table24.D" style:family="table-column">
      <style:table-column-properties style:column-width="1.5417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194in" fo:border="1pt solid #000001" style:writing-mode="lr-tb"/>
    </style:style>
    <style:style style:name="Table24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4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4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5" style:family="table">
      <style:table-properties style:width="6.5in" fo:margin-left="-0.0938in" fo:margin-top="0in" fo:margin-bottom="0in" table:align="left" style:writing-mode="lr-tb"/>
    </style:style>
    <style:style style:name="Table25.A" style:family="table-column">
      <style:table-column-properties style:column-width="1.7764in"/>
    </style:style>
    <style:style style:name="Table25.B" style:family="table-column">
      <style:table-column-properties style:column-width="1.2639in"/>
    </style:style>
    <style:style style:name="Table25.C" style:family="table-column">
      <style:table-column-properties style:column-width="1.9174in"/>
    </style:style>
    <style:style style:name="Table25.D" style:family="table-column">
      <style:table-column-properties style:column-width="1.5417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0194in" fo:border="1pt solid #000001" style:writing-mode="lr-tb"/>
    </style:style>
    <style:style style:name="Table25.B1" style:family="table-cell">
      <style:table-cell-properties fo:padding-left="0in" fo:padding-right="0.0194in" fo:padding-top="0.0194in" fo:padding-bottom="0.0194in" fo:border-left="none" fo:border-right="1pt solid #000001" fo:border-top="1pt solid #000001" fo:border-bottom="1pt solid #000001" style:writing-mode="lr-tb"/>
    </style:style>
    <style:style style:name="Table25.A2" style:family="table-cell">
      <style:table-cell-properties fo:padding-left="0.0194in" fo:padding-right="0.0194in" fo:padding-top="0in" fo:padding-bottom="0.0194in" fo:border-left="1pt solid #000001" fo:border-right="1pt solid #000001" fo:border-top="none" fo:border-bottom="1pt solid #000001" style:writing-mode="lr-tb"/>
    </style:style>
    <style:style style:name="Table25.B2" style:family="table-cell">
      <style:table-cell-properties fo:padding-left="0in" fo:padding-right="0.0194in" fo:padding-top="0in" fo:padding-bottom="0.0194in" fo:border-left="none" fo:border-right="1pt solid #000001" fo:border-top="none" fo:border-bottom="1pt solid #000001" style:writing-mode="lr-tb"/>
    </style:style>
    <style:style style:name="Table26" style:family="table">
      <style:table-properties style:width="6.1347in" fo:margin-left="-0.075in" fo:margin-top="0in" fo:margin-bottom="0in" table:align="left" style:writing-mode="lr-tb"/>
    </style:style>
    <style:style style:name="Table26.A" style:family="table-column">
      <style:table-column-properties style:column-width="1.2292in"/>
    </style:style>
    <style:style style:name="Table26.B" style:family="table-column">
      <style:table-column-properties style:column-width="1.4167in"/>
    </style:style>
    <style:style style:name="Table26.C" style:family="table-column">
      <style:table-column-properties style:column-width="1.9653in"/>
    </style:style>
    <style:style style:name="Table26.D" style:family="table-column">
      <style:table-column-properties style:column-width="1.5229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78in" fo:border="1pt solid #000001" style:writing-mode="lr-tb"/>
    </style:style>
    <style:style style:name="Table26.B1" style:family="table-cell">
      <style:table-cell-properties fo:padding-left="0.0694in" fo:padding-right="0.0278in" fo:padding-top="0.0278in" fo:padding-bottom="0.0278in" fo:border-left="none" fo:border-right="1pt solid #000001" fo:border-top="1pt solid #000001" fo:border-bottom="1pt solid #000001" style:writing-mode="lr-tb"/>
    </style:style>
    <style:style style:name="Table26.A2" style:family="table-cell">
      <style:table-cell-properties fo:padding-left="0.0278in" fo:padding-right="0.0278in" fo:padding-top="0.0694in" fo:padding-bottom="0.0278in" fo:border-left="1pt solid #000001" fo:border-right="1pt solid #000001" fo:border-top="none" fo:border-bottom="1pt solid #000001" style:writing-mode="lr-tb"/>
    </style:style>
    <style:style style:name="Table26.B2" style:family="table-cell">
      <style:table-cell-properties fo:padding-left="0.0694in" fo:padding-right="0.0278in" fo:padding-top="0.0694in" fo:padding-bottom="0.0278in" fo:border-left="none" fo:border-right="1pt solid #000001" fo:border-top="none" fo:border-bottom="1pt solid #000001" style:writing-mode="lr-tb"/>
    </style:style>
    <style:style style:name="Table27" style:family="table">
      <style:table-properties style:width="6.1347in" fo:margin-left="-0.075in" fo:margin-top="0in" fo:margin-bottom="0in" table:align="left" style:writing-mode="lr-tb"/>
    </style:style>
    <style:style style:name="Table27.A" style:family="table-column">
      <style:table-column-properties style:column-width="1.5097in"/>
    </style:style>
    <style:style style:name="Table27.B" style:family="table-column">
      <style:table-column-properties style:column-width="1.1361in"/>
    </style:style>
    <style:style style:name="Table27.C" style:family="table-column">
      <style:table-column-properties style:column-width="1.9653in"/>
    </style:style>
    <style:style style:name="Table27.D" style:family="table-column">
      <style:table-column-properties style:column-width="1.5229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0278in" fo:border="1pt solid #000001" style:writing-mode="lr-tb"/>
    </style:style>
    <style:style style:name="Table27.B1" style:family="table-cell">
      <style:table-cell-properties fo:padding-left="0.0694in" fo:padding-right="0.0278in" fo:padding-top="0.0278in" fo:padding-bottom="0.0278in" fo:border-left="none" fo:border-right="1pt solid #000001" fo:border-top="1pt solid #000001" fo:border-bottom="1pt solid #000001" style:writing-mode="lr-tb"/>
    </style:style>
    <style:style style:name="Table27.A2" style:family="table-cell">
      <style:table-cell-properties fo:padding-left="0.0278in" fo:padding-right="0.0278in" fo:padding-top="0.0694in" fo:padding-bottom="0.0278in" fo:border-left="1pt solid #000001" fo:border-right="1pt solid #000001" fo:border-top="none" fo:border-bottom="1pt solid #000001" style:writing-mode="lr-tb"/>
    </style:style>
    <style:style style:name="Table27.B2" style:family="table-cell">
      <style:table-cell-properties fo:padding-left="0.0694in" fo:padding-right="0.0278in" fo:padding-top="0.0694in" fo:padding-bottom="0.0278in" fo:border-left="none" fo:border-right="1pt solid #000001" fo:border-top="none" fo:border-bottom="1pt solid #000001" style:writing-mode="lr-tb"/>
    </style:style>
    <style:style style:name="Table28" style:family="table">
      <style:table-properties style:width="6.1347in" fo:margin-left="-0.075in" fo:margin-top="0in" fo:margin-bottom="0in" table:align="left" style:writing-mode="lr-tb"/>
    </style:style>
    <style:style style:name="Table28.A" style:family="table-column">
      <style:table-column-properties style:column-width="1.4368in"/>
    </style:style>
    <style:style style:name="Table28.B" style:family="table-column">
      <style:table-column-properties style:column-width="1.209in"/>
    </style:style>
    <style:style style:name="Table28.C" style:family="table-column">
      <style:table-column-properties style:column-width="1.9653in"/>
    </style:style>
    <style:style style:name="Table28.D" style:family="table-column">
      <style:table-column-properties style:column-width="1.5229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0278in" fo:border="1pt solid #000001" style:writing-mode="lr-tb"/>
    </style:style>
    <style:style style:name="Table28.B1" style:family="table-cell">
      <style:table-cell-properties fo:padding-left="0.0694in" fo:padding-right="0.0278in" fo:padding-top="0.0278in" fo:padding-bottom="0.0278in" fo:border-left="none" fo:border-right="1pt solid #000001" fo:border-top="1pt solid #000001" fo:border-bottom="1pt solid #000001" style:writing-mode="lr-tb"/>
    </style:style>
    <style:style style:name="Table28.A2" style:family="table-cell">
      <style:table-cell-properties fo:padding-left="0.0278in" fo:padding-right="0.0278in" fo:padding-top="0.0694in" fo:padding-bottom="0.0278in" fo:border-left="1pt solid #000001" fo:border-right="1pt solid #000001" fo:border-top="none" fo:border-bottom="1pt solid #000001" style:writing-mode="lr-tb"/>
    </style:style>
    <style:style style:name="Table28.B2" style:family="table-cell">
      <style:table-cell-properties fo:padding-left="0.0694in" fo:padding-right="0.0278in" fo:padding-top="0.0694in" fo:padding-bottom="0.0278in" fo:border-left="none" fo:border-right="1pt solid #000001" fo:border-top="none" fo:border-bottom="1pt solid #000001" style:writing-mode="lr-tb"/>
    </style:style>
    <style:style style:name="P1" style:family="paragraph" style:parent-style-name="Standard" style:master-page-name="First_20_Page">
      <style:paragraph-properties fo:margin-left="0in" fo:margin-right="0in" fo:margin-top="0.1665in" fo:margin-bottom="0in" loext:contextual-spacing="false" fo:line-height="108%" fo:text-align="start" style:justify-single-word="false" fo:keep-together="always" fo:orphans="2" fo:widows="2" fo:text-indent="0in" style:auto-text-indent="false" style:page-number="1" fo:keep-with-next="always"/>
    </style:style>
    <style:style style:name="P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1374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1374in" style:type="right"/>
        </style:tab-stops>
      </style:paragraph-properties>
    </style:style>
    <style:style style:name="P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1374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1965in" loext:contextual-spacing="false" fo:line-height="100%" fo:text-align="end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.1965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.1965in" loext:contextual-spacing="false" fo:line-height="106%" fo:text-align="end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.1965in" loext:contextual-spacing="false" fo:line-height="106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.1965in" loext:contextual-spacing="false" fo:line-height="106%" fo:text-align="center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>
      <style:paragraph-properties fo:margin-left="0in" fo:margin-right="0in" fo:margin-top="0in" fo:margin-bottom="0.1965in" loext:contextual-spacing="false" fo:line-height="106%" fo:text-align="justify" style:justify-single-word="false" fo:keep-together="auto" fo:orphans="0" fo:widows="0" fo:text-indent="0in" style:auto-text-indent="false" fo:keep-with-next="auto"/>
    </style:style>
    <style:style style:name="P11" style:family="paragraph" style:parent-style-name="Standard">
      <style:paragraph-properties fo:margin-left="0in" fo:margin-right="0in" fo:margin-top="0in" fo:margin-bottom="0.1965in" loext:contextual-spacing="false" fo:line-height="150%" fo:text-align="end" style:justify-single-word="false" fo:keep-together="auto" fo:orphans="0" fo:widows="0" fo:text-indent="0in" style:auto-text-indent="fals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0" fo:widows="0" fo:text-indent="0in" style:auto-text-indent="false" fo:keep-with-next="auto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>
        <style:tab-stops>
          <style:tab-stop style:position="3.4937in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50%" fo:text-align="justify" style:justify-single-word="false" fo:orphans="2" fo:widows="2"/>
    </style:style>
    <style:style style:name="P17" style:family="paragraph" style:parent-style-name="Standard">
      <style:paragraph-properties fo:margin-top="0in" fo:margin-bottom="0in" loext:contextual-spacing="false" fo:line-height="150%" fo:orphans="2" fo:widows="2"/>
    </style:style>
    <style:style style:name="P18" style:family="paragraph" style:parent-style-name="Standard">
      <style:paragraph-properties fo:margin-top="0in" fo:margin-bottom="0in" loext:contextual-spacing="false" fo:line-height="106%" fo:orphans="2" fo:widows="2"/>
    </style:style>
    <style:style style:name="P19" style:family="paragraph" style:parent-style-name="Standard">
      <style:paragraph-properties fo:margin-top="0in" fo:margin-bottom="0in" loext:contextual-spacing="false" fo:line-height="115%"/>
    </style:style>
    <style:style style:name="P20" style:family="paragraph" style:parent-style-name="Standard">
      <style:paragraph-properties fo:margin-top="0in" fo:margin-bottom="0in" loext:contextual-spacing="false" fo:line-height="115%" fo:text-align="justify" style:justify-single-word="false"/>
    </style:style>
    <style:style style:name="P21" style:family="paragraph" style:parent-style-name="Standard">
      <style:paragraph-properties fo:margin-top="0in" fo:margin-bottom="0in" loext:contextual-spacing="false" fo:text-align="end" style:justify-single-word="false"/>
    </style:style>
    <style:style style:name="P22" style:family="paragraph" style:parent-style-name="Standard">
      <style:paragraph-properties fo:margin-top="0in" fo:margin-bottom="0in" loext:contextual-spacing="false" fo:break-before="page"/>
    </style:style>
    <style:style style:name="P23" style:family="paragraph" style:parent-style-name="Standard">
      <style:paragraph-properties fo:margin-top="0in" fo:margin-bottom="0.111in" loext:contextual-spacing="false" fo:line-height="108%" fo:orphans="2" fo:widows="2" fo:break-before="page"/>
    </style:style>
    <style:style style:name="P24" style:family="paragraph" style:parent-style-name="Standard">
      <style:paragraph-properties fo:margin-top="0in" fo:margin-bottom="0.111in" loext:contextual-spacing="false" fo:line-height="108%" fo:orphans="2" fo:widows="2"/>
    </style:style>
    <style:style style:name="P25" style:family="paragraph" style:parent-style-name="Standard">
      <style:paragraph-properties fo:margin-left="0.2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26" style:family="paragraph" style:parent-style-name="Standard">
      <style:paragraph-properties fo:margin-left="0.25in" fo:margin-right="0in" fo:margin-top="0in" fo:margin-bottom="0.1965in" loext:contextual-spacing="false" fo:line-height="100%" fo:text-align="end" style:justify-single-word="false" fo:keep-together="auto" fo:orphans="0" fo:widows="0" fo:text-indent="-0.25in" style:auto-text-indent="false" fo:keep-with-next="auto"/>
    </style:style>
    <style:style style:name="P27" style:family="paragraph" style:parent-style-name="Standard">
      <style:paragraph-properties fo:margin-left="0.25in" fo:margin-right="0in" fo:margin-top="0in" fo:margin-bottom="0.1965in" loext:contextual-spacing="false" fo:line-height="150%" fo:text-align="justify" style:justify-single-word="false" fo:keep-together="auto" fo:orphans="0" fo:widows="0" fo:text-indent="-0.25in" style:auto-text-indent="false" fo:keep-with-next="auto"/>
    </style:style>
    <style:style style:name="P28" style:family="paragraph" style:parent-style-name="Standard">
      <style:paragraph-properties fo:margin-left="0.2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29" style:family="paragraph" style:parent-style-name="Standard" style:list-style-name="WWNum17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0" style:family="paragraph" style:parent-style-name="Standard" style:list-style-name="WWNum18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1" style:family="paragraph" style:parent-style-name="Standard" style:list-style-name="WWNum1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2" style:family="paragraph" style:parent-style-name="Standard" style:list-style-name="WWNum2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3" style:family="paragraph" style:parent-style-name="Standard" style:list-style-name="WWNum5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4" style:family="paragraph" style:parent-style-name="Standard" style:list-style-name="WWNum8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5" style:family="paragraph" style:parent-style-name="Standard" style:list-style-name="WWNum6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6" style:family="paragraph" style:parent-style-name="Standard" style:list-style-name="WWNum9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7" style:family="paragraph" style:parent-style-name="Standard" style:list-style-name="WWNum15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8" style:family="paragraph" style:parent-style-name="Standard" style:list-style-name="WWNum29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39" style:family="paragraph" style:parent-style-name="Standard" style:list-style-name="WWNum34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0" style:family="paragraph" style:parent-style-name="Standard" style:list-style-name="WWNum35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1" style:family="paragraph" style:parent-style-name="Standard" style:list-style-name="WWNum14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2" style:family="paragraph" style:parent-style-name="Standard" style:list-style-name="WWNum16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3" style:family="paragraph" style:parent-style-name="Standard" style:list-style-name="WWNum30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4" style:family="paragraph" style:parent-style-name="Standard" style:list-style-name="WWNum31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5" style:family="paragraph" style:parent-style-name="Standard" style:list-style-name="WWNum33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6" style:family="paragraph" style:parent-style-name="Standard" style:list-style-name="WWNum4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7" style:family="paragraph" style:parent-style-name="Standard" style:list-style-name="WWNum10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48" style:family="paragraph" style:parent-style-name="Standard" style:list-style-name="WWNum24">
      <style:paragraph-properties fo:margin-left="0.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49" style:family="paragraph" style:parent-style-name="Standard" style:list-style-name="WWNum25">
      <style:paragraph-properties fo:margin-left="0.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50" style:family="paragraph" style:parent-style-name="Standard" style:list-style-name="WWNum26">
      <style:paragraph-properties fo:margin-left="0.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51" style:family="paragraph" style:parent-style-name="Standard" style:list-style-name="WWNum27">
      <style:paragraph-properties fo:margin-left="0.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52" style:family="paragraph" style:parent-style-name="Standard" style:list-style-name="WWNum6">
      <style:paragraph-properties fo:margin-left="0.5in" fo:margin-right="0in" fo:margin-top="0in" fo:margin-bottom="0.1965in" loext:contextual-spacing="true" fo:line-height="100%" fo:text-indent="-0.25in" style:auto-text-indent="false"/>
    </style:style>
    <style:style style:name="P53" style:family="paragraph" style:parent-style-name="Standard" style:list-style-name="WWNum9">
      <style:paragraph-properties fo:margin-left="0.5in" fo:margin-right="0in" fo:margin-top="0in" fo:margin-bottom="0.1965in" loext:contextual-spacing="true" fo:line-height="100%" fo:text-indent="-0.25in" style:auto-text-indent="false"/>
    </style:style>
    <style:style style:name="P54" style:family="paragraph" style:parent-style-name="Standard" style:list-style-name="WWNum36">
      <style:paragraph-properties fo:margin-left="0.5in" fo:margin-right="0in" fo:margin-top="0in" fo:margin-bottom="0.1945in" loext:contextual-spacing="true" fo:line-height="115%" fo:text-indent="-0.25in" style:auto-text-indent="false"/>
    </style:style>
    <style:style style:name="P55" style:family="paragraph" style:parent-style-name="Standard" style:list-style-name="WWNum28">
      <style:paragraph-properties fo:margin-left="0.5in" fo:margin-right="0in" fo:margin-top="0in" fo:margin-bottom="0.1945in" loext:contextual-spacing="true" fo:line-height="115%" fo:text-indent="-0.25in" style:auto-text-indent="false"/>
    </style:style>
    <style:style style:name="P56" style:family="paragraph" style:parent-style-name="Standard" style:list-style-name="WWNum19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57" style:family="paragraph" style:parent-style-name="Standard" style:list-style-name="WWNum3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58" style:family="paragraph" style:parent-style-name="Standard" style:list-style-name="WWNum11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59" style:family="paragraph" style:parent-style-name="Standard" style:list-style-name="WWNum13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0" style:family="paragraph" style:parent-style-name="Standard" style:list-style-name="WWNum32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1" style:family="paragraph" style:parent-style-name="Standard" style:list-style-name="WWNum22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2" style:family="paragraph" style:parent-style-name="Standard" style:list-style-name="WWNum21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3" style:family="paragraph" style:parent-style-name="Standard" style:list-style-name="WWNum7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4" style:family="paragraph" style:parent-style-name="Standard" style:list-style-name="WWNum12">
      <style:paragraph-properties fo:margin-left="0.5417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65" style:family="paragraph" style:parent-style-name="Standard" style:list-style-name="WWNum22">
      <style:paragraph-properties fo:margin-left="0.5417in" fo:margin-right="0in" fo:margin-top="0in" fo:margin-bottom="0.1965in" loext:contextual-spacing="false" fo:line-height="100%" fo:keep-together="auto" fo:orphans="0" fo:widows="0" fo:text-indent="-0.25in" style:auto-text-indent="false" fo:keep-with-next="auto"/>
    </style:style>
    <style:style style:name="P66" style:family="paragraph" style:parent-style-name="Standard" style:list-style-name="WWNum13">
      <style:paragraph-properties fo:margin-left="0.5417in" fo:margin-right="0in" fo:margin-top="0in" fo:margin-bottom="0.1965in" loext:contextual-spacing="true" fo:line-height="100%" fo:text-indent="-0.25in" style:auto-text-indent="false"/>
    </style:style>
    <style:style style:name="P67" style:family="paragraph" style:parent-style-name="Standard" style:list-style-name="WWNum22">
      <style:paragraph-properties fo:margin-left="0.5417in" fo:margin-right="0in" fo:margin-top="0in" fo:margin-bottom="0.1965in" loext:contextual-spacing="true" fo:line-height="100%" fo:text-indent="-0.25in" style:auto-text-indent="false"/>
    </style:style>
    <style:style style:name="P68" style:family="paragraph" style:parent-style-name="Standard">
      <style:paragraph-properties fo:margin-left="0.2374in" fo:margin-right="0in" fo:margin-top="0in" fo:margin-bottom="0.1965in" loext:contextual-spacing="false" fo:line-height="100%" fo:text-align="start" style:justify-single-word="false" fo:keep-together="auto" fo:orphans="0" fo:widows="0" fo:text-indent="-0.2374in" style:auto-text-indent="false" fo:keep-with-next="auto"/>
    </style:style>
    <style:style style:name="P69" style:family="paragraph" style:parent-style-name="Standard">
      <style:paragraph-properties fo:margin-left="0.2374in" fo:margin-right="0in" fo:margin-top="0in" fo:margin-bottom="0.1965in" loext:contextual-spacing="false" fo:line-height="106%" fo:text-align="start" style:justify-single-word="false" fo:keep-together="auto" fo:orphans="0" fo:widows="0" fo:text-indent="-0.2374in" style:auto-text-indent="false" fo:keep-with-next="auto"/>
    </style:style>
    <style:style style:name="P70" style:family="paragraph" style:parent-style-name="Standard" style:list-style-name="WWNum6">
      <style:paragraph-properties fo:margin-left="0.7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71" style:family="paragraph" style:parent-style-name="Standard" style:list-style-name="WWNum15">
      <style:paragraph-properties fo:margin-left="0.7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72" style:family="paragraph" style:parent-style-name="Standard" style:list-style-name="WWNum34">
      <style:paragraph-properties fo:margin-left="0.75in" fo:margin-right="0in" fo:margin-top="0in" fo:margin-bottom="0.1965in" loext:contextual-spacing="false" fo:line-height="100%" fo:text-align="start" style:justify-single-word="false" fo:keep-together="auto" fo:orphans="0" fo:widows="0" fo:text-indent="-0.25in" style:auto-text-indent="false" fo:keep-with-next="auto"/>
    </style:style>
    <style:style style:name="P73" style:family="paragraph" style:parent-style-name="Standard" style:list-style-name="WWNum23">
      <style:paragraph-properties fo:margin-left="0.7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74" style:family="paragraph" style:parent-style-name="Standard" style:list-style-name="WWNum20">
      <style:paragraph-properties fo:margin-left="0.75in" fo:margin-right="0in" fo:margin-top="0in" fo:margin-bottom="0.1965in" loext:contextual-spacing="false" fo:line-height="106%" fo:text-align="start" style:justify-single-word="false" fo:keep-together="auto" fo:orphans="0" fo:widows="0" fo:text-indent="-0.25in" style:auto-text-indent="false" fo:keep-with-next="auto"/>
    </style:style>
    <style:style style:name="P75" style:family="paragraph" style:parent-style-name="Standard" style:list-style-name="WWNum6">
      <style:paragraph-properties fo:margin-left="0.75in" fo:margin-right="0in" fo:margin-top="0in" fo:margin-bottom="0.1965in" loext:contextual-spacing="true" fo:line-height="100%" fo:text-indent="-0.25in" style:auto-text-indent="false"/>
    </style:style>
    <style:style style:name="P76" style:family="paragraph" style:parent-style-name="Standard">
      <style:paragraph-properties fo:margin-top="0in" fo:margin-bottom="0.1965in" loext:contextual-spacing="false" fo:line-height="100%"/>
    </style:style>
    <style:style style:name="P77" style:family="paragraph" style:parent-style-name="Standard">
      <style:paragraph-properties fo:margin-top="0in" fo:margin-bottom="0.1965in" loext:contextual-spacing="false" fo:line-height="100%" fo:text-align="end" style:justify-single-word="false"/>
    </style:style>
    <style:style style:name="P78" style:family="paragraph" style:parent-style-name="Standard">
      <style:paragraph-properties fo:margin-left="0.25in" fo:margin-right="0in" fo:margin-top="0in" fo:margin-bottom="0.1965in" loext:contextual-spacing="false" fo:line-height="100%" fo:text-indent="0in" style:auto-text-indent="false"/>
    </style:style>
    <style:style style:name="P79" style:family="paragraph" style:parent-style-name="Standard">
      <style:paragraph-properties fo:margin-left="0.25in" fo:margin-right="0in" fo:margin-top="0in" fo:margin-bottom="0.1945in" loext:contextual-spacing="false" fo:line-height="115%" fo:text-indent="0in" style:auto-text-indent="false"/>
    </style:style>
    <style:style style:name="P80" style:family="paragraph" style:parent-style-name="Standard">
      <style:paragraph-properties fo:margin-left="0.4917in" fo:margin-right="0in" fo:margin-top="0in" fo:margin-bottom="0in" loext:contextual-spacing="false" fo:line-height="150%" fo:text-align="start" style:justify-single-word="false" fo:keep-together="auto" fo:orphans="0" fo:widows="0" fo:text-indent="-0.4917in" style:auto-text-indent="false" fo:keep-with-next="auto"/>
    </style:style>
    <style:style style:name="P81" style:family="paragraph" style:parent-style-name="Standard">
      <style:paragraph-properties fo:margin-left="0.5in" fo:margin-right="0in" fo:margin-top="0in" fo:margin-bottom="0.1965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82" style:family="paragraph" style:parent-style-name="Standard">
      <style:paragraph-properties fo:margin-top="0in" fo:margin-bottom="0.1945in" loext:contextual-spacing="false" fo:line-height="115%"/>
    </style:style>
    <style:style style:name="P83" style:family="paragraph" style:parent-style-name="Standard">
      <style:paragraph-properties fo:margin-top="0in" fo:margin-bottom="0.1945in" loext:contextual-spacing="false" fo:line-height="115%" fo:text-align="end" style:justify-single-word="false"/>
    </style:style>
    <style:style style:name="P84" style:family="paragraph" style:parent-style-name="Standard">
      <style:paragraph-properties fo:margin-top="0in" fo:margin-bottom="0.1945in" loext:contextual-spacing="false" fo:line-height="115%" fo:text-align="center" style:justify-single-word="false"/>
    </style:style>
    <style:style style:name="P85" style:family="paragraph" style:parent-style-name="Standard">
      <style:paragraph-properties fo:margin-top="0in" fo:margin-bottom="0.1945in" loext:contextual-spacing="false" fo:line-height="115%" fo:text-align="justify" style:justify-single-word="false"/>
    </style:style>
    <style:style style:name="P86" style:family="paragraph" style:parent-style-name="Heading_20_1">
      <style:paragraph-properties fo:margin-top="0.1665in" fo:margin-bottom="0in" loext:contextual-spacing="false"/>
    </style:style>
    <style:style style:name="P87" style:family="paragraph" style:parent-style-name="Heading_20_1">
      <style:paragraph-properties fo:margin-top="0.1665in" fo:margin-bottom="0in" loext:contextual-spacing="false">
        <style:tab-stops>
          <style:tab-stop style:position="3.4937in"/>
        </style:tab-stops>
      </style:paragraph-properties>
    </style:style>
    <style:style style:name="T1" style:family="text">
      <style:text-properties fo:color="#2f5496" style:font-name="Calibri" fo:font-size="16pt" style:font-name-asian="Calibri1" style:font-size-asian="16pt" style:font-name-complex="Calibri1" style:font-size-complex="16pt"/>
    </style:style>
    <style:style style:name="T2" style:family="text">
      <style:text-properties fo:font-weight="bold" style:font-weight-asian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/>
    </style:style>
    <style:style style:name="T5" style:family="text">
      <style:text-properties style:text-underline-style="none"/>
    </style:style>
    <style:style style:name="T6" style:family="text">
      <style:text-properties style:font-name="Arial" style:font-name-asian="Arial2" style:font-name-complex="Arial2"/>
    </style:style>
    <style:style style:name="T7" style:family="text">
      <style:text-properties style:font-name="Arial" fo:font-size="12.5pt" style:font-name-asian="Arial2" style:font-size-asian="12.5pt" style:font-name-complex="Arial2" style:font-size-complex="12.5pt"/>
    </style:style>
    <style:style style:name="T8" style:family="text">
      <style:text-properties style:font-name="Arial" fo:font-size="11pt" style:font-name-asian="Arial2" style:font-size-asian="11pt" style:font-name-complex="Arial2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ntenidos: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96vupqvswaer" text:style-name="Index_20_Link" text:visited-style-name="Index_20_Link"><text:span text:style-name="T2">CU - 01 Instructor</text:span></text:a><text:span text:style-name="T2"><text:tab/>2</text:span></text:p>
          <text:p text:style-name="P3"><text:a xlink:type="simple" xlink:href="#_3znysh7" text:style-name="Index_20_Link" text:visited-style-name="Index_20_Link"><text:span text:style-name="T2">CU - 02 Servicios</text:span></text:a><text:span text:style-name="T2"><text:tab/>8</text:span></text:p>
          <text:p text:style-name="P3"><text:a xlink:type="simple" xlink:href="#_2et92p0" text:style-name="Index_20_Link" text:visited-style-name="Index_20_Link"><text:span text:style-name="T2">CU - 03 Cliente</text:span></text:a><text:span text:style-name="T2"><text:tab/>16</text:span></text:p>
          <text:p text:style-name="P3"><text:a xlink:type="simple" xlink:href="#_tyjcwt" text:style-name="Index_20_Link" text:visited-style-name="Index_20_Link"><text:span text:style-name="T2">CU - 04 Teléfono</text:span></text:a><text:span text:style-name="T2"><text:tab/>28</text:span></text:p>
          <text:p text:style-name="P3"><text:a xlink:type="simple" xlink:href="#_3dy6vkm" text:style-name="Index_20_Link" text:visited-style-name="Index_20_Link"><text:span text:style-name="T2">CU - 05 Rutina</text:span></text:a><text:span text:style-name="T2"><text:tab/>34</text:span></text:p>
          <text:p text:style-name="P3"><text:a xlink:type="simple" xlink:href="#_1t3h5sf" text:style-name="Index_20_Link" text:visited-style-name="Index_20_Link"><text:span text:style-name="T2">CU - 06 Dieta</text:span></text:a><text:span text:style-name="T2"><text:tab/>42</text:span></text:p>
          <text:p text:style-name="P3"><text:a xlink:type="simple" xlink:href="#_4d34og8" text:style-name="Index_20_Link" text:visited-style-name="Index_20_Link"><text:span text:style-name="T2">CU - 07 Parentesco familiar</text:span></text:a><text:span text:style-name="T2"><text:tab/>46</text:span></text:p>
          <text:p text:style-name="P3"><text:a xlink:type="simple" xlink:href="#_bmjsevgcmdag" text:style-name="Index_20_Link" text:visited-style-name="Index_20_Link"><text:span text:style-name="T2">CU - 08 Horarios</text:span></text:a><text:span text:style-name="T2"><text:tab/>50</text:span></text:p>
          <text:p text:style-name="P4"><text:a xlink:type="simple" xlink:href="#_ajumfcx80v45" text:style-name="Index_20_Link" text:visited-style-name="Index_20_Link"><text:span text:style-name="T2">CU - 09 Inventario</text:span></text:a><text:span text:style-name="T2"><text:tab/>56</text:span></text:p>
        </text:index-body>
      </text:table-of-content>
      <text:p text:style-name="P13"/>
      <text:p text:style-name="Standard"/>
      <text:p text:style-name="P23"><text:bookmark text:name="_gjdgxs"/></text:p>
      <text:p text:style-name="P87"><text:bookmark text:name="_96vupqvswaer"/>CU - 01 Instructor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5"><text:span text:style-name="T3">Id caso de uso</text:span></text:p>
          </table:table-cell>
          <table:table-cell table:style-name="Table1.B1" table:number-columns-spanned="3" office:value-type="string">
            <text:p text:style-name="P6"><text:span text:style-name="T3"><text:s text:c="3"/>CU-01.01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Nombre de caso de uso</text:span></text:p>
          </table:table-cell>
          <table:table-cell table:style-name="Table1.B2" table:number-columns-spanned="3" office:value-type="string">
            <text:p text:style-name="P6"><text:span text:style-name="T3">Crear instructo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Creado por</text:span></text:p>
          </table:table-cell>
          <table:table-cell table:style-name="Table1.B2" office:value-type="string">
            <text:p text:style-name="P6"><text:span text:style-name="T3">Yunen Ramos Ramírez</text:span></text:p>
          </table:table-cell>
          <table:table-cell table:style-name="Table1.B2" office:value-type="string">
            <text:p text:style-name="P5"><text:span text:style-name="T3">última actualización por:</text:span></text:p>
          </table:table-cell>
          <table:table-cell table:style-name="Table1.B2" office:value-type="string">
            <text:p text:style-name="P6"><text:span text:style-name="T3">Yunen Ramos Ramírez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3">Fecha de creación:</text:span></text:p>
          </table:table-cell>
          <table:table-cell table:style-name="Table1.B2" office:value-type="string">
            <text:p text:style-name="P6"><text:bookmark text:name="_30j0zll"/><text:span text:style-name="T3">13/01/2017</text:span></text:p>
          </table:table-cell>
          <table:table-cell table:style-name="Table1.B2" office:value-type="string">
            <text:p text:style-name="P5"><text:span text:style-name="T3"><text:s/>Última fecha de actualización</text:span></text:p>
          </table:table-cell>
          <table:table-cell table:style-name="Table1.B2" office:value-type="string">
            <text:p text:style-name="P6"><text:span text:style-name="T3">13/01/2017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3">Actor:</text:span></text:p>
          </table:table-cell>
          <table:table-cell table:style-name="Table1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Descripción:</text:span></text:p>
          </table:table-cell>
          <table:table-cell table:style-name="Table1.B2" table:number-columns-spanned="3" office:value-type="string">
            <text:p text:style-name="P6"><text:span text:style-name="T3">El sistema le permite a los administradores poder realizar el ingreso de instructores al sistema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Precondiciones:</text:span></text:p>
          </table:table-cell>
          <table:table-cell table:style-name="Table1.B2" table:number-columns-spanned="3" office:value-type="string">
            <text:p text:style-name="P25"><text:span text:style-name="T3">El administrador debe estar autentificado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Postcondiciones:</text:span></text:p>
          </table:table-cell>
          <table:table-cell table:style-name="Table1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Flujo Normal:</text:span></text:p>
          </table:table-cell>
          <table:table-cell table:style-name="Table1.B2" table:number-columns-spanned="3" office:value-type="string">
            <text:list xml:id="list5670331043305810688" text:style-name="WWNum17">
              <text:list-item>
                <text:p text:style-name="P29"><text:span text:style-name="T3">FN1: El usuario ingresa a las opciones de “Instructor”</text:span></text:p>
              </text:list-item>
              <text:list-item>
                <text:p text:style-name="P29"><text:span text:style-name="T3">FN2: El sistema le va a mostrar una pantalla con la información de todos los </text:span>instructores<text:span text:style-name="T3"> que ya se encuentran registrados en la base, y a la vez en la parte final le va a mostrar los siguientes campos: DNI, Name, First Surname, Second Surname, Age, Gender, Email y Address.</text:span></text:p>
              </text:list-item>
              <text:list-item>
                <text:p text:style-name="P29"><text:span text:style-name="T3">FN3: El administrador ingresa los respectivos valores en los campos.</text:span></text:p>
              </text:list-item>
              <text:list-item>
                <text:p text:style-name="P29"><text:span text:style-name="T3">FN4: Presiona clic sobre el botón “Insert”</text:span></text:p>
              </text:list-item>
              <text:list-item>
                <text:p text:style-name="P29"><text:span text:style-name="T3">FN5: El sistema ingresará el nuevo instructor al sistema, y se le desplegará un mensaje indicando que dicha acción fue exitosa.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Flujos alternativos:</text:span></text:p>
          </table:table-cell>
          <table:table-cell table:style-name="Table1.B2" table:number-columns-spanned="3" office:value-type="string">
            <text:p text:style-name="P6"><text:span text:style-name="T3">No ingresó un dato:</text:span></text:p>
            <text:list xml:id="list4879651935737673082" text:style-name="WWNum18">
              <text:list-item>
                <text:p text:style-name="P30"><text:span text:style-name="T3">Si en el FN4 el sistema detecta que no se ingresó un valor, se le </text:span>despliega<text:span text:style-name="T3"> un mensaje indicando que se genero un error.</text:span></text:p>
              </text:list-item>
            </text:list>
            <text:p text:style-name="P6">Ingresa<text:span text:style-name="T3"> un dato no válido en un campo </text:span>numérico<text:span text:style-name="T3">/email:</text:span></text:p>
            <text:list xml:id="list62932554544153" text:continue-numbering="true" text:style-name="WWNum18">
              <text:list-item>
                <text:p text:style-name="P30"><text:bookmark text:name="_1fob9te"/><text:span text:style-name="T3">Si en el FN4 el sistema detecta que un valor no es </text:span>válido<text:span text:style-name="T3">, se le </text:span>despliega<text:span text:style-name="T3"> un mensaje indicando que se genero un error.</text:span></text:p>
              </text:list-item>
            </text:list>
            <text:p text:style-name="P6"><text:span text:style-name="T3">Ocurrió un error al comunicarse con la base:</text:span></text:p>
            <text:list xml:id="list62932738704347" text:continue-numbering="true" text:style-name="WWNum18">
              <text:list-item>
                <text:p text:style-name="P30"><text:span text:style-name="T3">Al realizar el FN4 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Excepciones:</text:span></text:p>
          </table:table-cell>
          <table:table-cell table:style-name="Table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Incluye:</text:span></text:p>
          </table:table-cell>
          <table:table-cell table:style-name="Table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prioridad:</text:span></text:p>
          </table:table-cell>
          <table:table-cell table:style-name="Table1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Frecuencia de uso</text:span></text:p>
          </table:table-cell>
          <table:table-cell table:style-name="Table1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Reglas de negocio:</text:span></text:p>
          </table:table-cell>
          <table:table-cell table:style-name="Table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Requerimientos Especiales :</text:span></text:p>
          </table:table-cell>
          <table:table-cell table:style-name="Table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Asunciones:</text:span></text:p>
          </table:table-cell>
          <table:table-cell table:style-name="Table1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3">Tecnologías</text:span></text:p>
          </table:table-cell>
          <table:table-cell table:style-name="Table1.B2" table:number-columns-spanned="3" office:value-type="string">
            <text:list xml:id="list1807769215254800743" text:style-name="WWNum19">
              <text:list-item>
                <text:p text:style-name="P56"><text:span text:style-name="T3">JQuery</text:span></text:p>
              </text:list-item>
              <text:list-item>
                <text:p text:style-name="P56"><text:span text:style-name="T3">AJAX</text:span></text:p>
              </text:list-item>
              <text:list-item>
                <text:p text:style-name="P56"><text:span text:style-name="T3">PHP</text:span></text:p>
              </text:list-item>
              <text:list-item>
                <text:p text:style-name="P56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5"><text:span text:style-name="T3">Id caso de uso</text:span></text:p>
          </table:table-cell>
          <table:table-cell table:style-name="Table2.B1" table:number-columns-spanned="3" office:value-type="string">
            <text:p text:style-name="P6"><text:span text:style-name="T3"><text:s text:c="3"/>CU-01.02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Nombre de caso de uso</text:span></text:p>
          </table:table-cell>
          <table:table-cell table:style-name="Table2.B2" table:number-columns-spanned="3" office:value-type="string">
            <text:p text:style-name="P6"><text:span text:style-name="T3">Actualizar instructor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Creado por</text:span></text:p>
          </table:table-cell>
          <table:table-cell table:style-name="Table2.B2" office:value-type="string">
            <text:p text:style-name="P6"><text:span text:style-name="T3">Yunen Ramos Ramírez</text:span></text:p>
          </table:table-cell>
          <table:table-cell table:style-name="Table2.B2" office:value-type="string">
            <text:p text:style-name="P5"><text:span text:style-name="T3">última actualización por:</text:span></text:p>
          </table:table-cell>
          <table:table-cell table:style-name="Table2.B2" office:value-type="string">
            <text:p text:style-name="P6"><text:span text:style-name="T3">Yunen Ramos Ramírez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3">Fecha de creación:</text:span></text:p>
          </table:table-cell>
          <table:table-cell table:style-name="Table2.B2" office:value-type="string">
            <text:p text:style-name="P6"><text:span text:style-name="T3">13/01/2017</text:span></text:p>
          </table:table-cell>
          <table:table-cell table:style-name="Table2.B2" office:value-type="string">
            <text:p text:style-name="P5"><text:span text:style-name="T3"><text:s/>Última fecha de actualización</text:span></text:p>
          </table:table-cell>
          <table:table-cell table:style-name="Table2.B2" office:value-type="string">
            <text:p text:style-name="P6"><text:span text:style-name="T3">13/01/2017</text:span></text:p>
          </table:table-cell>
        </table:table-row>
        <table:table-row table:style-name="Table2.1">
          <table:table-cell table:style-name="Table2.A2" office:value-type="string">
            <text:p text:style-name="P5"><text:span text:style-name="T3">Actor:</text:span></text:p>
          </table:table-cell>
          <table:table-cell table:style-name="Table2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Descripción:</text:span></text:p>
          </table:table-cell>
          <table:table-cell table:style-name="Table2.B2" table:number-columns-spanned="3" office:value-type="string">
            <text:p text:style-name="P6"><text:span text:style-name="T3">El sistema le permite a los administradores poder actualizar la información de los </text:span>instructores<text:span text:style-name="T3">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Precondiciones:</text:span></text:p>
          </table:table-cell>
          <table:table-cell table:style-name="Table2.B2" table:number-columns-spanned="3" office:value-type="string">
            <text:p text:style-name="P25"><text:span text:style-name="T3">El administrador debe estar autentificado.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Postcondiciones:</text:span></text:p>
          </table:table-cell>
          <table:table-cell table:style-name="Table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Flujo Normal:</text:span></text:p>
          </table:table-cell>
          <table:table-cell table:style-name="Table2.B2" table:number-columns-spanned="3" office:value-type="string">
            <text:list xml:id="list7351508145126344397" text:style-name="WWNum1">
              <text:list-item>
                <text:p text:style-name="P31"><text:span text:style-name="T3">FN1: El usuario ingresa a las opciones de “Instructor”</text:span></text:p>
              </text:list-item>
              <text:list-item>
                <text:p text:style-name="P31"><text:span text:style-name="T3">FN2: El sistema le va a mostrar una pantalla con la información de todos los </text:span>instructores<text:span text:style-name="T3"> que ya se encuentran registrados en la base, y a la vez en la parte final le va a mostrar los siguientes campos: DNI, Name, First Surname, Second Surname, Age, Gender, Email y Address.</text:span></text:p>
              </text:list-item>
              <text:list-item>
                <text:p text:style-name="P31"><text:span text:style-name="T3">FN3: El administrador ingresa los respectivos valores en los campos correspondientes al instructor que desea modificar.</text:span></text:p>
              </text:list-item>
              <text:list-item>
                <text:p text:style-name="P31"><text:span text:style-name="T3">FN4: Presiona clic sobre el botón “Update”</text:span></text:p>
              </text:list-item>
              <text:list-item>
                <text:p text:style-name="P31"><text:span text:style-name="T3">FN5: El sistema ingresará la nueva información del instructor al sistema, y se le desplegará un mensaje indicando que dicha acción fue exitosa.</text:span></text:p>
              </text:list-item>
            </text:list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Flujos alternativos:</text:span></text:p>
          </table:table-cell>
          <table:table-cell table:style-name="Table2.B2" table:number-columns-spanned="3" office:value-type="string">
            <text:p text:style-name="P6"><text:span text:style-name="T3">No ingresó un dato:</text:span></text:p>
            <text:list xml:id="list8123419971823681311" text:style-name="WWNum2">
              <text:list-item>
                <text:p text:style-name="P32"><text:span text:style-name="T3">Si en el FN4 el sistema detecta que no se ingresó un valor, se le </text:span>despliega<text:span text:style-name="T3"> un mensaje indicando que se genero un error.</text:span></text:p>
              </text:list-item>
            </text:list>
            <text:p text:style-name="P6">Ingresa<text:span text:style-name="T3"> un dato no válido en un campo </text:span>numérico<text:span text:style-name="T3">/email:</text:span></text:p>
            <text:list xml:id="list62932567385694" text:continue-numbering="true" text:style-name="WWNum2">
              <text:list-item>
                <text:p text:style-name="P32"><text:span text:style-name="T3">Si en el FN4 el sistema detecta que un valor no es </text:span>válido<text:span text:style-name="T3">, se le </text:span>despliega<text:span text:style-name="T3"> un mensaje indicando que se genero un error.</text:span></text:p>
              </text:list-item>
            </text:list>
            <text:p text:style-name="P6"><text:span text:style-name="T3">Ocurrió un error al comunicarse con la base:</text:span></text:p>
            <text:list xml:id="list62933299939930" text:continue-numbering="true" text:style-name="WWNum2">
              <text:list-item>
                <text:p text:style-name="P32"><text:span text:style-name="T3">Al realizar el FN4 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Excepciones: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Incluye: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prioridad:</text:span></text:p>
          </table:table-cell>
          <table:table-cell table:style-name="Table2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Frecuencia de uso</text:span></text:p>
          </table:table-cell>
          <table:table-cell table:style-name="Table2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Reglas de negocio: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Requerimientos Especiales :</text:span></text:p>
          </table:table-cell>
          <table:table-cell table:style-name="Table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Asunciones:</text:span></text:p>
          </table:table-cell>
          <table:table-cell table:style-name="Table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5"><text:span text:style-name="T3">Tecnologías</text:span></text:p>
          </table:table-cell>
          <table:table-cell table:style-name="Table2.B2" table:number-columns-spanned="3" office:value-type="string">
            <text:list xml:id="list1159023544924689356" text:style-name="WWNum3">
              <text:list-item>
                <text:p text:style-name="P57"><text:span text:style-name="T3">JQuery</text:span></text:p>
              </text:list-item>
              <text:list-item>
                <text:p text:style-name="P57"><text:span text:style-name="T3">AJAX</text:span></text:p>
              </text:list-item>
              <text:list-item>
                <text:p text:style-name="P57"><text:span text:style-name="T3">PHP</text:span></text:p>
              </text:list-item>
              <text:list-item>
                <text:p text:style-name="P57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 table:style-name="Table3.1">
          <table:table-cell table:style-name="Table3.A1" office:value-type="string">
            <text:p text:style-name="P5"><text:span text:style-name="T3">Id caso de uso</text:span></text:p>
          </table:table-cell>
          <table:table-cell table:style-name="Table3.B1" table:number-columns-spanned="3" office:value-type="string">
            <text:p text:style-name="P6"><text:span text:style-name="T3"><text:s text:c="3"/>CU-01.3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Nombre de caso de uso</text:span></text:p>
          </table:table-cell>
          <table:table-cell table:style-name="Table3.B2" table:number-columns-spanned="3" office:value-type="string">
            <text:p text:style-name="P6"><text:span text:style-name="T3">Eliminar instructor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Creado por</text:span></text:p>
          </table:table-cell>
          <table:table-cell table:style-name="Table3.B2" office:value-type="string">
            <text:p text:style-name="P6"><text:span text:style-name="T3">Yunen Ramos Ramírez</text:span></text:p>
          </table:table-cell>
          <table:table-cell table:style-name="Table3.B2" office:value-type="string">
            <text:p text:style-name="P5"><text:span text:style-name="T3">última actualización por:</text:span></text:p>
          </table:table-cell>
          <table:table-cell table:style-name="Table3.B2" office:value-type="string">
            <text:p text:style-name="P6"><text:span text:style-name="T3">Yunen Ramos Ramírez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3">Fecha de creación:</text:span></text:p>
          </table:table-cell>
          <table:table-cell table:style-name="Table3.B2" office:value-type="string">
            <text:p text:style-name="P6"><text:span text:style-name="T3">13/01/2017</text:span></text:p>
          </table:table-cell>
          <table:table-cell table:style-name="Table3.B2" office:value-type="string">
            <text:p text:style-name="P5"><text:span text:style-name="T3"><text:s/>Última fecha de actualización</text:span></text:p>
          </table:table-cell>
          <table:table-cell table:style-name="Table3.B2" office:value-type="string">
            <text:p text:style-name="P6"><text:span text:style-name="T3">13/01/2017</text:span></text:p>
          </table:table-cell>
        </table:table-row>
        <table:table-row table:style-name="Table3.1">
          <table:table-cell table:style-name="Table3.A2" office:value-type="string">
            <text:p text:style-name="P5"><text:span text:style-name="T3">Actor:</text:span></text:p>
          </table:table-cell>
          <table:table-cell table:style-name="Table3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Descripción:</text:span></text:p>
          </table:table-cell>
          <table:table-cell table:style-name="Table3.B2" table:number-columns-spanned="3" office:value-type="string">
            <text:p text:style-name="P6"><text:span text:style-name="T3">El sistema le permite a los administradores poder eliminar instructores del sistema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Precondiciones:</text:span></text:p>
          </table:table-cell>
          <table:table-cell table:style-name="Table3.B2" table:number-columns-spanned="3" office:value-type="string">
            <text:p text:style-name="P25"><text:span text:style-name="T3">El administrador debe estar autentificado.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Postcondiciones:</text:span></text:p>
          </table:table-cell>
          <table:table-cell table:style-name="Table3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Flujo Normal:</text:span></text:p>
          </table:table-cell>
          <table:table-cell table:style-name="Table3.B2" table:number-columns-spanned="3" office:value-type="string">
            <text:list xml:id="list2270323185810002452" text:style-name="WWNum5">
              <text:list-item>
                <text:p text:style-name="P33"><text:span text:style-name="T3">FN1: El usuario ingresa a las opciones de “Instructor”</text:span></text:p>
              </text:list-item>
              <text:list-item>
                <text:p text:style-name="P33"><text:span text:style-name="T3">FN2: El sistema le va a mostrar una pantalla con la información de todos los </text:span>instructores<text:span text:style-name="T3"> que ya se encuentran registrados en la base, y a la vez en la parte final le va a mostrar los siguientes campos: DNI, Name, First Surname, Second Surname, Age, Gender, Email y Address.</text:span></text:p>
              </text:list-item>
              <text:list-item>
                <text:p text:style-name="P33"><text:span text:style-name="T3">FN3: El administrador se ubica sobre el instructor que desea eliminar.</text:span></text:p>
              </text:list-item>
              <text:list-item>
                <text:p text:style-name="P33"><text:span text:style-name="T3">FN4: Presiona clic sobre el botón “Delete”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Flujos alternativos:</text:span></text:p>
          </table:table-cell>
          <table:table-cell table:style-name="Table3.B2" table:number-columns-spanned="3" office:value-type="string">
            <text:p text:style-name="P6"><text:span text:style-name="T3">Ocurrió un error al comunicarse con la base:</text:span></text:p>
            <text:list xml:id="list4249364082361282905" text:style-name="WWNum8">
              <text:list-item>
                <text:p text:style-name="P34"><text:span text:style-name="T3">Al realizar el FN4 se realiza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Excepciones:</text:span></text:p>
          </table:table-cell>
          <table:table-cell table:style-name="Table3.B2" table:number-columns-spanned="3" office:value-type="string">
            <text:p text:style-name="P6"/>
            <text:p text:style-name="P6"/>
            <text:p text:style-name="P68"/>
            <text:p text:style-name="P68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Incluye:</text:span></text:p>
          </table:table-cell>
          <table:table-cell table:style-name="Table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prioridad:</text:span></text:p>
          </table:table-cell>
          <table:table-cell table:style-name="Table3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Frecuencia de uso</text:span></text:p>
          </table:table-cell>
          <table:table-cell table:style-name="Table3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Reglas de negocio:</text:span></text:p>
          </table:table-cell>
          <table:table-cell table:style-name="Table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Requerimientos Especiales :</text:span></text:p>
          </table:table-cell>
          <table:table-cell table:style-name="Table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Asunciones:</text:span></text:p>
          </table:table-cell>
          <table:table-cell table:style-name="Table3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5"><text:span text:style-name="T3">Tecnologías</text:span></text:p>
          </table:table-cell>
          <table:table-cell table:style-name="Table3.B2" table:number-columns-spanned="3" office:value-type="string">
            <text:list xml:id="list8237546467631931368" text:style-name="WWNum11">
              <text:list-item>
                <text:p text:style-name="P58"><text:span text:style-name="T3">JQuery</text:span></text:p>
              </text:list-item>
              <text:list-item>
                <text:p text:style-name="P58"><text:span text:style-name="T3">AJAX</text:span></text:p>
              </text:list-item>
              <text:list-item>
                <text:p text:style-name="P58"><text:span text:style-name="T3">PHP</text:span></text:p>
              </text:list-item>
              <text:list-item>
                <text:p text:style-name="P58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86"><text:bookmark text:name="_3znysh7"/>CU - 02 Servicios</text:p>
      <text:p text:style-name="P1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5"><text:span text:style-name="T3">Id caso de uso</text:span></text:p>
          </table:table-cell>
          <table:table-cell table:style-name="Table4.B1" table:number-columns-spanned="3" office:value-type="string">
            <text:p text:style-name="P6"><text:span text:style-name="T3"><text:s text:c="3"/>CU-02.1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Nombre de caso de uso</text:span></text:p>
          </table:table-cell>
          <table:table-cell table:style-name="Table4.B2" table:number-columns-spanned="3" office:value-type="string">
            <text:p text:style-name="P6"><text:span text:style-name="T3">Crear servicio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Creado por</text:span></text:p>
          </table:table-cell>
          <table:table-cell table:style-name="Table4.B2" office:value-type="string">
            <text:p text:style-name="P6"><text:span text:style-name="T3">Yunen Ramos Ramírez</text:span></text:p>
          </table:table-cell>
          <table:table-cell table:style-name="Table4.B2" office:value-type="string">
            <text:p text:style-name="P5"><text:span text:style-name="T3">última actualización por:</text:span></text:p>
          </table:table-cell>
          <table:table-cell table:style-name="Table4.B2" office:value-type="string">
            <text:p text:style-name="P6"><text:span text:style-name="T3">Yunen Ramos Ramírez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3">Fecha de creación:</text:span></text:p>
          </table:table-cell>
          <table:table-cell table:style-name="Table4.B2" office:value-type="string">
            <text:p text:style-name="P6"><text:span text:style-name="T3">14/01/2017</text:span></text:p>
          </table:table-cell>
          <table:table-cell table:style-name="Table4.B2" office:value-type="string">
            <text:p text:style-name="P5"><text:span text:style-name="T3"><text:s/>Última fecha de actualización</text:span></text:p>
          </table:table-cell>
          <table:table-cell table:style-name="Table4.B2" office:value-type="string">
            <text:p text:style-name="P6">25<text:span text:style-name="T3">/01/2017</text:span></text:p>
          </table:table-cell>
        </table:table-row>
        <table:table-row table:style-name="Table4.1">
          <table:table-cell table:style-name="Table4.A2" office:value-type="string">
            <text:p text:style-name="P5"><text:span text:style-name="T3">Actor:</text:span></text:p>
          </table:table-cell>
          <table:table-cell table:style-name="Table4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Descripción:</text:span></text:p>
          </table:table-cell>
          <table:table-cell table:style-name="Table4.B2" table:number-columns-spanned="3" office:value-type="string">
            <text:p text:style-name="P6">Permite ingresar nuevos servicios al sistema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Precondiciones:</text:span></text:p>
          </table:table-cell>
          <table:table-cell table:style-name="Table4.B2" table:number-columns-spanned="3" office:value-type="string">
            <text:p text:style-name="P25">La persona debe haber ingresado al sistema como administrador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Postcondiciones:</text:span></text:p>
          </table:table-cell>
          <table:table-cell table:style-name="Table4.B2" table:number-columns-spanned="3" office:value-type="string">
            <text:p text:style-name="P25">Se ingresa en la base de datos el servicio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Flujo Normal:</text:span></text:p>
          </table:table-cell>
          <table:table-cell table:style-name="Table4.B2" table:number-columns-spanned="3" office:value-type="string">
            <text:list xml:id="list2351525469356380137" text:style-name="WWNum6">
              <text:list-item>
                <text:p text:style-name="P35">FN1: Ingresar al sistema como administrador.</text:p>
              </text:list-item>
              <text:list-item>
                <text:p text:style-name="P35">FN2: Selecciona en el menú la opción de “Service” y luego “Register Service”.</text:p>
              </text:list-item>
              <text:list-item>
                <text:p text:style-name="P35">FN3: Se muestra una pantalla con los siguientes campos:</text:p>
                <text:list>
                  <text:list-item>
                    <text:p text:style-name="P70">Una lista con los instructores existentes en el sistema.</text:p>
                  </text:list-item>
                  <text:list-item>
                    <text:p text:style-name="P70">Name: Corresponde al nombre que se le va a dar al servicio.</text:p>
                  </text:list-item>
                  <text:list-item>
                    <text:p text:style-name="P70">Description: Corresponde a una descripción del servicio.</text:p>
                  </text:list-item>
                  <text:list-item>
                    <text:p text:style-name="P70">Payment Method: Muestra una lista con los métodos de pago existentes en el sistema, y el precio que se va a ligar a dicho método de pago.</text:p>
                  </text:list-item>
                  <text:list-item>
                    <text:p text:style-name="P70">Quota: Es el cupo de personas.</text:p>
                  </text:list-item>
                  <text:list-item>
                    <text:p text:style-name="P70">Start date: Fecha de inicio del servicio.</text:p>
                  </text:list-item>
                  <text:list-item>
                    <text:p text:style-name="P70">End date: Fecha de finalización del servicio.</text:p>
                  </text:list-item>
                </text:list>
              </text:list-item>
              <text:list-item>
                <text:p text:style-name="P35">FN4: El administrador completa cada uno de los campos anteriores con la respectiva información.</text:p>
              </text:list-item>
              <text:list-item>
                <text:p text:style-name="P35">FN5: Hace clic sobre el botón “Insert”.</text:p>
              </text:list-item>
              <text:list-item>
                <text:p text:style-name="P35">FN6: Se realizan las peticiones correspondientes para ingresar el nuevo servicio al sistema.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Flujos alternativos:</text:span></text:p>
          </table:table-cell>
          <table:table-cell table:style-name="Table4.B2" table:number-columns-spanned="3" office:value-type="string">
            <text:p text:style-name="P6"><text:span text:style-name="T3">No ingresó un dato:</text:span></text:p>
            <text:list xml:id="list5239238522283718737" text:style-name="WWNum9">
              <text:list-item>
                <text:p text:style-name="P36"><text:span text:style-name="T3">Si en el FN4 no se ingresó un valor, se le </text:span>despliega<text:span text:style-name="T3"> un mensaje indicando que se gener</text:span>ó<text:span text:style-name="T3"> un error.</text:span></text:p>
              </text:list-item>
            </text:list>
            <text:p text:style-name="P6">Ingresa<text:span text:style-name="T3"> un dato no válido en un campo </text:span>numérico<text:span text:style-name="T3">:</text:span></text:p>
            <text:list xml:id="list62932750311791" text:continue-numbering="true" text:style-name="WWNum9">
              <text:list-item>
                <text:p text:style-name="P36"><text:span text:style-name="T3">Si en el FN4 un valor no es </text:span>válido<text:span text:style-name="T3">, se le </text:span>despliega<text:span text:style-name="T3"> un mensaje indicando que se gener</text:span>ó<text:span text:style-name="T3"> un error.</text:span></text:p>
              </text:list-item>
            </text:list>
            <text:p text:style-name="P6"><text:span text:style-name="T3">Ocurrió un error al comunicarse con la base:</text:span></text:p>
            <text:list xml:id="list62934381285520" text:continue-numbering="true" text:style-name="WWNum9">
              <text:list-item>
                <text:p text:style-name="P36"><text:span text:style-name="T3">Al realizar el FN4</text:span> ocurre<text:span text:style-name="T3"> un error de comunicación con la base de datos, se l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Excepciones:</text:span></text:p>
          </table:table-cell>
          <table:table-cell table:style-name="Table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Incluye:</text:span></text:p>
          </table:table-cell>
          <table:table-cell table:style-name="Table4.B2" table:number-columns-spanned="3" office:value-type="string">
            <text:p text:style-name="P76">Métodos de pago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prioridad:</text:span></text:p>
          </table:table-cell>
          <table:table-cell table:style-name="Table4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Frecuencia de uso</text:span></text:p>
          </table:table-cell>
          <table:table-cell table:style-name="Table4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Reglas de negocio:</text:span></text:p>
          </table:table-cell>
          <table:table-cell table:style-name="Table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Requerimientos Especiales :</text:span></text:p>
          </table:table-cell>
          <table:table-cell table:style-name="Table4.B2" table:number-columns-spanned="3" office:value-type="string">
            <text:p text:style-name="P6"><text:span text:style-name="T3">Tener instructores y m</text:span>étodos de pago<text:span text:style-name="T3"> ingresados en la base de datos.</text:span>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Asunciones:</text:span></text:p>
          </table:table-cell>
          <table:table-cell table:style-name="Table4.B2" table:number-columns-spanned="3" office:value-type="string">
            <text:p text:style-name="P25">Un servicio puede ser impartido por un solo instructor.</text:p>
            <text:p text:style-name="P25">Un servicio puede tener “x” cantidad de métodos de pago.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5"><text:span text:style-name="T3">Tecnologías</text:span></text:p>
          </table:table-cell>
          <table:table-cell table:style-name="Table4.B2" table:number-columns-spanned="3" office:value-type="string">
            <text:list xml:id="list4223788437040132473" text:style-name="WWNum13">
              <text:list-item>
                <text:p text:style-name="P59"><text:span text:style-name="T3">JQuery</text:span></text:p>
              </text:list-item>
              <text:list-item>
                <text:p text:style-name="P59"><text:span text:style-name="T3">AJAX</text:span></text:p>
              </text:list-item>
              <text:list-item>
                <text:p text:style-name="P59"><text:span text:style-name="T3">PHP</text:span></text:p>
              </text:list-item>
              <text:list-item>
                <text:p text:style-name="P59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 table:style-name="Table5.1">
          <table:table-cell table:style-name="Table5.A1" office:value-type="string">
            <text:p text:style-name="P5"><text:span text:style-name="T3">Id caso de uso</text:span></text:p>
          </table:table-cell>
          <table:table-cell table:style-name="Table5.B1" table:number-columns-spanned="3" office:value-type="string">
            <text:p text:style-name="P6"><text:span text:style-name="T3"><text:s text:c="3"/>CU-02.2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Nombre de caso de uso</text:span></text:p>
          </table:table-cell>
          <table:table-cell table:style-name="Table5.B2" table:number-columns-spanned="3" office:value-type="string">
            <text:p text:style-name="P6"><text:span text:style-name="T3">Actualizar servicio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Creado por</text:span></text:p>
          </table:table-cell>
          <table:table-cell table:style-name="Table5.B2" office:value-type="string">
            <text:p text:style-name="P6"><text:span text:style-name="T3">Yunen Ramos Ramírez</text:span></text:p>
          </table:table-cell>
          <table:table-cell table:style-name="Table5.B2" office:value-type="string">
            <text:p text:style-name="P5"><text:span text:style-name="T3">última actualización por:</text:span></text:p>
          </table:table-cell>
          <table:table-cell table:style-name="Table5.B2" office:value-type="string">
            <text:p text:style-name="P6"><text:span text:style-name="T3">Yunen Ramos Ramírez</text:span></text:p>
          </table:table-cell>
        </table:table-row>
        <table:table-row table:style-name="Table5.1">
          <table:table-cell table:style-name="Table5.A2" office:value-type="string">
            <text:p text:style-name="P5"><text:span text:style-name="T3">Fecha de creación:</text:span></text:p>
          </table:table-cell>
          <table:table-cell table:style-name="Table5.B2" office:value-type="string">
            <text:p text:style-name="P6"><text:span text:style-name="T3">14/01/2017</text:span></text:p>
          </table:table-cell>
          <table:table-cell table:style-name="Table5.B2" office:value-type="string">
            <text:p text:style-name="P5"><text:span text:style-name="T3"><text:s/>Última fecha de actualización</text:span></text:p>
          </table:table-cell>
          <table:table-cell table:style-name="Table5.B2" office:value-type="string">
            <text:p text:style-name="P76">25/01/2017</text:p>
          </table:table-cell>
        </table:table-row>
        <table:table-row table:style-name="Table5.1">
          <table:table-cell table:style-name="Table5.A2" office:value-type="string">
            <text:p text:style-name="P5"><text:span text:style-name="T3">Actor:</text:span></text:p>
          </table:table-cell>
          <table:table-cell table:style-name="Table5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Descripción:</text:span></text:p>
          </table:table-cell>
          <table:table-cell table:style-name="Table5.B2" table:number-columns-spanned="3" office:value-type="string">
            <text:p text:style-name="P76">Permite actualizar la información de servicios existentes en el sistema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Precondiciones:</text:span></text:p>
          </table:table-cell>
          <table:table-cell table:style-name="Table5.B2" table:number-columns-spanned="3" office:value-type="string">
            <text:p text:style-name="P25">La persona debe haber ingresado al sistema como administrador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Postcondiciones:</text:span></text:p>
          </table:table-cell>
          <table:table-cell table:style-name="Table5.B2" table:number-columns-spanned="3" office:value-type="string">
            <text:p text:style-name="P25">Se actualiza la información del servicio en la base de datos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Flujo Normal:</text:span></text:p>
          </table:table-cell>
          <table:table-cell table:style-name="Table5.B2" table:number-columns-spanned="3" office:value-type="string">
            <text:list xml:id="list2688452450236184258" text:style-name="WWNum15">
              <text:list-item>
                <text:p text:style-name="P37">FN1: Ingresar al sistema como administrador.</text:p>
              </text:list-item>
              <text:list-item>
                <text:p text:style-name="P37">FN2: Selecciona en el menú la opción de “Service” y luego “Show Service”.</text:p>
              </text:list-item>
              <text:list-item>
                <text:p text:style-name="P37">FN3: Se muestra una pantalla con todos los servicios existentes en el sistema, de la siguiente manera:</text:p>
                <text:list>
                  <text:list-item>
                    <text:p text:style-name="P71">Nombre del servicio.</text:p>
                  </text:list-item>
                  <text:list-item>
                    <text:p text:style-name="P71">Botón de actualizar y un botón de eliminar</text:p>
                  </text:list-item>
                </text:list>
              </text:list-item>
              <text:list-item>
                <text:p text:style-name="P37">FN4: Hacer clic sobre el botón de “Update”.</text:p>
              </text:list-item>
              <text:list-item>
                <text:p text:style-name="P37">FN5: Se muestra una pantalla con los siguientes campos:</text:p>
                <text:list>
                  <text:list-item>
                    <text:p text:style-name="P71">Una lista con los instructores existentes en el sistema, y la opción que se selecciona es el instructor que tiene asignado actualmente el servicio.</text:p>
                  </text:list-item>
                  <text:list-item>
                    <text:p text:style-name="P71">Name: Corresponde al nombre actual del servicio.</text:p>
                  </text:list-item>
                  <text:list-item>
                    <text:p text:style-name="P71">Description: Corresponde a la descripción del servicio.</text:p>
                  </text:list-item>
                  <text:list-item>
                    <text:p text:style-name="P71">Payment Method: Muestra una lista con los métodos de pago existentes en el sistema para el servicio actual, con sus respectivos precios dependiendo de la modalidad.</text:p>
                  </text:list-item>
                  <text:list-item>
                    <text:p text:style-name="P71">Quota: Es el cupo de personas.</text:p>
                  </text:list-item>
                  <text:list-item>
                    <text:p text:style-name="P71">Start date: Fecha de inicio del servicio.</text:p>
                  </text:list-item>
                  <text:list-item>
                    <text:p text:style-name="P71">End date: Fecha de finalización del servicio.</text:p>
                  </text:list-item>
                </text:list>
              </text:list-item>
              <text:list-item>
                <text:p text:style-name="P37">FN6: El administrador completa cada uno de los campos anteriores con la respectiva información.</text:p>
              </text:list-item>
              <text:list-item>
                <text:p text:style-name="P37">FN7: Hace clic sobre el botón “Update”.</text:p>
              </text:list-item>
              <text:list-item>
                <text:p text:style-name="P37">FN8: Se realizan las peticiones correspondientes para ingresar la nueva información del servicio al sistema.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Flujos alternativos:</text:span></text:p>
          </table:table-cell>
          <table:table-cell table:style-name="Table5.B2" table:number-columns-spanned="3" office:value-type="string">
            <text:p text:style-name="P6"><text:span text:style-name="T3">No ingresó un dato:</text:span></text:p>
            <text:list xml:id="list8020249781945859451" text:style-name="WWNum29">
              <text:list-item>
                <text:p text:style-name="P38"><text:span text:style-name="T3">S</text:span>i en el FN4 no se ingresó un valor, se le despliega un mensaje indicando que se generó un error.</text:p>
              </text:list-item>
            </text:list>
            <text:p text:style-name="P6">Ingresa<text:span text:style-name="T3"> un dato no válido en un campo </text:span>numérico<text:span text:style-name="T3">:</text:span></text:p>
            <text:list xml:id="list62932532076950" text:continue-numbering="true" text:style-name="WWNum29">
              <text:list-item>
                <text:p text:style-name="P38"><text:span text:style-name="T3">S</text:span>i en el FN4 un valor no es válido, se le despliega un mensaje indicando que se generó un error.</text:p>
              </text:list-item>
            </text:list>
            <text:p text:style-name="P6"><text:span text:style-name="T3">Ocurrió un error al comunicarse con la base:</text:span></text:p>
            <text:list xml:id="list62934465235246" text:continue-numbering="true" text:style-name="WWNum29">
              <text:list-item>
                <text:p text:style-name="P38"><text:span text:style-name="T3">A</text:span>l realizar el FN4 ocurre un error de comunicación con la base de datos, se le muestra un mensaje al administrador indicando que ocurrió un error.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Excepciones:</text:span></text:p>
          </table:table-cell>
          <table:table-cell table:style-name="Table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Incluye:</text:span></text:p>
          </table:table-cell>
          <table:table-cell table:style-name="Table5.B2" table:number-columns-spanned="3" office:value-type="string">
            <text:p text:style-name="P76">Métodos de pago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prioridad:</text:span></text:p>
          </table:table-cell>
          <table:table-cell table:style-name="Table5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Frecuencia de uso</text:span></text:p>
          </table:table-cell>
          <table:table-cell table:style-name="Table5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Reglas de negocio:</text:span></text:p>
          </table:table-cell>
          <table:table-cell table:style-name="Table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Requerimientos Especiales :</text:span></text:p>
          </table:table-cell>
          <table:table-cell table:style-name="Table5.B2" table:number-columns-spanned="3" office:value-type="string">
            <text:p text:style-name="P6"><text:span text:style-name="T3">Tener instructores y m</text:span>étodos de pago <text:span text:style-name="T3">ingresados en la base de datos.</text:span>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Asunciones:</text:span></text:p>
          </table:table-cell>
          <table:table-cell table:style-name="Table5.B2" table:number-columns-spanned="3" office:value-type="string">
            <text:p text:style-name="P78">Un servicio es impartido por un solo instructor.</text:p>
            <text:p text:style-name="P78">Un servicio puede tener “x” cantidad de métodos de pago.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5"><text:span text:style-name="T3">Tecnologías</text:span></text:p>
          </table:table-cell>
          <table:table-cell table:style-name="Table5.B2" table:number-columns-spanned="3" office:value-type="string">
            <text:list xml:id="list304733499776049005" text:style-name="WWNum32">
              <text:list-item>
                <text:p text:style-name="P60"><text:span text:style-name="T3">JQuery</text:span></text:p>
              </text:list-item>
              <text:list-item>
                <text:p text:style-name="P60"><text:span text:style-name="T3">AJAX</text:span></text:p>
              </text:list-item>
              <text:list-item>
                <text:p text:style-name="P60"><text:span text:style-name="T3">PHP</text:span></text:p>
              </text:list-item>
              <text:list-item>
                <text:p text:style-name="P60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 table:style-name="Table6.1">
          <table:table-cell table:style-name="Table6.A1" office:value-type="string">
            <text:p text:style-name="P5"><text:span text:style-name="T3">Id caso de uso</text:span></text:p>
          </table:table-cell>
          <table:table-cell table:style-name="Table6.B1" table:number-columns-spanned="3" office:value-type="string">
            <text:p text:style-name="P6"><text:span text:style-name="T3"><text:s text:c="3"/>CU-02.3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Nombre de caso de uso</text:span></text:p>
          </table:table-cell>
          <table:table-cell table:style-name="Table6.B2" table:number-columns-spanned="3" office:value-type="string">
            <text:p text:style-name="P6"><text:span text:style-name="T3">Eliminar servicio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Creado por</text:span></text:p>
          </table:table-cell>
          <table:table-cell table:style-name="Table6.B2" office:value-type="string">
            <text:p text:style-name="P6"><text:span text:style-name="T3">Yunen Ramos Ramírez</text:span></text:p>
          </table:table-cell>
          <table:table-cell table:style-name="Table6.B2" office:value-type="string">
            <text:p text:style-name="P5"><text:span text:style-name="T3">última actualización por:</text:span></text:p>
          </table:table-cell>
          <table:table-cell table:style-name="Table6.B2" office:value-type="string">
            <text:p text:style-name="P6"><text:span text:style-name="T3">Yunen Ramos Ramírez</text:span></text:p>
          </table:table-cell>
        </table:table-row>
        <table:table-row table:style-name="Table6.1">
          <table:table-cell table:style-name="Table6.A2" office:value-type="string">
            <text:p text:style-name="P5"><text:span text:style-name="T3">Fecha de creación:</text:span></text:p>
          </table:table-cell>
          <table:table-cell table:style-name="Table6.B2" office:value-type="string">
            <text:p text:style-name="P6"><text:span text:style-name="T3">13/01/2017</text:span></text:p>
          </table:table-cell>
          <table:table-cell table:style-name="Table6.B2" office:value-type="string">
            <text:p text:style-name="P5"><text:span text:style-name="T3"><text:s/>Última fecha de actualización</text:span></text:p>
          </table:table-cell>
          <table:table-cell table:style-name="Table6.B2" office:value-type="string">
            <text:p text:style-name="P6">25<text:span text:style-name="T3">/01/2017</text:span></text:p>
          </table:table-cell>
        </table:table-row>
        <table:table-row table:style-name="Table6.1">
          <table:table-cell table:style-name="Table6.A2" office:value-type="string">
            <text:p text:style-name="P5"><text:span text:style-name="T3">Actor:</text:span></text:p>
          </table:table-cell>
          <table:table-cell table:style-name="Table6.B2" table:number-columns-spanned="3" office:value-type="string">
            <text:p text:style-name="P6"><text:span text:style-name="T3">Administradores del gimnasio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Descripción:</text:span></text:p>
          </table:table-cell>
          <table:table-cell table:style-name="Table6.B2" table:number-columns-spanned="3" office:value-type="string">
            <text:p text:style-name="P6">Permite eliminar servicios existentes en el sistema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Precondiciones:</text:span></text:p>
          </table:table-cell>
          <table:table-cell table:style-name="Table6.B2" table:number-columns-spanned="3" office:value-type="string">
            <text:p text:style-name="P25">La persona debe haber ingresado al sistema como administrador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Postcondiciones:</text:span></text:p>
          </table:table-cell>
          <table:table-cell table:style-name="Table6.B2" table:number-columns-spanned="3" office:value-type="string">
            <text:p text:style-name="P25">Se elimina el servicio en la base de datos, y la información relacionada al mismo como los métodos de pago y horarios.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Flujo Normal:</text:span></text:p>
          </table:table-cell>
          <table:table-cell table:style-name="Table6.B2" table:number-columns-spanned="3" office:value-type="string">
            <text:list xml:id="list8776062263227300634" text:style-name="WWNum34">
              <text:list-item>
                <text:p text:style-name="P39">FN1: Ingresar al sistema como administrador.</text:p>
              </text:list-item>
              <text:list-item>
                <text:p text:style-name="P39">FN2: Selecciona en el menú la opción de “Service” y luego “Show Service”.</text:p>
              </text:list-item>
              <text:list-item>
                <text:p text:style-name="P39">FN3: Se muestra una pantalla con todos los servicios existentes en el sistema, de la siguiente manera:</text:p>
                <text:list>
                  <text:list-item>
                    <text:p text:style-name="P72">Nombre del servicio.</text:p>
                  </text:list-item>
                  <text:list-item>
                    <text:p text:style-name="P72">Botón de actualizar y un botón de eliminar</text:p>
                  </text:list-item>
                </text:list>
              </text:list-item>
              <text:list-item>
                <text:p text:style-name="P39">FN4: Hacer clic sobre el botón “Delete”.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Flujos alternativos:</text:span></text:p>
          </table:table-cell>
          <table:table-cell table:style-name="Table6.B2" table:number-columns-spanned="3" office:value-type="string">
            <text:p text:style-name="P6"><text:span text:style-name="T3">Ocurrió un error al comunicarse con la base:</text:span></text:p>
            <text:list xml:id="list8787892728098504972" text:style-name="WWNum35">
              <text:list-item>
                <text:p text:style-name="P40"><text:span text:style-name="T3">Al realizar el FN4 </text:span>ocurre<text:span text:style-name="T3"> un error de comunicación con la base de datos, se muestra un mensaje al administrador indicando que ocurrió un error.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Excepciones:</text:span>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Incluye:</text:span>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prioridad:</text:span></text:p>
          </table:table-cell>
          <table:table-cell table:style-name="Table6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Frecuencia de uso</text:span></text:p>
          </table:table-cell>
          <table:table-cell table:style-name="Table6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Reglas de negocio:</text:span>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Requerimientos Especiales :</text:span>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Asunciones:</text:span></text:p>
          </table:table-cell>
          <table:table-cell table:style-name="Table6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5"><text:span text:style-name="T3">Tecnologías</text:span></text:p>
          </table:table-cell>
          <table:table-cell table:style-name="Table6.B2" table:number-columns-spanned="3" office:value-type="string">
            <text:list xml:id="list2901375683318138345" text:style-name="WWNum22">
              <text:list-item>
                <text:p text:style-name="P61"><text:span text:style-name="T3">JQuery</text:span></text:p>
              </text:list-item>
              <text:list-item>
                <text:p text:style-name="P61"><text:span text:style-name="T3">AJAX</text:span></text:p>
              </text:list-item>
              <text:list-item>
                <text:p text:style-name="P61"><text:span text:style-name="T3">PHP</text:span></text:p>
              </text:list-item>
              <text:list-item>
                <text:p text:style-name="P61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86"><text:bookmark text:name="_2et92p0"/>CU - 03 Cliente</text:p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 table:style-name="Table7.1">
          <table:table-cell table:style-name="Table7.A1" office:value-type="string">
            <text:p text:style-name="P7"><text:span text:style-name="T3">Id caso de uso</text:span></text:p>
          </table:table-cell>
          <table:table-cell table:style-name="Table7.B1" table:number-columns-spanned="3" office:value-type="string">
            <text:p text:style-name="P8"><text:span text:style-name="T3"><text:s text:c="3"/>CU-03.1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Nombre de caso de uso</text:span></text:p>
          </table:table-cell>
          <table:table-cell table:style-name="Table7.B2" table:number-columns-spanned="3" office:value-type="string">
            <text:p text:style-name="P8"><text:span text:style-name="T3">Crear Cliente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Creado por</text:span></text:p>
          </table:table-cell>
          <table:table-cell table:style-name="Table7.B2" office:value-type="string">
            <text:p text:style-name="P9"><text:span text:style-name="T3">Karen Calderón Calvo</text:span></text:p>
          </table:table-cell>
          <table:table-cell table:style-name="Table7.B2" office:value-type="string">
            <text:p text:style-name="P7"><text:span text:style-name="T3">última actualización por:</text:span></text:p>
          </table:table-cell>
          <table:table-cell table:style-name="Table7.B2" office:value-type="string">
            <text:p text:style-name="P9"><text:span text:style-name="T3">Karen Calderón Calvo</text:span></text:p>
          </table:table-cell>
        </table:table-row>
        <table:table-row table:style-name="Table7.1">
          <table:table-cell table:style-name="Table7.A2" office:value-type="string">
            <text:p text:style-name="P7"><text:span text:style-name="T3">Fecha de creación:</text:span></text:p>
          </table:table-cell>
          <table:table-cell table:style-name="Table7.B2" office:value-type="string">
            <text:p text:style-name="P9"><text:span text:style-name="T3">13/1/2017</text:span></text:p>
          </table:table-cell>
          <table:table-cell table:style-name="Table7.B2" office:value-type="string">
            <text:p text:style-name="P7"><text:span text:style-name="T3"><text:s/>Última fecha de actualización</text:span></text:p>
          </table:table-cell>
          <table:table-cell table:style-name="Table7.B2" office:value-type="string">
            <text:p text:style-name="P9"><text:span text:style-name="T3">22/1/2017</text:span></text:p>
          </table:table-cell>
        </table:table-row>
        <table:table-row table:style-name="Table7.1">
          <table:table-cell table:style-name="Table7.A2" office:value-type="string">
            <text:p text:style-name="P7"><text:span text:style-name="T3">Actor:</text:span></text:p>
          </table:table-cell>
          <table:table-cell table:style-name="Table7.B2" table:number-columns-spanned="3" office:value-type="string">
            <text:list xml:id="list5489737865250802394" text:style-name="WWNum23">
              <text:list-item>
                <text:p text:style-name="P73"><text:span text:style-name="T3">Administrador</text:span></text:p>
              </text:list-item>
              <text:list-item>
                <text:p text:style-name="P73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Descripción:</text:span></text:p>
          </table:table-cell>
          <table:table-cell table:style-name="Table7.B2" table:number-columns-spanned="3" office:value-type="string">
            <text:p text:style-name="P16"><text:span text:style-name="T6">Este caso de uso debe ser ejecutado con las credenciales del usuario instructor y administrador, de modo que pueda registrar nuevos clientes que ingresan al gimnasio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Precondiciones:</text:span></text:p>
          </table:table-cell>
          <table:table-cell table:style-name="Table7.B2" table:number-columns-spanned="3" office:value-type="string">
            <text:p text:style-name="P16"><text:span text:style-name="T7"><text:s/></text:span><text:span text:style-name="T6">Ingresar con las credenciales de instructor o administrador para hacer uso de este caso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Postcondiciones:</text:span></text:p>
          </table:table-cell>
          <table:table-cell table:style-name="Table7.B2" table:number-columns-spanned="3" office:value-type="string">
            <text:p text:style-name="P27"><text:span text:style-name="T3"><text:s/></text:span><text:span text:style-name="T4">Se almacena la información del cliente para ser utiliza en diferentes funciones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Flujo Normal:</text:span></text:p>
          </table:table-cell>
          <table:table-cell table:style-name="Table7.B2" table:number-columns-spanned="3" office:value-type="string">
            <text:p text:style-name="P12"><text:span text:style-name="T3"><text:s/></text:span><text:span text:style-name="T4">FN1: Se ingresa con las credenciales <text:s/>de instructor o administrador.</text:span></text:p>
            <text:p text:style-name="P80"><text:span text:style-name="T4">FN2: Se selecciona la opción en el menú de Ingresar cliente.</text:span></text:p>
            <text:p text:style-name="P80"><text:span text:style-name="T4">FN3: Se ingresa la información que se solicita como nombre, apellidos, cedula, </text:span><text:span text:style-name="T6">género</text:span><text:span text:style-name="T4">, dirección, teléfono, teléfono de referencia y tipo de sangre.</text:span></text:p>
            <text:p text:style-name="P17"><text:span text:style-name="T6">FN4: El sistema realiza las operaciones requeridas para registrar el cliente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Flujos alternativos:</text:span></text:p>
          </table:table-cell>
          <table:table-cell table:style-name="Table7.B2" table:number-columns-spanned="3" office:value-type="string">
            <text:p text:style-name="P8"><text:span text:style-name="T3">FN3.1: Si no se ingresan los datos correspondientes, se mostrará un mensaje indicando que debe ingresar todos los datos para confirmar el registro. </text:span></text:p>
            <text:p text:style-name="P8"><text:span text:style-name="T3">FN3.2 Si se ingresan caracteres inválidos en el nombre o apellidos, se mostrará un mensaje indicando que debe ingresar datos <text:s/>válidos para confirmar el registro.</text:span></text:p>
            <text:p text:style-name="P8"><text:span text:style-name="T3">FN3.3: Si se ingresan un DNI existente, se mostrará un mensaje indicando que el usuario ya se encuentra registrado.</text:span></text:p>
            <text:p text:style-name="P8"><text:span text:style-name="T3">FN3.4: Se ejecuta FN3 hasta que se ingrese datos correctos.</text:span></text:p>
            <text:p text:style-name="P8"><text:span text:style-name="T3">FN3.5: se continúa con el flujo normal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Excepciones:</text:span></text:p>
          </table:table-cell>
          <table:table-cell table:style-name="Table7.B2" table:number-columns-spanned="3" office:value-type="string">
            <text:p text:style-name="P8"><text:span text:style-name="T3">Se verifica que el número de cédula ingresado, no se encuentre registrado.</text:span></text:p>
            <text:p text:style-name="P8"><text:span text:style-name="T3">Se verifica que el nombre de usuario ingresado, no se encuentre registrado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Incluye:</text:span></text:p>
          </table:table-cell>
          <table:table-cell table:style-name="Table7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prioridad:</text:span></text:p>
          </table:table-cell>
          <table:table-cell table:style-name="Table7.B2" table:number-columns-spanned="3" office:value-type="string">
            <text:p text:style-name="P8"><text:span text:style-name="T3">Alta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Frecuencia de uso</text:span></text:p>
          </table:table-cell>
          <table:table-cell table:style-name="Table7.B2" table:number-columns-spanned="3" office:value-type="string">
            <text:p text:style-name="P8"><text:span text:style-name="T3">Se utiliza frecuentemente, ya que se necesita registrar todos los clientes nuevos que ingresan al gimnasio.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Reglas de negocio:</text:span></text:p>
          </table:table-cell>
          <table:table-cell table:style-name="Table7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Requerimientos Especiales :</text:span></text:p>
          </table:table-cell>
          <table:table-cell table:style-name="Table7.B2" table:number-columns-spanned="3" office:value-type="string">
            <text:p text:style-name="P28"><text:span text:style-name="T3">Ninguno. </text:span>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Asunciones:</text:span></text:p>
          </table:table-cell>
          <table:table-cell table:style-name="Table7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"><text:span text:style-name="T3">Tecnologías</text:span></text:p>
          </table:table-cell>
          <table:table-cell table:style-name="Table7.B2" table:number-columns-spanned="3" office:value-type="string">
            <text:list xml:id="list1351925380248602783" text:style-name="WWNum24">
              <text:list-item>
                <text:p text:style-name="P48"><text:span text:style-name="T3">AJAX</text:span></text:p>
              </text:list-item>
              <text:list-item>
                <text:p text:style-name="P48"><text:span text:style-name="T3">MySQL</text:span></text:p>
              </text:list-item>
              <text:list-item>
                <text:p text:style-name="P48"><text:span text:style-name="T3">PHP</text:span></text:p>
              </text:list-item>
            </text:list>
          </table:table-cell>
          <table:covered-table-cell/>
          <table:covered-table-cell/>
        </table:table-row>
      </table:table>
      <text:p text:style-name="P24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office:value-type="string">
            <text:p text:style-name="P7"><text:span text:style-name="T3">Id caso de uso</text:span></text:p>
          </table:table-cell>
          <table:table-cell table:style-name="Table8.B1" table:number-columns-spanned="3" office:value-type="string">
            <text:p text:style-name="P8"><text:span text:style-name="T3"><text:s text:c="3"/>CU-03.2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Nombre de caso de uso</text:span></text:p>
          </table:table-cell>
          <table:table-cell table:style-name="Table8.B2" table:number-columns-spanned="3" office:value-type="string">
            <text:p text:style-name="P8"><text:span text:style-name="T3">Eliminar cliente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Creado por</text:span></text:p>
          </table:table-cell>
          <table:table-cell table:style-name="Table8.B2" office:value-type="string">
            <text:p text:style-name="P9"><text:span text:style-name="T3">Karen Calderón Calvo</text:span></text:p>
          </table:table-cell>
          <table:table-cell table:style-name="Table8.B2" office:value-type="string">
            <text:p text:style-name="P7"><text:span text:style-name="T3">última actualización por:</text:span></text:p>
          </table:table-cell>
          <table:table-cell table:style-name="Table8.B2" office:value-type="string">
            <text:p text:style-name="P9"><text:span text:style-name="T3">Karen Calderón Calvo</text:span></text:p>
          </table:table-cell>
        </table:table-row>
        <table:table-row table:style-name="Table8.1">
          <table:table-cell table:style-name="Table8.A2" office:value-type="string">
            <text:p text:style-name="P7"><text:span text:style-name="T3">Fecha de creación:</text:span></text:p>
          </table:table-cell>
          <table:table-cell table:style-name="Table8.B2" office:value-type="string">
            <text:p text:style-name="P9"><text:span text:style-name="T3">13/1/2017</text:span></text:p>
          </table:table-cell>
          <table:table-cell table:style-name="Table8.B2" office:value-type="string">
            <text:p text:style-name="P7"><text:span text:style-name="T3"><text:s/>Última fecha de actualización</text:span></text:p>
          </table:table-cell>
          <table:table-cell table:style-name="Table8.B2" office:value-type="string">
            <text:p text:style-name="P9"><text:span text:style-name="T3">14/1/2017</text:span></text:p>
          </table:table-cell>
        </table:table-row>
        <table:table-row table:style-name="Table8.1">
          <table:table-cell table:style-name="Table8.A2" office:value-type="string">
            <text:p text:style-name="P7"><text:span text:style-name="T3">Actor:</text:span></text:p>
          </table:table-cell>
          <table:table-cell table:style-name="Table8.B2" table:number-columns-spanned="3" office:value-type="string">
            <text:list xml:id="list8371330619735170859" text:style-name="WWNum25">
              <text:list-item>
                <text:p text:style-name="P49"><text:span text:style-name="T3">Administrador</text:span></text:p>
              </text:list-item>
              <text:list-item>
                <text:p text:style-name="P49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Descripción:</text:span></text:p>
          </table:table-cell>
          <table:table-cell table:style-name="Table8.B2" table:number-columns-spanned="3" office:value-type="string">
            <text:p text:style-name="P16">Este caso de uso debe ser ejecutado con las credenciales del usuario instructor y administrador, de modo que pueda registrar nuevos clientes que ingresan al gimnasio.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Precondiciones:</text:span></text:p>
          </table:table-cell>
          <table:table-cell table:style-name="Table8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Postcondiciones:</text:span></text:p>
          </table:table-cell>
          <table:table-cell table:style-name="Table8.B2" table:number-columns-spanned="3" office:value-type="string">
            <text:p text:style-name="P18">Se <text:s/>elimina <text:s/>el <text:s/>cliente <text:s/>seleccionado <text:s/>del <text:s/>registro, además <text:s/>de <text:s/>la Información relacionada con el mismo.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Flujo Normal:</text:span></text:p>
          </table:table-cell>
          <table:table-cell table:style-name="Table8.B2" table:number-columns-spanned="3" office:value-type="string">
            <text:p text:style-name="P8"><text:span text:style-name="T3">FN1:Se ingresa las credenciales de instructor o administrador</text:span></text:p>
            <text:p text:style-name="P8"><text:span text:style-name="T3">FN2: Se selecciona la opción de clientes</text:span></text:p>
            <text:p text:style-name="P8"><text:span text:style-name="T3">FN3: Se muestra una pantalla con la información de los clientes registrados con toda su información: DNI, nombre, apellidos, </text:span>género<text:span text:style-name="T3">, correo y dirección y a la par se encuentra la opción de eliminar.</text:span></text:p>
            <text:p text:style-name="P8"><text:span text:style-name="T3">FN4: El Usuario busca el cliente que desea eliminar.</text:span></text:p>
            <text:p text:style-name="P8"><text:span text:style-name="T3">FN5: Selecciona la opción de eliminar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Flujos alternativos:</text:span></text:p>
          </table:table-cell>
          <table:table-cell table:style-name="Table8.B2" table:number-columns-spanned="3" office:value-type="string">
            <text:list xml:id="list3944930886304956343" text:style-name="WWNum26">
              <text:list-item>
                <text:p text:style-name="P50"/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Excepciones:</text:span></text:p>
          </table:table-cell>
          <table:table-cell table:style-name="Table8.B2" table:number-columns-spanned="3" office:value-type="string">
            <text:p text:style-name="P8"/>
            <text:p text:style-name="P8"/>
            <text:p text:style-name="P69"/>
            <text:p text:style-name="P69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Incluye:</text:span></text:p>
          </table:table-cell>
          <table:table-cell table:style-name="Table8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prioridad:</text:span></text:p>
          </table:table-cell>
          <table:table-cell table:style-name="Table8.B2" table:number-columns-spanned="3" office:value-type="string">
            <text:p text:style-name="P8"><text:span text:style-name="T3">Intermedia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Frecuencia de uso</text:span></text:p>
          </table:table-cell>
          <table:table-cell table:style-name="Table8.B2" table:number-columns-spanned="3" office:value-type="string">
            <text:p text:style-name="P10"><text:span text:style-name="T3"><text:s/>Poco frecuente, ya que se mantiene en el registro por largo tiempo los datos de los clientes <text:s/>inactivos con el fin de tener la información en caso de que regrese nuevamente el cliente a utilizar las instalaciones del gimnasio.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Reglas de negocio:</text:span></text:p>
          </table:table-cell>
          <table:table-cell table:style-name="Table8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Requerimientos Especiales :</text:span></text:p>
          </table:table-cell>
          <table:table-cell table:style-name="Table8.B2" table:number-columns-spanned="3" office:value-type="string">
            <text:p text:style-name="P28"><text:span text:style-name="T3">Ninguno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Asunciones:</text:span></text:p>
          </table:table-cell>
          <table:table-cell table:style-name="Table8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"><text:span text:style-name="T3">Tecnologías</text:span></text:p>
          </table:table-cell>
          <table:table-cell table:style-name="Table8.B2" table:number-columns-spanned="3" office:value-type="string">
            <text:p text:style-name="P28"><text:span text:style-name="T3">MySQL</text:span></text:p>
            <text:p text:style-name="P28"><text:span text:style-name="T3">PHP</text:span></text:p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 table:style-name="Table9.1">
          <table:table-cell table:style-name="Table9.A1" office:value-type="string">
            <text:p text:style-name="P7"><text:span text:style-name="T3">Id caso de uso</text:span></text:p>
          </table:table-cell>
          <table:table-cell table:style-name="Table9.B1" table:number-columns-spanned="3" office:value-type="string">
            <text:p text:style-name="P8"><text:span text:style-name="T3"><text:s text:c="3"/>CU-03.3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Nombre de caso de uso</text:span></text:p>
          </table:table-cell>
          <table:table-cell table:style-name="Table9.B2" table:number-columns-spanned="3" office:value-type="string">
            <text:p text:style-name="P8"><text:span text:style-name="T3">Actualizar Cliente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Creado por</text:span></text:p>
          </table:table-cell>
          <table:table-cell table:style-name="Table9.B2" office:value-type="string">
            <text:p text:style-name="P9"><text:span text:style-name="T3">Karen Calderón Calvo</text:span></text:p>
          </table:table-cell>
          <table:table-cell table:style-name="Table9.B2" office:value-type="string">
            <text:p text:style-name="P7"><text:span text:style-name="T3">última actualización por:</text:span></text:p>
          </table:table-cell>
          <table:table-cell table:style-name="Table9.B2" office:value-type="string">
            <text:p text:style-name="P9"><text:span text:style-name="T3">Karen Calderón Calvo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3">Fecha de creación:</text:span></text:p>
          </table:table-cell>
          <table:table-cell table:style-name="Table9.B2" office:value-type="string">
            <text:p text:style-name="P9"><text:span text:style-name="T3">13/1/2017</text:span></text:p>
          </table:table-cell>
          <table:table-cell table:style-name="Table9.B2" office:value-type="string">
            <text:p text:style-name="P7"><text:span text:style-name="T3"><text:s/>Última fecha de actualización</text:span></text:p>
          </table:table-cell>
          <table:table-cell table:style-name="Table9.B2" office:value-type="string">
            <text:p text:style-name="P9"><text:span text:style-name="T3">22/1/2017</text:span></text:p>
          </table:table-cell>
        </table:table-row>
        <table:table-row table:style-name="Table9.1">
          <table:table-cell table:style-name="Table9.A2" office:value-type="string">
            <text:p text:style-name="P7"><text:span text:style-name="T3">Actor:</text:span></text:p>
          </table:table-cell>
          <table:table-cell table:style-name="Table9.B2" table:number-columns-spanned="3" office:value-type="string">
            <text:list xml:id="list1268419644649611256" text:style-name="WWNum27">
              <text:list-item>
                <text:p text:style-name="P51"><text:span text:style-name="T3">Administrador</text:span></text:p>
              </text:list-item>
              <text:list-item>
                <text:p text:style-name="P51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Descripción:</text:span></text:p>
          </table:table-cell>
          <table:table-cell table:style-name="Table9.B2" table:number-columns-spanned="3" office:value-type="string">
            <text:p text:style-name="P16">Este caso de uso debe ser ejecutado con las credenciales del usuario instructor y administrador, de modo que pueda actualizar la información de los clientes que encuentran registrados en el gimnasio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Precondiciones:</text:span></text:p>
          </table:table-cell>
          <table:table-cell table:style-name="Table9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11"><text:span text:style-name="T3">Postcondiciones:</text:span></text:p>
          </table:table-cell>
          <table:table-cell table:style-name="Table9.B2" table:number-columns-spanned="3" office:value-type="string">
            <text:p text:style-name="P17">Se <text:s/>almacena la información del cliente <text:s/>actualizada <text:s/>y <text:s/>este <text:s/>está <text:s/>en <text:s/>condiciones <text:s/>ejecutar las operaciones inherentes a esta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Flujo Normal:</text:span></text:p>
          </table:table-cell>
          <table:table-cell table:style-name="Table9.B2" table:number-columns-spanned="3" office:value-type="string">
            <text:p text:style-name="P8"><text:span text:style-name="T3">FN1:Se ingresa las credenciales de instructor o administrador</text:span></text:p>
            <text:p text:style-name="P8"><text:span text:style-name="T3">FN2: Se selecciona la opción del menú de clientes</text:span></text:p>
            <text:p text:style-name="P8"><text:span text:style-name="T3">FN3: Se muestra una pantalla con la información de los clientes registrados con toda su información: DNI, nombre, apellidos, </text:span>género<text:span text:style-name="T3">, correo y dirección y a la par se encuentra la opción de actualizar.</text:span></text:p>
            <text:p text:style-name="P8"><text:span text:style-name="T3">FN4: El Usuario busca el cliente que desea actualizar.</text:span></text:p>
            <text:p text:style-name="P18">FN5: Selecciona la opción de actualizar.</text:p>
            <text:p text:style-name="P18"/>
            <text:p text:style-name="P18">FN6: El usuario ingresa la información correspondiente que desea modificar como: <text:span text:style-name="T6">nombre, apellidos, género, dirección, teléfono, teléfono de referencia y tipo de sangre.</text:span></text:p>
            <text:p text:style-name="P18"/>
            <text:p text:style-name="P18">FN7: Se selecciona la opción de actualizar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Flujos alternativos:</text:span></text:p>
          </table:table-cell>
          <table:table-cell table:style-name="Table9.B2" table:number-columns-spanned="3" office:value-type="string">
            <text:p text:style-name="P18">FN6.1: Se ejecuta FN6. </text:p>
            <text:p text:style-name="P18"/>
            <text:p text:style-name="P8"><text:span text:style-name="T3">FN6.2: Si no se ingresan los datos correspondientes, se mostrará un mensaje indicando que debe ingresar todos los datos para confirmar el registro. </text:span></text:p>
            <text:p text:style-name="P8"><text:span text:style-name="T3">FN6.3 Si se ingresan caracteres inválidos en el nombre o apellidos, se mostrará un mensaje indicando que debe ingresar datos <text:s/>válidos para confirmar el registro.</text:span></text:p>
            <text:p text:style-name="P18">FN6.4: Se ejecuta FB6 hasta ingresar datos correctos. </text:p>
            <text:p text:style-name="P18"/>
            <text:p text:style-name="P18">FB6.5: Se continúa con el flujo normal</text:p>
            <text:p text:style-name="P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Excepciones:</text:span></text:p>
          </table:table-cell>
          <table:table-cell table:style-name="Table9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Incluye:</text:span></text:p>
          </table:table-cell>
          <table:table-cell table:style-name="Table9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prioridad:</text:span></text:p>
          </table:table-cell>
          <table:table-cell table:style-name="Table9.B2" table:number-columns-spanned="3" office:value-type="string">
            <text:p text:style-name="P8"><text:span text:style-name="T3"><text:s/>Normal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Frecuencia de uso</text:span></text:p>
          </table:table-cell>
          <table:table-cell table:style-name="Table9.B2" table:number-columns-spanned="3" office:value-type="string">
            <text:p text:style-name="P8"><text:span text:style-name="T3"><text:s/>Normal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Reglas de negocio:</text:span></text:p>
          </table:table-cell>
          <table:table-cell table:style-name="Table9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Requerimientos Especiales :</text:span></text:p>
          </table:table-cell>
          <table:table-cell table:style-name="Table9.B2" table:number-columns-spanned="3" office:value-type="string">
            <text:p text:style-name="P28"><text:span text:style-name="T3"><text:s/>No aplica</text:span>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Asunciones:</text:span></text:p>
          </table:table-cell>
          <table:table-cell table:style-name="Table9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7"><text:span text:style-name="T3">Tecnologías</text:span></text:p>
          </table:table-cell>
          <table:table-cell table:style-name="Table9.B2" table:number-columns-spanned="3" office:value-type="string">
            <text:p text:style-name="P28"><text:span text:style-name="T3"><text:s/>MySQL</text:span></text:p>
            <text:p text:style-name="P28"><text:span text:style-name="T3">PHP</text:span></text:p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ext:soft-page-break/>
        <table:table-row table:style-name="Table10.1">
          <table:table-cell table:style-name="Table10.A1" office:value-type="string">
            <text:p text:style-name="P7"><text:span text:style-name="T3">Id caso de uso</text:span></text:p>
          </table:table-cell>
          <table:table-cell table:style-name="Table10.B1" table:number-columns-spanned="3" office:value-type="string">
            <text:p text:style-name="P8"><text:span text:style-name="T3"><text:s text:c="3"/>CU-03.4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Nombre de caso de uso</text:span></text:p>
          </table:table-cell>
          <table:table-cell table:style-name="Table10.B2" table:number-columns-spanned="3" office:value-type="string">
            <text:p text:style-name="P8"><text:span text:style-name="T3">Mostrar Clientes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Creado por</text:span></text:p>
          </table:table-cell>
          <table:table-cell table:style-name="Table10.B2" office:value-type="string">
            <text:p text:style-name="P9"><text:span text:style-name="T3">Karen Calderón Calvo</text:span></text:p>
          </table:table-cell>
          <table:table-cell table:style-name="Table10.B2" office:value-type="string">
            <text:p text:style-name="P7"><text:span text:style-name="T3">última actualización por:</text:span></text:p>
          </table:table-cell>
          <table:table-cell table:style-name="Table10.B2" office:value-type="string">
            <text:p text:style-name="P9"><text:span text:style-name="T3">Karen Calderón Calvo</text:span></text:p>
          </table:table-cell>
        </table:table-row>
        <table:table-row table:style-name="Table10.1">
          <table:table-cell table:style-name="Table10.A2" office:value-type="string">
            <text:p text:style-name="P7"><text:span text:style-name="T3">Fecha de creación:</text:span></text:p>
          </table:table-cell>
          <table:table-cell table:style-name="Table10.B2" office:value-type="string">
            <text:p text:style-name="P9"><text:span text:style-name="T3">14/1/2017</text:span></text:p>
          </table:table-cell>
          <table:table-cell table:style-name="Table10.B2" office:value-type="string">
            <text:p text:style-name="P7"><text:span text:style-name="T3"><text:s/>Última fecha de actualización</text:span></text:p>
          </table:table-cell>
          <table:table-cell table:style-name="Table10.B2" office:value-type="string">
            <text:p text:style-name="P9"><text:span text:style-name="T3">14/1/2017</text:span></text:p>
          </table:table-cell>
        </table:table-row>
        <table:table-row table:style-name="Table10.1">
          <table:table-cell table:style-name="Table10.A2" office:value-type="string">
            <text:p text:style-name="P7"><text:span text:style-name="T3">Actor:</text:span></text:p>
          </table:table-cell>
          <table:table-cell table:style-name="Table10.B2" table:number-columns-spanned="3" office:value-type="string">
            <text:list xml:id="list5800400607180724084" text:style-name="WWNum20">
              <text:list-item>
                <text:p text:style-name="P74"><text:span text:style-name="T3">Administrador</text:span></text:p>
              </text:list-item>
              <text:list-item>
                <text:p text:style-name="P74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Descripción:</text:span></text:p>
          </table:table-cell>
          <table:table-cell table:style-name="Table10.B2" table:number-columns-spanned="3" office:value-type="string">
            <text:p text:style-name="P16">Este caso de uso debe ser ejecutado con las credenciales del usuario instructor y administrador, de modo que pueda observar todos los clientes que se encuentran inscritos en el gimnasio.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Precondiciones:</text:span></text:p>
          </table:table-cell>
          <table:table-cell table:style-name="Table10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Postcondiciones:</text:span></text:p>
          </table:table-cell>
          <table:table-cell table:style-name="Table10.B2" table:number-columns-spanned="3" office:value-type="string">
            <text:p text:style-name="P27"><text:span text:style-name="T3">Se muestran los clientes registrados para que el usuario pueda crear, eliminar o actualizar si así lo desea. <text:s/>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Flujo Normal:</text:span></text:p>
          </table:table-cell>
          <table:table-cell table:style-name="Table10.B2" table:number-columns-spanned="3" office:value-type="string">
            <text:p text:style-name="P8"><text:span text:style-name="T3">FN1: Se ingresa con las credenciales de instructor o administrador.</text:span></text:p>
            <text:p text:style-name="P8"><text:span text:style-name="T3">FN2: El usuario selecciona la opción de clientes</text:span></text:p>
            <text:p text:style-name="P8"><text:span text:style-name="T3">FN3: El usuario puede observar todos los clientes navegando por la paginación seleccionado el número de página que se muestra debajo de la información.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Flujos alternativos:</text:span></text:p>
          </table:table-cell>
          <table:table-cell table:style-name="Table10.B2" table:number-columns-spanned="3" office:value-type="string">
            <text:p text:style-name="P8"><text:span text:style-name="T3">No aplica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Excepciones:</text:span></text:p>
          </table:table-cell>
          <table:table-cell table:style-name="Table1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Incluye:</text:span></text:p>
          </table:table-cell>
          <table:table-cell table:style-name="Table1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prioridad:</text:span></text:p>
          </table:table-cell>
          <table:table-cell table:style-name="Table10.B2" table:number-columns-spanned="3" office:value-type="string">
            <text:p text:style-name="P8"><text:span text:style-name="T3">Alta 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Frecuencia de uso</text:span></text:p>
          </table:table-cell>
          <table:table-cell table:style-name="Table10.B2" table:number-columns-spanned="3" office:value-type="string">
            <text:p text:style-name="P8"><text:span text:style-name="T3">Frecuente. El usuario debe ingresar constantemente para realizar las funciones de actualización o eliminación de algún cliente. <text:s/></text:span></text:p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Reglas de negocio:</text:span></text:p>
          </table:table-cell>
          <table:table-cell table:style-name="Table1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Requerimientos Especiales :</text:span></text:p>
          </table:table-cell>
          <table:table-cell table:style-name="Table10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Asunciones:</text:span></text:p>
          </table:table-cell>
          <table:table-cell table:style-name="Table10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10.1">
          <table:table-cell table:style-name="Table10.A2" office:value-type="string">
            <text:p text:style-name="P7"><text:span text:style-name="T3">Tecnologías</text:span></text:p>
          </table:table-cell>
          <table:table-cell table:style-name="Table10.B2" table:number-columns-spanned="3" office:value-type="string">
            <text:p text:style-name="P28"><text:span text:style-name="T3"><text:s/>MySQL</text:span></text:p>
            <text:p text:style-name="P28"><text:span text:style-name="T3">PHP</text:span></text:p>
          </table:table-cell>
          <table:covered-table-cell/>
          <table:covered-table-cell/>
        </table:table-row>
      </table:table>
      <text:p text:style-name="P24"><text:soft-page-break/></text:p>
      <text:p text:style-name="Standard"/>
      <text:p text:style-name="P23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 table:style-name="Table11.1">
          <table:table-cell table:style-name="Table11.A1" office:value-type="string">
            <text:p text:style-name="P5"><text:span text:style-name="T3">Id caso de uso</text:span></text:p>
          </table:table-cell>
          <table:table-cell table:style-name="Table11.B1" table:number-columns-spanned="3" office:value-type="string">
            <text:p text:style-name="P6"><text:span text:style-name="T3"><text:s text:c="3"/>CU-03.5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Nombre de caso de uso</text:span></text:p>
          </table:table-cell>
          <table:table-cell table:style-name="Table11.B2" table:number-columns-spanned="3" office:value-type="string">
            <text:p text:style-name="P6"><text:span text:style-name="T3">Asignar estado a cliente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Creado por</text:span></text:p>
          </table:table-cell>
          <table:table-cell table:style-name="Table11.B2" office:value-type="string">
            <text:p text:style-name="P6"><text:span text:style-name="T3">Edwin Navarro Barahona</text:span></text:p>
          </table:table-cell>
          <table:table-cell table:style-name="Table11.B2" office:value-type="string">
            <text:p text:style-name="P5"><text:span text:style-name="T3">última actualización por:</text:span></text:p>
          </table:table-cell>
          <table:table-cell table:style-name="Table11.B2" office:value-type="string">
            <text:p text:style-name="P6"><text:span text:style-name="T3">Edwin Navarro Barahona</text:span></text:p>
          </table:table-cell>
        </table:table-row>
        <table:table-row table:style-name="Table11.1">
          <table:table-cell table:style-name="Table11.A2" office:value-type="string">
            <text:p text:style-name="P5"><text:span text:style-name="T3">Fecha de creación:</text:span></text:p>
          </table:table-cell>
          <table:table-cell table:style-name="Table11.B2" office:value-type="string">
            <text:p text:style-name="P6"><text:span text:style-name="T3">14/01/2017</text:span></text:p>
          </table:table-cell>
          <table:table-cell table:style-name="Table11.B2" office:value-type="string">
            <text:p text:style-name="P5"><text:span text:style-name="T3"><text:s/>Última fecha de actualización</text:span></text:p>
          </table:table-cell>
          <table:table-cell table:style-name="Table11.B2" office:value-type="string">
            <text:p text:style-name="P6"><text:span text:style-name="T3">14/01/2017</text:span></text:p>
          </table:table-cell>
        </table:table-row>
        <table:table-row table:style-name="Table11.1">
          <table:table-cell table:style-name="Table11.A2" office:value-type="string">
            <text:p text:style-name="P5"><text:span text:style-name="T3">Actor:</text:span></text:p>
          </table:table-cell>
          <table:table-cell table:style-name="Table11.B2" table:number-columns-spanned="3" office:value-type="string">
            <text:p text:style-name="P6"><text:span text:style-name="T3">Administrador del sistema. Instructor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Descripción:</text:span></text:p>
          </table:table-cell>
          <table:table-cell table:style-name="Table11.B2" table:number-columns-spanned="3" office:value-type="string">
            <text:p text:style-name="P6"><text:span text:style-name="T3">El sistema permite al actor asignar el estado a un cliente. Ocurre cuando un cliente es nuevo en el gimnasio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Precondiciones:</text:span></text:p>
          </table:table-cell>
          <table:table-cell table:style-name="Table11.B2" table:number-columns-spanned="3" office:value-type="string">
            <text:p text:style-name="P25"><text:span text:style-name="T3">El actor debe estar logueado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Postcondiciones:</text:span></text:p>
          </table:table-cell>
          <table:table-cell table:style-name="Table11.B2" table:number-columns-spanned="3" office:value-type="string">
            <text:p text:style-name="P25"><text:span text:style-name="T3"><text:s/>No presenta.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Flujo Normal:</text:span></text:p>
          </table:table-cell>
          <table:table-cell table:style-name="Table11.B2" table:number-columns-spanned="3" office:value-type="string">
            <text:list xml:id="list5054130703010617384" text:style-name="WWNum14">
              <text:list-item>
                <text:p text:style-name="P41"><text:span text:style-name="T3">El administrador se dirige a la </text:span>sección<text:span text:style-name="T3"> de asignar estados a los clientes.</text:span></text:p>
              </text:list-item>
              <text:list-item>
                <text:p text:style-name="P41"><text:span text:style-name="T3">El sistema muestra una tabla con los clientes a los cuales no se les ha asignado un estado.</text:span></text:p>
              </text:list-item>
              <text:list-item>
                <text:p text:style-name="P41"><text:span text:style-name="T3">El administrador asigna el estado del cliente.</text:span></text:p>
              </text:list-item>
              <text:list-item>
                <text:p text:style-name="P41"><text:span text:style-name="T3">El estado es almacenado por el sistema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Flujos alternativos:</text:span></text:p>
          </table:table-cell>
          <table:table-cell table:style-name="Table11.B2" table:number-columns-spanned="3" office:value-type="string">
            <text:list xml:id="list7215243863645641372" text:style-name="WWNum16">
              <text:list-item>
                <text:p text:style-name="P42"><text:span text:style-name="T3">Problemas de </text:span>conexión<text:span text:style-name="T3"> a base de datos en cualquier paso del flujo normal.</text:span>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Excepciones:</text:span></text:p>
          </table:table-cell>
          <table:table-cell table:style-name="Table11.B2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Incluye:</text:span></text:p>
          </table:table-cell>
          <table:table-cell table:style-name="Table1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prioridad:</text:span></text:p>
          </table:table-cell>
          <table:table-cell table:style-name="Table11.B2" table:number-columns-spanned="3" office:value-type="string">
            <text:p text:style-name="P6"><text:span text:style-name="T3">Alta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Frecuencia de uso</text:span></text:p>
          </table:table-cell>
          <table:table-cell table:style-name="Table11.B2" table:number-columns-spanned="3" office:value-type="string">
            <text:p text:style-name="P6"><text:span text:style-name="T3">Media</text:span></text:p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Reglas de negocio:</text:span></text:p>
          </table:table-cell>
          <table:table-cell table:style-name="Table1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Requerimientos Especiales :</text:span></text:p>
          </table:table-cell>
          <table:table-cell table:style-name="Table11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Asunciones:</text:span></text:p>
          </table:table-cell>
          <table:table-cell table:style-name="Table11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1.1">
          <table:table-cell table:style-name="Table11.A2" office:value-type="string">
            <text:p text:style-name="P5"><text:span text:style-name="T3">Tecnologías</text:span></text:p>
          </table:table-cell>
          <table:table-cell table:style-name="Table11.B2" table:number-columns-spanned="3" office:value-type="string">
            <text:p text:style-name="P25"><text:span text:style-name="T3"><text:s/>PHP, AJAX, MYSQL, JQUERY.</text:span></text:p>
          </table:table-cell>
          <table:covered-table-cell/>
          <table:covered-table-cell/>
        </table:table-row>
      </table:table>
      <text:p text:style-name="P24"><text:soft-page-break/></text:p>
      <text:p text:style-name="Standard"/>
      <text:p text:style-name="P23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 table:style-name="Table12.1">
          <table:table-cell table:style-name="Table12.A1" office:value-type="string">
            <text:p text:style-name="P5"><text:span text:style-name="T3">Id caso de uso</text:span></text:p>
          </table:table-cell>
          <table:table-cell table:style-name="Table12.B1" table:number-columns-spanned="3" office:value-type="string">
            <text:p text:style-name="P6"><text:span text:style-name="T3"><text:s text:c="3"/>CU-03.6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Nombre de caso de uso</text:span></text:p>
          </table:table-cell>
          <table:table-cell table:style-name="Table12.B2" table:number-columns-spanned="3" office:value-type="string">
            <text:p text:style-name="P6"><text:span text:style-name="T3">Actualizar estado del cliente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Creado por</text:span></text:p>
          </table:table-cell>
          <table:table-cell table:style-name="Table12.B2" office:value-type="string">
            <text:p text:style-name="P6"><text:span text:style-name="T3">Edwin Navarro Barahona</text:span></text:p>
          </table:table-cell>
          <table:table-cell table:style-name="Table12.B2" office:value-type="string">
            <text:p text:style-name="P5"><text:span text:style-name="T3">última actualización por:</text:span></text:p>
          </table:table-cell>
          <table:table-cell table:style-name="Table12.B2" office:value-type="string">
            <text:p text:style-name="P6"><text:span text:style-name="T3">Edwin Navarro Barahona</text:span></text:p>
          </table:table-cell>
        </table:table-row>
        <table:table-row table:style-name="Table12.1">
          <table:table-cell table:style-name="Table12.A2" office:value-type="string">
            <text:p text:style-name="P5"><text:span text:style-name="T3">Fecha de creación:</text:span></text:p>
          </table:table-cell>
          <table:table-cell table:style-name="Table12.B2" office:value-type="string">
            <text:p text:style-name="P6"><text:span text:style-name="T3">14/01/2017</text:span></text:p>
          </table:table-cell>
          <table:table-cell table:style-name="Table12.B2" office:value-type="string">
            <text:p text:style-name="P5"><text:span text:style-name="T3"><text:s/>Última fecha de actualización</text:span></text:p>
          </table:table-cell>
          <table:table-cell table:style-name="Table12.B2" office:value-type="string">
            <text:p text:style-name="P6"><text:span text:style-name="T3">14/01/2017</text:span></text:p>
          </table:table-cell>
        </table:table-row>
        <table:table-row table:style-name="Table12.1">
          <table:table-cell table:style-name="Table12.A2" office:value-type="string">
            <text:p text:style-name="P5"><text:span text:style-name="T3">Actor:</text:span></text:p>
          </table:table-cell>
          <table:table-cell table:style-name="Table12.B2" table:number-columns-spanned="3" office:value-type="string">
            <text:p text:style-name="P6"><text:span text:style-name="T3">Administrador del sistema. Instructor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Descripción:</text:span></text:p>
          </table:table-cell>
          <table:table-cell table:style-name="Table12.B2" table:number-columns-spanned="3" office:value-type="string">
            <text:p text:style-name="P6"><text:span text:style-name="T3">El sistema permite al administrador actualizar el estado de un cliente. Ocurre cuando un cliente abandona o regresa al gimnasio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Precondiciones:</text:span></text:p>
          </table:table-cell>
          <table:table-cell table:style-name="Table12.B2" table:number-columns-spanned="3" office:value-type="string">
            <text:p text:style-name="P25"><text:span text:style-name="T3">El actor debe estar logueado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Postcondiciones:</text:span></text:p>
          </table:table-cell>
          <table:table-cell table:style-name="Table12.B2" table:number-columns-spanned="3" office:value-type="string">
            <text:p text:style-name="P25"><text:span text:style-name="T3"><text:s/>No presenta.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Flujo Normal:</text:span></text:p>
          </table:table-cell>
          <table:table-cell table:style-name="Table12.B2" table:number-columns-spanned="3" office:value-type="string">
            <text:list xml:id="list7995118270352771193" text:style-name="WWNum30">
              <text:list-item>
                <text:p text:style-name="P43"><text:span text:style-name="T3">El administrador se dirige a la </text:span>sección<text:span text:style-name="T3"> de modificar estados de los clientes.</text:span></text:p>
              </text:list-item>
              <text:list-item>
                <text:p text:style-name="P43"><text:span text:style-name="T3">El sistema muestra tabla con los clientes y sus respectivos estados.</text:span></text:p>
              </text:list-item>
              <text:list-item>
                <text:p text:style-name="P43"><text:span text:style-name="T3">El administrador selecciona el nuevo estado del cliente.</text:span></text:p>
              </text:list-item>
              <text:list-item>
                <text:p text:style-name="P43"><text:span text:style-name="T3">El estado es almacenado por el sistema.</text:span>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Flujos alternativos:</text:span></text:p>
          </table:table-cell>
          <table:table-cell table:style-name="Table12.B2" table:number-columns-spanned="3" office:value-type="string">
            <text:list xml:id="list3136058968198136610" text:style-name="WWNum31">
              <text:list-item>
                <text:p text:style-name="P44"><text:span text:style-name="T3">Problemas de </text:span>conexión<text:span text:style-name="T3"> a base de datos en </text:span>cualquier paso<text:span text:style-name="T3"> del flujo normal.</text:span>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Excepciones:</text:span></text:p>
          </table:table-cell>
          <table:table-cell table:style-name="Table12.B2" table:number-columns-spanned="3" office:value-type="string">
            <text:p text:style-name="P68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Incluye:</text:span></text:p>
          </table:table-cell>
          <table:table-cell table:style-name="Table1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prioridad:</text:span></text:p>
          </table:table-cell>
          <table:table-cell table:style-name="Table12.B2" table:number-columns-spanned="3" office:value-type="string">
            <text:p text:style-name="P6"><text:span text:style-name="T3">Alta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Frecuencia de uso</text:span></text:p>
          </table:table-cell>
          <table:table-cell table:style-name="Table12.B2" table:number-columns-spanned="3" office:value-type="string">
            <text:p text:style-name="P6"><text:span text:style-name="T3">Media</text:span>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Reglas de negocio:</text:span></text:p>
          </table:table-cell>
          <table:table-cell table:style-name="Table12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Requerimientos Especiales :</text:span></text:p>
          </table:table-cell>
          <table:table-cell table:style-name="Table1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Asunciones:</text:span></text:p>
          </table:table-cell>
          <table:table-cell table:style-name="Table12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5"><text:span text:style-name="T3">Tecnologías</text:span></text:p>
          </table:table-cell>
          <table:table-cell table:style-name="Table12.B2" table:number-columns-spanned="3" office:value-type="string">
            <text:p text:style-name="P25"><text:span text:style-name="T3"><text:s/>PHP, AJAX, MYSQL, JQUERY.</text:span></text:p>
          </table:table-cell>
          <table:covered-table-cell/>
          <table:covered-table-cell/>
        </table:table-row>
      </table:table>
      <text:p text:style-name="P24"><text:soft-page-break/></text:p>
      <text:p text:style-name="P24"/>
      <text:p text:style-name="Standard"/>
      <text:p text:style-name="P23"/>
      <text:p text:style-name="P86"><text:bookmark text:name="_tyjcwt"/>CU - 04 Teléfono</text:p>
      <text:p text:style-name="P13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ext:soft-page-break/>
        <table:table-row table:style-name="Table13.1">
          <table:table-cell table:style-name="Table13.A1" office:value-type="string">
            <text:p text:style-name="P5"><text:span text:style-name="T3">Id caso de uso</text:span></text:p>
          </table:table-cell>
          <table:table-cell table:style-name="Table13.B1" table:number-columns-spanned="3" office:value-type="string">
            <text:p text:style-name="P6"><text:span text:style-name="T3"><text:s text:c="3"/>CU-04.1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Nombre de caso de uso</text:span></text:p>
          </table:table-cell>
          <table:table-cell table:style-name="Table13.B2" table:number-columns-spanned="3" office:value-type="string">
            <text:p text:style-name="P6"><text:span text:style-name="T3">Crear teléfono 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Creado por</text:span></text:p>
          </table:table-cell>
          <table:table-cell table:style-name="Table13.B2" office:value-type="string">
            <text:p text:style-name="P6"><text:span text:style-name="T3">Luis Castillo </text:span></text:p>
          </table:table-cell>
          <table:table-cell table:style-name="Table13.B2" office:value-type="string">
            <text:p text:style-name="P5"><text:span text:style-name="T3">última actualización por:</text:span></text:p>
          </table:table-cell>
          <table:table-cell table:style-name="Table13.B2" office:value-type="string">
            <text:p text:style-name="P6"><text:span text:style-name="T3">Luis Castillo</text:span></text:p>
          </table:table-cell>
        </table:table-row>
        <table:table-row table:style-name="Table13.1">
          <table:table-cell table:style-name="Table13.A2" office:value-type="string">
            <text:p text:style-name="P5"><text:span text:style-name="T3">Fecha de creación:</text:span></text:p>
          </table:table-cell>
          <table:table-cell table:style-name="Table13.B2" office:value-type="string">
            <text:p text:style-name="P6"><text:span text:style-name="T3">14/1/17</text:span></text:p>
          </table:table-cell>
          <table:table-cell table:style-name="Table13.B2" office:value-type="string">
            <text:p text:style-name="P5"><text:span text:style-name="T3"><text:s/>Última fecha de actualización</text:span></text:p>
          </table:table-cell>
          <table:table-cell table:style-name="Table13.B2" office:value-type="string">
            <text:p text:style-name="P6"><text:span text:style-name="T3"><text:s/>20/1/17</text:span></text:p>
          </table:table-cell>
        </table:table-row>
        <table:table-row table:style-name="Table13.1">
          <table:table-cell table:style-name="Table13.A2" office:value-type="string">
            <text:p text:style-name="P5"><text:span text:style-name="T3">Actor:</text:span></text:p>
          </table:table-cell>
          <table:table-cell table:style-name="Table13.B2" table:number-columns-spanned="3" office:value-type="string">
            <text:p text:style-name="P6"><text:span text:style-name="T3">Administradores de gimnasio 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Descripción:</text:span></text:p>
          </table:table-cell>
          <table:table-cell table:style-name="Table13.B2" table:number-columns-spanned="3" office:value-type="string">
            <text:p text:style-name="P6"><text:span text:style-name="T3">El sistema les permite a los administradores crear varios números de teléfono para un cliente o instructor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Precondiciones:</text:span></text:p>
          </table:table-cell>
          <table:table-cell table:style-name="Table13.B2" table:number-columns-spanned="3" office:value-type="string">
            <text:p text:style-name="P25"><text:span text:style-name="T3">Ingresar como administrador, debe estar registrado en la base de datos y posteriormente insertar un nuevo cliente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Postcondiciones:</text:span></text:p>
          </table:table-cell>
          <table:table-cell table:style-name="Table13.B2" table:number-columns-spanned="3" office:value-type="string">
            <text:p text:style-name="P25"><text:span text:style-name="T3">Verificar que la creación del teléfono se haga de manera correcta y con su respectivo cliente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Flujo Normal:</text:span></text:p>
          </table:table-cell>
          <table:table-cell table:style-name="Table13.B2" table:number-columns-spanned="3" office:value-type="string">
            <text:list xml:id="list5074733726679330091" text:style-name="WWNum33">
              <text:list-item>
                <text:p text:style-name="P45"><text:span text:style-name="T3">FN1: Ingresar al sistema como administrador.</text:span></text:p>
              </text:list-item>
              <text:list-item>
                <text:p text:style-name="P45"><text:span text:style-name="T3">FN2: Selecciona la opción de “Client” en el menú.</text:span></text:p>
              </text:list-item>
              <text:list-item>
                <text:p text:style-name="P45"><text:span text:style-name="T3">FN3: Selecciona la opción de “Show” en el menú. </text:span></text:p>
              </text:list-item>
              <text:list-item>
                <text:p text:style-name="P45"><text:span text:style-name="T3">FN4: Selecciona la opción de “Phones” en la estructura del cliente.</text:span></text:p>
              </text:list-item>
              <text:list-item>
                <text:p text:style-name="P45"><text:span text:style-name="T3">FN5: Ingresar un nuevo cliente con sus números telefónicos.</text:span>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Flujos alternativos:</text:span></text:p>
          </table:table-cell>
          <table:table-cell table:style-name="Table13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Excepciones:</text:span></text:p>
          </table:table-cell>
          <table:table-cell table:style-name="Table13.B2" table:number-columns-spanned="3" office:value-type="string">
            <text:p text:style-name="P68"><text:span text:style-name="T3">No se deben ingresar letras en el número de teléfono.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Incluye:</text:span></text:p>
          </table:table-cell>
          <table:table-cell table:style-name="Table1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prioridad:</text:span></text:p>
          </table:table-cell>
          <table:table-cell table:style-name="Table13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Frecuencia de uso</text:span></text:p>
          </table:table-cell>
          <table:table-cell table:style-name="Table13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Reglas de negocio:</text:span></text:p>
          </table:table-cell>
          <table:table-cell table:style-name="Table13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Requerimientos Especiales :</text:span></text:p>
          </table:table-cell>
          <table:table-cell table:style-name="Table13.B2" table:number-columns-spanned="3" office:value-type="string">
            <text:p text:style-name="P25"><text:span text:style-name="T3">Ingresar como administrador</text:span></text:p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Asunciones:</text:span></text:p>
          </table:table-cell>
          <table:table-cell table:style-name="Table13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5"><text:span text:style-name="T3">Tecnologías</text:span></text:p>
          </table:table-cell>
          <table:table-cell table:style-name="Table13.B2" table:number-columns-spanned="3" office:value-type="string">
            <text:list xml:id="list9016091193979074745" text:style-name="WWNum21">
              <text:list-item>
                <text:p text:style-name="P62"><text:span text:style-name="T3"><text:s/>JQuery</text:span></text:p>
              </text:list-item>
              <text:list-item>
                <text:p text:style-name="P62"><text:span text:style-name="T3">AJAX</text:span></text:p>
              </text:list-item>
              <text:list-item>
                <text:p text:style-name="P62"><text:span text:style-name="T3">PHP</text:span></text:p>
              </text:list-item>
              <text:list-item>
                <text:p text:style-name="P62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24"><text:soft-page-break/></text:p>
      <text:p text:style-name="P24"/>
      <text:p text:style-name="P13"/>
      <text:p text:style-name="Standard"/>
      <text:p text:style-name="P22"/>
      <text:p text:style-name="P13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ext:soft-page-break/>
        <table:table-row table:style-name="Table14.1">
          <table:table-cell table:style-name="Table14.A1" office:value-type="string">
            <text:p text:style-name="P5"><text:span text:style-name="T3">Id caso de uso</text:span></text:p>
          </table:table-cell>
          <table:table-cell table:style-name="Table14.B1" table:number-columns-spanned="3" office:value-type="string">
            <text:p text:style-name="P6"><text:span text:style-name="T3"><text:s text:c="3"/>CU-04.2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Nombre de caso de uso</text:span></text:p>
          </table:table-cell>
          <table:table-cell table:style-name="Table14.B2" table:number-columns-spanned="3" office:value-type="string">
            <text:p text:style-name="P6"><text:span text:style-name="T3">Actualizar teléfono 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Creado por</text:span></text:p>
          </table:table-cell>
          <table:table-cell table:style-name="Table14.B2" office:value-type="string">
            <text:p text:style-name="P6"><text:span text:style-name="T3">Luis Castillo </text:span></text:p>
          </table:table-cell>
          <table:table-cell table:style-name="Table14.B2" office:value-type="string">
            <text:p text:style-name="P5"><text:span text:style-name="T3">última actualización por:</text:span></text:p>
          </table:table-cell>
          <table:table-cell table:style-name="Table14.B2" office:value-type="string">
            <text:p text:style-name="P6"><text:span text:style-name="T3">Luis Castillo</text:span></text:p>
          </table:table-cell>
        </table:table-row>
        <table:table-row table:style-name="Table14.1">
          <table:table-cell table:style-name="Table14.A2" office:value-type="string">
            <text:p text:style-name="P5"><text:span text:style-name="T3">Fecha de creación:</text:span></text:p>
          </table:table-cell>
          <table:table-cell table:style-name="Table14.B2" office:value-type="string">
            <text:p text:style-name="P6"><text:span text:style-name="T3">14/1/17</text:span></text:p>
          </table:table-cell>
          <table:table-cell table:style-name="Table14.B2" office:value-type="string">
            <text:p text:style-name="P5"><text:span text:style-name="T3"><text:s/>Última fecha de actualización</text:span></text:p>
          </table:table-cell>
          <table:table-cell table:style-name="Table14.B2" office:value-type="string">
            <text:p text:style-name="P6"><text:span text:style-name="T3"><text:s/>20/1/17</text:span></text:p>
          </table:table-cell>
        </table:table-row>
        <table:table-row table:style-name="Table14.1">
          <table:table-cell table:style-name="Table14.A2" office:value-type="string">
            <text:p text:style-name="P5"><text:span text:style-name="T3">Actor:</text:span></text:p>
          </table:table-cell>
          <table:table-cell table:style-name="Table14.B2" table:number-columns-spanned="3" office:value-type="string">
            <text:p text:style-name="P6"><text:span text:style-name="T3">Administradores de gimnasio, clientes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Descripción:</text:span></text:p>
          </table:table-cell>
          <table:table-cell table:style-name="Table14.B2" table:number-columns-spanned="3" office:value-type="string">
            <text:p text:style-name="P6"><text:span text:style-name="T3">El sistema les permite a los administradores y clientes actualizar varios números de teléfono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Precondiciones:</text:span></text:p>
          </table:table-cell>
          <table:table-cell table:style-name="Table14.B2" table:number-columns-spanned="3" office:value-type="string">
            <text:p text:style-name="P25"><text:span text:style-name="T3">Ingresar como administrador o cliente, debe estar registrado en la base de datos y posteriormente actualizar el número de teléfono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Postcondiciones:</text:span></text:p>
          </table:table-cell>
          <table:table-cell table:style-name="Table14.B2" table:number-columns-spanned="3" office:value-type="string">
            <text:p text:style-name="P25"><text:span text:style-name="T3">Verificar que la actualización del teléfono se haga de manera correcta y con su respectivo cliente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Flujo Normal:</text:span></text:p>
          </table:table-cell>
          <table:table-cell table:style-name="Table14.B2" table:number-columns-spanned="3" office:value-type="string">
            <text:list xml:id="list3080521793047471491" text:style-name="WWNum4">
              <text:list-item>
                <text:p text:style-name="P46"><text:span text:style-name="T3">FN1: Ingresar al sistema como administrador.</text:span></text:p>
              </text:list-item>
              <text:list-item>
                <text:p text:style-name="P46"><text:span text:style-name="T3">FN2: Selecciona la opción de “Client” en el menú.</text:span></text:p>
              </text:list-item>
              <text:list-item>
                <text:p text:style-name="P46"><text:span text:style-name="T3">FN3: Selecciona la opción de “Show” en el menú. </text:span></text:p>
              </text:list-item>
              <text:list-item>
                <text:p text:style-name="P46"><text:span text:style-name="T3">FN4: Selecciona la opción de “Phones” en la estructura del cliente.</text:span></text:p>
              </text:list-item>
              <text:list-item>
                <text:p text:style-name="P46"><text:span text:style-name="T3">FN5: Actualizar el o los números telefónicos del cliente.</text:span></text:p>
              </text:list-item>
            </text:list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Flujos alternativos:</text:span></text:p>
          </table:table-cell>
          <table:table-cell table:style-name="Table14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Excepciones:</text:span></text:p>
          </table:table-cell>
          <table:table-cell table:style-name="Table14.B2" table:number-columns-spanned="3" office:value-type="string">
            <text:p text:style-name="P6"><text:span text:style-name="T3">No se deben ingresar letras en el número de teléfono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Incluye:</text:span></text:p>
          </table:table-cell>
          <table:table-cell table:style-name="Table1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prioridad:</text:span></text:p>
          </table:table-cell>
          <table:table-cell table:style-name="Table14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Frecuencia de uso</text:span></text:p>
          </table:table-cell>
          <table:table-cell table:style-name="Table14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Reglas de negocio:</text:span></text:p>
          </table:table-cell>
          <table:table-cell table:style-name="Table14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Requerimientos Especiales :</text:span></text:p>
          </table:table-cell>
          <table:table-cell table:style-name="Table14.B2" table:number-columns-spanned="3" office:value-type="string">
            <text:p text:style-name="P25"><text:span text:style-name="T3">Ingresar como administrador o cliente.</text:span></text:p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Asunciones:</text:span></text:p>
          </table:table-cell>
          <table:table-cell table:style-name="Table14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4.1">
          <table:table-cell table:style-name="Table14.A2" office:value-type="string">
            <text:p text:style-name="P5"><text:span text:style-name="T3">Tecnologías</text:span></text:p>
          </table:table-cell>
          <table:table-cell table:style-name="Table14.B2" table:number-columns-spanned="3" office:value-type="string">
            <text:list xml:id="list4757670657031949921" text:style-name="WWNum7">
              <text:list-item>
                <text:p text:style-name="P63"><text:span text:style-name="T3"><text:s/>JQuery</text:span></text:p>
              </text:list-item>
              <text:list-item>
                <text:p text:style-name="P63"><text:span text:style-name="T3">AJAX</text:span></text:p>
              </text:list-item>
              <text:list-item>
                <text:p text:style-name="P63"><text:span text:style-name="T3">PHP</text:span></text:p>
              </text:list-item>
              <text:list-item>
                <text:p text:style-name="P63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ext:soft-page-break/>
        <table:table-row table:style-name="Table15.1">
          <table:table-cell table:style-name="Table15.A1" office:value-type="string">
            <text:p text:style-name="P5"><text:span text:style-name="T3">Id caso de uso</text:span></text:p>
          </table:table-cell>
          <table:table-cell table:style-name="Table15.B1" table:number-columns-spanned="3" office:value-type="string">
            <text:p text:style-name="P6"><text:span text:style-name="T3"><text:s text:c="3"/>CU-04.3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Nombre de caso de uso</text:span></text:p>
          </table:table-cell>
          <table:table-cell table:style-name="Table15.B2" table:number-columns-spanned="3" office:value-type="string">
            <text:p text:style-name="P6"><text:span text:style-name="T3">Eliminar teléfono 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Creado por</text:span></text:p>
          </table:table-cell>
          <table:table-cell table:style-name="Table15.B2" office:value-type="string">
            <text:p text:style-name="P6"><text:span text:style-name="T3">Luis Castillo </text:span></text:p>
          </table:table-cell>
          <table:table-cell table:style-name="Table15.B2" office:value-type="string">
            <text:p text:style-name="P5"><text:span text:style-name="T3">última actualización por:</text:span></text:p>
          </table:table-cell>
          <table:table-cell table:style-name="Table15.B2" office:value-type="string">
            <text:p text:style-name="P6"><text:span text:style-name="T3">Luis Castillo</text:span></text:p>
          </table:table-cell>
        </table:table-row>
        <table:table-row table:style-name="Table15.1">
          <table:table-cell table:style-name="Table15.A2" office:value-type="string">
            <text:p text:style-name="P5"><text:span text:style-name="T3">Fecha de creación:</text:span></text:p>
          </table:table-cell>
          <table:table-cell table:style-name="Table15.B2" office:value-type="string">
            <text:p text:style-name="P6"><text:span text:style-name="T3">14/1/17</text:span></text:p>
          </table:table-cell>
          <table:table-cell table:style-name="Table15.B2" office:value-type="string">
            <text:p text:style-name="P5"><text:span text:style-name="T3"><text:s/>Última fecha de actualización</text:span></text:p>
          </table:table-cell>
          <table:table-cell table:style-name="Table15.B2" office:value-type="string">
            <text:p text:style-name="P6"><text:span text:style-name="T3"><text:s/>20/1/17</text:span></text:p>
          </table:table-cell>
        </table:table-row>
        <table:table-row table:style-name="Table15.1">
          <table:table-cell table:style-name="Table15.A2" office:value-type="string">
            <text:p text:style-name="P5"><text:span text:style-name="T3">Actor:</text:span></text:p>
          </table:table-cell>
          <table:table-cell table:style-name="Table15.B2" table:number-columns-spanned="3" office:value-type="string">
            <text:p text:style-name="P6"><text:span text:style-name="T3">Administradores de gimnasio, cliente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Descripción:</text:span></text:p>
          </table:table-cell>
          <table:table-cell table:style-name="Table15.B2" table:number-columns-spanned="3" office:value-type="string">
            <text:p text:style-name="P6"><text:span text:style-name="T3">El sistema les permite a los administradores y clientes eliminar varios números de teléfono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Precondiciones:</text:span></text:p>
          </table:table-cell>
          <table:table-cell table:style-name="Table15.B2" table:number-columns-spanned="3" office:value-type="string">
            <text:p text:style-name="P25"><text:span text:style-name="T3">Ingresar como administrador o cliente, debe estar registrado en la base de datos y posteriormente eliminar el número de teléfono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Postcondiciones:</text:span></text:p>
          </table:table-cell>
          <table:table-cell table:style-name="Table15.B2" table:number-columns-spanned="3" office:value-type="string">
            <text:p text:style-name="P25"><text:span text:style-name="T3">Verificar que la eliminación del teléfono se haga de manera correcta y con su respectivo cliente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Flujo Normal:</text:span></text:p>
          </table:table-cell>
          <table:table-cell table:style-name="Table15.B2" table:number-columns-spanned="3" office:value-type="string">
            <text:list xml:id="list1746182227195985638" text:style-name="WWNum10">
              <text:list-item>
                <text:p text:style-name="P47"><text:span text:style-name="T3">FN1: Ingresar al sistema como administrador.</text:span></text:p>
              </text:list-item>
              <text:list-item>
                <text:p text:style-name="P47"><text:span text:style-name="T3">FN2: Selecciona la opción de “Client” en el menú.</text:span></text:p>
              </text:list-item>
              <text:list-item>
                <text:p text:style-name="P47"><text:span text:style-name="T3">FN3: Selecciona la opción de “Show” en el menú. </text:span></text:p>
              </text:list-item>
              <text:list-item>
                <text:p text:style-name="P47"><text:span text:style-name="T3">FN4: Selecciona la opción de “Phones” en la estructura del cliente.</text:span></text:p>
              </text:list-item>
              <text:list-item>
                <text:p text:style-name="P47"><text:span text:style-name="T3">FN5: Actualizar el o los números telefónicos del cliente.</text:span></text:p>
              </text:list-item>
            </text:list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Flujos alternativos:</text:span></text:p>
          </table:table-cell>
          <table:table-cell table:style-name="Table15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Excepciones:</text:span></text:p>
          </table:table-cell>
          <table:table-cell table:style-name="Table15.B2" table:number-columns-spanned="3" office:value-type="string">
            <text:p text:style-name="P6"><text:span text:style-name="T3">No posee.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Incluye:</text:span></text:p>
          </table:table-cell>
          <table:table-cell table:style-name="Table1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prioridad:</text:span></text:p>
          </table:table-cell>
          <table:table-cell table:style-name="Table15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Frecuencia de uso</text:span></text:p>
          </table:table-cell>
          <table:table-cell table:style-name="Table15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Reglas de negocio:</text:span></text:p>
          </table:table-cell>
          <table:table-cell table:style-name="Table15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Requerimientos Especiales :</text:span></text:p>
          </table:table-cell>
          <table:table-cell table:style-name="Table15.B2" table:number-columns-spanned="3" office:value-type="string">
            <text:p text:style-name="P25"><text:span text:style-name="T3">Ingresar como administrador o cliente</text:span></text:p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Asunciones:</text:span></text:p>
          </table:table-cell>
          <table:table-cell table:style-name="Table15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5.1">
          <table:table-cell table:style-name="Table15.A2" office:value-type="string">
            <text:p text:style-name="P5"><text:span text:style-name="T3">Tecnologías</text:span></text:p>
          </table:table-cell>
          <table:table-cell table:style-name="Table15.B2" table:number-columns-spanned="3" office:value-type="string">
            <text:list xml:id="list2571099847379093114" text:style-name="WWNum12">
              <text:list-item>
                <text:p text:style-name="P64"><text:span text:style-name="T3"><text:s/>JQuery</text:span></text:p>
              </text:list-item>
              <text:list-item>
                <text:p text:style-name="P64"><text:span text:style-name="T3">AJAX</text:span></text:p>
              </text:list-item>
              <text:list-item>
                <text:p text:style-name="P64"><text:span text:style-name="T3">PHP</text:span></text:p>
              </text:list-item>
              <text:list-item>
                <text:p text:style-name="P64"><text:span text:style-name="T3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P13"/>
      <text:p text:style-name="P13"/>
      <text:p text:style-name="Standard"/>
      <text:p text:style-name="P23"/>
      <text:p text:style-name="P86"><text:bookmark text:name="_3dy6vkm"/>CU - 05 Rutina</text:p>
      <text:p text:style-name="P1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ext:soft-page-break/>
        <table:table-row table:style-name="Table16.1">
          <table:table-cell table:style-name="Table16.A1" office:value-type="string">
            <text:p text:style-name="P5"><text:span text:style-name="T3">Id caso de uso</text:span></text:p>
          </table:table-cell>
          <table:table-cell table:style-name="Table16.B1" table:number-columns-spanned="3" office:value-type="string">
            <text:p text:style-name="P6"><text:span text:style-name="T3"><text:s text:c="3"/>CU-05.1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Nombre de caso de uso</text:span></text:p>
          </table:table-cell>
          <table:table-cell table:style-name="Table16.B2" table:number-columns-spanned="3" office:value-type="string">
            <text:p text:style-name="P6"><text:span text:style-name="T3">Crear Rutina 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Creado por</text:span></text:p>
          </table:table-cell>
          <table:table-cell table:style-name="Table16.B2" office:value-type="string">
            <text:p text:style-name="P6"><text:span text:style-name="T3">Luis Castillo </text:span></text:p>
          </table:table-cell>
          <table:table-cell table:style-name="Table16.B2" office:value-type="string">
            <text:p text:style-name="P5"><text:span text:style-name="T3">última actualización por:</text:span></text:p>
          </table:table-cell>
          <table:table-cell table:style-name="Table16.B2" office:value-type="string">
            <text:p text:style-name="P6"><text:span text:style-name="T3">Luis Castillo</text:span></text:p>
          </table:table-cell>
        </table:table-row>
        <table:table-row table:style-name="Table16.1">
          <table:table-cell table:style-name="Table16.A2" office:value-type="string">
            <text:p text:style-name="P5"><text:span text:style-name="T3">Fecha de creación:</text:span></text:p>
          </table:table-cell>
          <table:table-cell table:style-name="Table16.B2" office:value-type="string">
            <text:p text:style-name="P6"><text:span text:style-name="T3">20/1/17</text:span></text:p>
          </table:table-cell>
          <table:table-cell table:style-name="Table16.B2" office:value-type="string">
            <text:p text:style-name="P5"><text:span text:style-name="T3"><text:s/>Última fecha de actualización</text:span></text:p>
          </table:table-cell>
          <table:table-cell table:style-name="Table16.B2" office:value-type="string">
            <text:p text:style-name="P6"><text:span text:style-name="T3"><text:s/>20/1/17</text:span></text:p>
          </table:table-cell>
        </table:table-row>
        <table:table-row table:style-name="Table16.1">
          <table:table-cell table:style-name="Table16.A2" office:value-type="string">
            <text:p text:style-name="P5"><text:span text:style-name="T3">Actor:</text:span></text:p>
          </table:table-cell>
          <table:table-cell table:style-name="Table16.B2" table:number-columns-spanned="3" office:value-type="string">
            <text:p text:style-name="P6"><text:span text:style-name="T3">Administradores de gimnasio 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Descripción:</text:span></text:p>
          </table:table-cell>
          <table:table-cell table:style-name="Table16.B2" table:number-columns-spanned="3" office:value-type="string">
            <text:p text:style-name="P6"><text:span text:style-name="T3">El sistema les permite a los administradores e instructores crear varios ejercicios para un cliente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Precondiciones:</text:span></text:p>
          </table:table-cell>
          <table:table-cell table:style-name="Table16.B2" table:number-columns-spanned="3" office:value-type="string">
            <text:p text:style-name="P25"><text:span text:style-name="T3">Ingresar como administrador o instructor, debe estar registrado en la base de datos y posteriormente asignarle ejercicios a un cliente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Postcondiciones:</text:span></text:p>
          </table:table-cell>
          <table:table-cell table:style-name="Table16.B2" table:number-columns-spanned="3" office:value-type="string">
            <text:p text:style-name="P25"><text:span text:style-name="T3">Verificar que la creación del ejercicio se haga de manera correcta y con su respectivo cliente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Flujo Normal:</text:span></text:p>
          </table:table-cell>
          <table:table-cell table:style-name="Table16.B2" table:number-columns-spanned="3" office:value-type="string">
            <text:list xml:id="list62932737395889" text:continue-list="list5074733726679330091" text:style-name="WWNum33">
              <text:list-item>
                <text:p text:style-name="P45"><text:span text:style-name="T3">FN1: Ingresar al sistema como administrador o instructor.</text:span></text:p>
              </text:list-item>
              <text:list-item>
                <text:p text:style-name="P45"><text:span text:style-name="T3">FN2: Selecciona la opción de “Client” en el menú.</text:span></text:p>
              </text:list-item>
              <text:list-item>
                <text:p text:style-name="P45"><text:span text:style-name="T3">FN3: Selecciona la opción de “Show” en el menú. </text:span></text:p>
              </text:list-item>
              <text:list-item>
                <text:p text:style-name="P45"><text:span text:style-name="T3">FN4: Selecciona la opción de “Routine” en la estructura del cliente.</text:span></text:p>
              </text:list-item>
              <text:list-item>
                <text:p text:style-name="P45"><text:span text:style-name="T3">FN5: Ingresar un ejercicio para un cliente.</text:span></text:p>
              </text:list-item>
            </text:list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Flujos alternativos:</text:span></text:p>
          </table:table-cell>
          <table:table-cell table:style-name="Table16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Excepciones:</text:span></text:p>
          </table:table-cell>
          <table:table-cell table:style-name="Table16.B2" table:number-columns-spanned="3" office:value-type="string">
            <text:p text:style-name="P68"><text:span text:style-name="T3">No debe ingresar letras en los espacios de series y repeticiones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Incluye:</text:span></text:p>
          </table:table-cell>
          <table:table-cell table:style-name="Table1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prioridad:</text:span></text:p>
          </table:table-cell>
          <table:table-cell table:style-name="Table16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Frecuencia de uso</text:span></text:p>
          </table:table-cell>
          <table:table-cell table:style-name="Table16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Reglas de negocio:</text:span></text:p>
          </table:table-cell>
          <table:table-cell table:style-name="Table1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Requerimientos Especiales :</text:span></text:p>
          </table:table-cell>
          <table:table-cell table:style-name="Table16.B2" table:number-columns-spanned="3" office:value-type="string">
            <text:p text:style-name="P25"><text:span text:style-name="T3">Ingresar como administrador o instructor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Asunciones:</text:span></text:p>
          </table:table-cell>
          <table:table-cell table:style-name="Table16.B2" table:number-columns-spanned="3" office:value-type="string">
            <text:p text:style-name="P25"><text:span text:style-name="T3">Los clientes deben de tener al menos una rutina.</text:span></text:p>
          </table:table-cell>
          <table:covered-table-cell/>
          <table:covered-table-cell/>
        </table:table-row>
        <table:table-row table:style-name="Table16.1">
          <table:table-cell table:style-name="Table16.A2" office:value-type="string">
            <text:p text:style-name="P5"><text:span text:style-name="T3">Tecnologías</text:span></text:p>
          </table:table-cell>
          <table:table-cell table:style-name="Table16.B2" table:number-columns-spanned="3" office:value-type="string">
            <text:list xml:id="list62933159894351" text:continue-list="list9016091193979074745" text:style-name="WWNum21">
              <text:list-item>
                <text:p text:style-name="P62"><text:span text:style-name="T3"><text:s/>JQuery</text:span></text:p>
              </text:list-item>
              <text:list-item>
                <text:p text:style-name="P62"><text:span text:style-name="T3">AJAX</text:span></text:p>
              </text:list-item>
              <text:list-item>
                <text:p text:style-name="P62"><text:span text:style-name="T3">PHP</text:span></text:p>
              </text:list-item>
              <text:list-item>
                <text:p text:style-name="P62"><text:span text:style-name="T3">MySQL</text:span></text:p>
              </text:list-item>
              <text:list-item>
                <text:p text:style-name="P62"><text:span text:style-name="T3">JSON</text:span></text:p>
              </text:list-item>
            </text:list>
          </table:table-cell>
          <table:covered-table-cell/>
          <table:covered-table-cell/>
        </table:table-row>
      </table:table>
      <text:p text:style-name="P24"><text:soft-page-break/></text:p>
      <text:p text:style-name="P24"/>
      <text:p text:style-name="P13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ext:soft-page-break/>
        <table:table-row table:style-name="Table17.1">
          <table:table-cell table:style-name="Table17.A1" office:value-type="string">
            <text:p text:style-name="P5"><text:span text:style-name="T3">Id caso de uso</text:span></text:p>
          </table:table-cell>
          <table:table-cell table:style-name="Table17.B1" table:number-columns-spanned="3" office:value-type="string">
            <text:p text:style-name="P6"><text:span text:style-name="T3"><text:s text:c="3"/>CU-05.2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Nombre de caso de uso</text:span></text:p>
          </table:table-cell>
          <table:table-cell table:style-name="Table17.B2" table:number-columns-spanned="3" office:value-type="string">
            <text:p text:style-name="P6"><text:span text:style-name="T3">Actualizar ejercicio. 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Creado por</text:span></text:p>
          </table:table-cell>
          <table:table-cell table:style-name="Table17.B2" office:value-type="string">
            <text:p text:style-name="P6"><text:span text:style-name="T3">Luis Castillo </text:span></text:p>
          </table:table-cell>
          <table:table-cell table:style-name="Table17.B2" office:value-type="string">
            <text:p text:style-name="P5"><text:span text:style-name="T3">última actualización por:</text:span></text:p>
          </table:table-cell>
          <table:table-cell table:style-name="Table17.B2" office:value-type="string">
            <text:p text:style-name="P6"><text:span text:style-name="T3">Luis Castillo</text:span></text:p>
          </table:table-cell>
        </table:table-row>
        <table:table-row table:style-name="Table17.1">
          <table:table-cell table:style-name="Table17.A2" office:value-type="string">
            <text:p text:style-name="P5"><text:span text:style-name="T3">Fecha de creación:</text:span></text:p>
          </table:table-cell>
          <table:table-cell table:style-name="Table17.B2" office:value-type="string">
            <text:p text:style-name="P6"><text:span text:style-name="T3">20/1/17</text:span></text:p>
          </table:table-cell>
          <table:table-cell table:style-name="Table17.B2" office:value-type="string">
            <text:p text:style-name="P5"><text:span text:style-name="T3"><text:s/>Última fecha de actualización</text:span></text:p>
          </table:table-cell>
          <table:table-cell table:style-name="Table17.B2" office:value-type="string">
            <text:p text:style-name="P6"><text:span text:style-name="T3"><text:s/>20/1/17</text:span></text:p>
          </table:table-cell>
        </table:table-row>
        <table:table-row table:style-name="Table17.1">
          <table:table-cell table:style-name="Table17.A2" office:value-type="string">
            <text:p text:style-name="P5"><text:span text:style-name="T3">Actor:</text:span></text:p>
          </table:table-cell>
          <table:table-cell table:style-name="Table17.B2" table:number-columns-spanned="3" office:value-type="string">
            <text:p text:style-name="P6"><text:span text:style-name="T3">Administradores de gimnasio e instructores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Descripción:</text:span></text:p>
          </table:table-cell>
          <table:table-cell table:style-name="Table17.B2" table:number-columns-spanned="3" office:value-type="string">
            <text:p text:style-name="P6"><text:span text:style-name="T3">El sistema les permite a los administradores e instructores actualizar uno o más ejercicios de la rutina de un cliente en específico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Precondiciones:</text:span></text:p>
          </table:table-cell>
          <table:table-cell table:style-name="Table17.B2" table:number-columns-spanned="3" office:value-type="string">
            <text:p text:style-name="P25"><text:span text:style-name="T3">Ingresar como administrador o instructor, debe estar registrado en la base de datos y posteriormente actualizar el ejercicio de la rutina de un cliente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Postcondiciones:</text:span></text:p>
          </table:table-cell>
          <table:table-cell table:style-name="Table17.B2" table:number-columns-spanned="3" office:value-type="string">
            <text:p text:style-name="P25"><text:span text:style-name="T3">Verificar que la actualización del ejercicio se haga de manera correcta y con su respectivo cliente y rutina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Flujo Normal:</text:span></text:p>
          </table:table-cell>
          <table:table-cell table:style-name="Table17.B2" table:number-columns-spanned="3" office:value-type="string">
            <text:list xml:id="list62934190129576" text:continue-list="list3080521793047471491" text:style-name="WWNum4">
              <text:list-item>
                <text:p text:style-name="P46"><text:span text:style-name="T3">FN1: Ingresar al sistema como administrador o instructor.</text:span></text:p>
              </text:list-item>
              <text:list-item>
                <text:p text:style-name="P46"><text:span text:style-name="T3">FN2: Selecciona la opción de “Client” en el menú.</text:span></text:p>
              </text:list-item>
              <text:list-item>
                <text:p text:style-name="P46"><text:span text:style-name="T3">FN3: Selecciona la opción de “Show” en el menú. </text:span></text:p>
              </text:list-item>
              <text:list-item>
                <text:p text:style-name="P46"><text:span text:style-name="T3">FN4: Selecciona la opción de “Routine” en la estructura del cliente.</text:span></text:p>
              </text:list-item>
              <text:list-item>
                <text:p text:style-name="P46"><text:span text:style-name="T3">FN5: Actualizar el o los ejercicios de la rutina del cliente.</text:span></text:p>
              </text:list-item>
            </text:list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Flujos alternativos:</text:span></text:p>
          </table:table-cell>
          <table:table-cell table:style-name="Table17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Excepciones:</text:span></text:p>
          </table:table-cell>
          <table:table-cell table:style-name="Table17.B2" table:number-columns-spanned="3" office:value-type="string">
            <text:p text:style-name="P6"><text:span text:style-name="T3">No debe ingresar letras en los espacios de series y repeticiones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Incluye:</text:span></text:p>
          </table:table-cell>
          <table:table-cell table:style-name="Table17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prioridad:</text:span></text:p>
          </table:table-cell>
          <table:table-cell table:style-name="Table17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Frecuencia de uso</text:span></text:p>
          </table:table-cell>
          <table:table-cell table:style-name="Table17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Reglas de negocio:</text:span></text:p>
          </table:table-cell>
          <table:table-cell table:style-name="Table17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Requerimientos Especiales :</text:span></text:p>
          </table:table-cell>
          <table:table-cell table:style-name="Table17.B2" table:number-columns-spanned="3" office:value-type="string">
            <text:p text:style-name="P25"><text:span text:style-name="T3">Ingresar como administrador o instructor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Asunciones:</text:span></text:p>
          </table:table-cell>
          <table:table-cell table:style-name="Table17.B2" table:number-columns-spanned="3" office:value-type="string">
            <text:p text:style-name="P25"><text:span text:style-name="T3">Los clientes deben de tener al menos una rutina.</text:span></text:p>
          </table:table-cell>
          <table:covered-table-cell/>
          <table:covered-table-cell/>
        </table:table-row>
        <table:table-row table:style-name="Table17.1">
          <table:table-cell table:style-name="Table17.A2" office:value-type="string">
            <text:p text:style-name="P5"><text:span text:style-name="T3">Tecnologías</text:span></text:p>
          </table:table-cell>
          <table:table-cell table:style-name="Table17.B2" table:number-columns-spanned="3" office:value-type="string">
            <text:list xml:id="list62932711091380" text:continue-list="list4757670657031949921" text:style-name="WWNum7">
              <text:list-item>
                <text:p text:style-name="P63"><text:span text:style-name="T3"><text:s/>JQuery</text:span></text:p>
              </text:list-item>
              <text:list-item>
                <text:p text:style-name="P63"><text:span text:style-name="T3">AJAX</text:span></text:p>
              </text:list-item>
              <text:list-item>
                <text:p text:style-name="P63"><text:span text:style-name="T3">PHP</text:span></text:p>
              </text:list-item>
              <text:list-item>
                <text:p text:style-name="P63"><text:span text:style-name="T3">MySQL</text:span></text:p>
              </text:list-item>
              <text:list-item>
                <text:p text:style-name="P63"><text:span text:style-name="T3">JSON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13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ext:soft-page-break/>
        <table:table-row table:style-name="Table18.1">
          <table:table-cell table:style-name="Table18.A1" office:value-type="string">
            <text:p text:style-name="P5"><text:span text:style-name="T3">Id caso de uso</text:span></text:p>
          </table:table-cell>
          <table:table-cell table:style-name="Table18.B1" table:number-columns-spanned="3" office:value-type="string">
            <text:p text:style-name="P6"><text:span text:style-name="T3"><text:s text:c="3"/>CU-05.3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Nombre de caso de uso</text:span></text:p>
          </table:table-cell>
          <table:table-cell table:style-name="Table18.B2" table:number-columns-spanned="3" office:value-type="string">
            <text:p text:style-name="P6"><text:span text:style-name="T3">Eliminar ejercicio. 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Creado por</text:span></text:p>
          </table:table-cell>
          <table:table-cell table:style-name="Table18.B2" office:value-type="string">
            <text:p text:style-name="P6"><text:span text:style-name="T3">Luis Castillo </text:span></text:p>
          </table:table-cell>
          <table:table-cell table:style-name="Table18.B2" office:value-type="string">
            <text:p text:style-name="P5"><text:span text:style-name="T3">última actualización por:</text:span></text:p>
          </table:table-cell>
          <table:table-cell table:style-name="Table18.B2" office:value-type="string">
            <text:p text:style-name="P6"><text:span text:style-name="T3">Luis Castillo</text:span></text:p>
          </table:table-cell>
        </table:table-row>
        <table:table-row table:style-name="Table18.1">
          <table:table-cell table:style-name="Table18.A2" office:value-type="string">
            <text:p text:style-name="P5"><text:span text:style-name="T3">Fecha de creación:</text:span></text:p>
          </table:table-cell>
          <table:table-cell table:style-name="Table18.B2" office:value-type="string">
            <text:p text:style-name="P6"><text:span text:style-name="T3">20/1/17</text:span></text:p>
          </table:table-cell>
          <table:table-cell table:style-name="Table18.B2" office:value-type="string">
            <text:p text:style-name="P5"><text:span text:style-name="T3"><text:s/>Última fecha de actualización</text:span></text:p>
          </table:table-cell>
          <table:table-cell table:style-name="Table18.B2" office:value-type="string">
            <text:p text:style-name="P6"><text:span text:style-name="T3"><text:s/>20/1/17</text:span></text:p>
          </table:table-cell>
        </table:table-row>
        <table:table-row table:style-name="Table18.1">
          <table:table-cell table:style-name="Table18.A2" office:value-type="string">
            <text:p text:style-name="P5"><text:span text:style-name="T3">Actor:</text:span></text:p>
          </table:table-cell>
          <table:table-cell table:style-name="Table18.B2" table:number-columns-spanned="3" office:value-type="string">
            <text:p text:style-name="P6"><text:span text:style-name="T3">Administradores de gimnasio e instructores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Descripción:</text:span></text:p>
          </table:table-cell>
          <table:table-cell table:style-name="Table18.B2" table:number-columns-spanned="3" office:value-type="string">
            <text:p text:style-name="P6"><text:span text:style-name="T3">El sistema les permite a los administradores e instructores eliminar uno o más ejercicios de la rutina de un cliente en específico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Precondiciones:</text:span></text:p>
          </table:table-cell>
          <table:table-cell table:style-name="Table18.B2" table:number-columns-spanned="3" office:value-type="string">
            <text:p text:style-name="P25"><text:span text:style-name="T3">Ingresar como administrador o instructor, debe estar registrado en la base de datos y posteriormente eliminar el ejercicio de la rutina de un cliente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Postcondiciones:</text:span></text:p>
          </table:table-cell>
          <table:table-cell table:style-name="Table18.B2" table:number-columns-spanned="3" office:value-type="string">
            <text:p text:style-name="P25"><text:span text:style-name="T3">Verificar que la eliminación del ejercicio se haga de manera correcta y con su respectivo cliente y rutina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Flujo Normal:</text:span></text:p>
          </table:table-cell>
          <table:table-cell table:style-name="Table18.B2" table:number-columns-spanned="3" office:value-type="string">
            <text:list xml:id="list62933129778020" text:continue-list="list62934190129576" text:style-name="WWNum4">
              <text:list-item>
                <text:p text:style-name="P46"><text:span text:style-name="T3">FN1: Ingresar al sistema como administrador o instructor.</text:span></text:p>
              </text:list-item>
              <text:list-item>
                <text:p text:style-name="P46"><text:span text:style-name="T3">FN2: Selecciona la opción de “Client” en el menú.</text:span></text:p>
              </text:list-item>
              <text:list-item>
                <text:p text:style-name="P46"><text:span text:style-name="T3">FN3: Selecciona la opción de “Show” en el menú. </text:span></text:p>
              </text:list-item>
              <text:list-item>
                <text:p text:style-name="P46"><text:span text:style-name="T3">FN4: Selecciona la opción de “Routine” en la estructura del cliente.</text:span></text:p>
              </text:list-item>
              <text:list-item>
                <text:p text:style-name="P46"><text:span text:style-name="T3">FN5: Eliminar el o los ejercicios de la rutina del cliente.</text:span></text:p>
              </text:list-item>
            </text:list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Flujos alternativos:</text:span></text:p>
          </table:table-cell>
          <table:table-cell table:style-name="Table18.B2" table:number-columns-spanned="3" office:value-type="string">
            <text:p text:style-name="P6"><text:span text:style-name="T3">No posee flujos alternos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Excepciones:</text:span></text:p>
          </table:table-cell>
          <table:table-cell table:style-name="Table18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Incluye:</text:span></text:p>
          </table:table-cell>
          <table:table-cell table:style-name="Table18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prioridad:</text:span></text:p>
          </table:table-cell>
          <table:table-cell table:style-name="Table18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Frecuencia de uso</text:span></text:p>
          </table:table-cell>
          <table:table-cell table:style-name="Table18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Reglas de negocio:</text:span></text:p>
          </table:table-cell>
          <table:table-cell table:style-name="Table18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Requerimientos Especiales :</text:span></text:p>
          </table:table-cell>
          <table:table-cell table:style-name="Table18.B2" table:number-columns-spanned="3" office:value-type="string">
            <text:p text:style-name="P25"><text:span text:style-name="T3">Ingresar como administrador o instructor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Asunciones:</text:span></text:p>
          </table:table-cell>
          <table:table-cell table:style-name="Table18.B2" table:number-columns-spanned="3" office:value-type="string">
            <text:p text:style-name="P25"><text:span text:style-name="T3">Los clientes deben de tener al menos una rutina.</text:span></text:p>
          </table:table-cell>
          <table:covered-table-cell/>
          <table:covered-table-cell/>
        </table:table-row>
        <table:table-row table:style-name="Table18.1">
          <table:table-cell table:style-name="Table18.A2" office:value-type="string">
            <text:p text:style-name="P5"><text:span text:style-name="T3">Tecnologías</text:span></text:p>
          </table:table-cell>
          <table:table-cell table:style-name="Table18.B2" table:number-columns-spanned="3" office:value-type="string">
            <text:list xml:id="list62933569296076" text:continue-list="list62932711091380" text:style-name="WWNum7">
              <text:list-item>
                <text:p text:style-name="P63"><text:span text:style-name="T3"><text:s/>JQuery</text:span></text:p>
              </text:list-item>
              <text:list-item>
                <text:p text:style-name="P63"><text:span text:style-name="T3">AJAX</text:span></text:p>
              </text:list-item>
              <text:list-item>
                <text:p text:style-name="P63"><text:span text:style-name="T3">PHP</text:span></text:p>
              </text:list-item>
              <text:list-item>
                <text:p text:style-name="P63"><text:span text:style-name="T3">MySQL</text:span></text:p>
              </text:list-item>
              <text:list-item>
                <text:p text:style-name="P63"><text:span text:style-name="T3">JSON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1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ext:soft-page-break/>
        <table:table-row table:style-name="Table19.1">
          <table:table-cell table:style-name="Table19.A1" office:value-type="string">
            <text:p text:style-name="P5"><text:span text:style-name="T3">Id caso de uso</text:span></text:p>
          </table:table-cell>
          <table:table-cell table:style-name="Table19.B1" table:number-columns-spanned="3" office:value-type="string">
            <text:p text:style-name="P6"><text:span text:style-name="T3"><text:s text:c="3"/>CU-0</text:span>5.<text:span text:style-name="T3">0</text:span>4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Nombre de caso de uso</text:span></text:p>
          </table:table-cell>
          <table:table-cell table:style-name="Table19.B2" table:number-columns-spanned="3" office:value-type="string">
            <text:p text:style-name="P6"><text:span text:style-name="T3">Realizar medida 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Creado por</text:span></text:p>
          </table:table-cell>
          <table:table-cell table:style-name="Table19.B2" office:value-type="string">
            <text:p text:style-name="P6"><text:span text:style-name="T3">Edwin </text:span>Navarro<text:span text:style-name="T3"> </text:span></text:p>
          </table:table-cell>
          <table:table-cell table:style-name="Table19.B2" office:value-type="string">
            <text:p text:style-name="P5"><text:span text:style-name="T3">última actualización por:</text:span></text:p>
          </table:table-cell>
          <table:table-cell table:style-name="Table19.B2" office:value-type="string">
            <text:p text:style-name="P6"><text:span text:style-name="T3">Edwin Navarro </text:span></text:p>
          </table:table-cell>
        </table:table-row>
        <table:table-row table:style-name="Table19.1">
          <table:table-cell table:style-name="Table19.A2" office:value-type="string">
            <text:p text:style-name="P5"><text:span text:style-name="T3">Fecha de creación:</text:span></text:p>
          </table:table-cell>
          <table:table-cell table:style-name="Table19.B2" office:value-type="string">
            <text:p text:style-name="P6"><text:span text:style-name="T3">22/1/17</text:span></text:p>
          </table:table-cell>
          <table:table-cell table:style-name="Table19.B2" office:value-type="string">
            <text:p text:style-name="P5"><text:span text:style-name="T3"><text:s/>Última fecha de actualización</text:span></text:p>
          </table:table-cell>
          <table:table-cell table:style-name="Table19.B2" office:value-type="string">
            <text:p text:style-name="P6"><text:span text:style-name="T3"><text:s/>22/1/17</text:span></text:p>
          </table:table-cell>
        </table:table-row>
        <table:table-row table:style-name="Table19.1">
          <table:table-cell table:style-name="Table19.A2" office:value-type="string">
            <text:p text:style-name="P5"><text:span text:style-name="T3">Actor:</text:span></text:p>
          </table:table-cell>
          <table:table-cell table:style-name="Table19.B2" table:number-columns-spanned="3" office:value-type="string">
            <text:p text:style-name="P6"><text:span text:style-name="T3">Administradores e instructores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Descripción:</text:span></text:p>
          </table:table-cell>
          <table:table-cell table:style-name="Table19.B2" table:number-columns-spanned="3" office:value-type="string">
            <text:p text:style-name="P6"><text:span text:style-name="T3">El sistema les permite a los administradores e instructores ingresar los datos correspondientes a la medición de los músculos de un cliente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Precondiciones:</text:span></text:p>
          </table:table-cell>
          <table:table-cell table:style-name="Table19.B2" table:number-columns-spanned="3" office:value-type="string">
            <text:p text:style-name="P25"><text:span text:style-name="T3">Estar autentificado como administrador o instructo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Postcondiciones:</text:span></text:p>
          </table:table-cell>
          <table:table-cell table:style-name="Table19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Flujo Normal:</text:span></text:p>
          </table:table-cell>
          <table:table-cell table:style-name="Table19.B2" table:number-columns-spanned="3" office:value-type="string">
            <text:list xml:id="list62934195701305" text:continue-list="list62933129778020" text:style-name="WWNum4">
              <text:list-item>
                <text:p text:style-name="P46"><text:span text:style-name="T3">FN1: Ingresar al sistema como administrador o instructor.</text:span></text:p>
              </text:list-item>
              <text:list-item>
                <text:p text:style-name="P46"><text:span text:style-name="T3">FN2: Selecciona la opción de para registrar medidas en el menú.</text:span></text:p>
              </text:list-item>
              <text:list-item>
                <text:p text:style-name="P46"><text:span text:style-name="T3">FN3: Ingresa la medida de cada uno de los músculos. </text:span></text:p>
              </text:list-item>
              <text:list-item>
                <text:p text:style-name="P46"><text:span text:style-name="T3">FN4: Presiona el botón para guardar las medidas.</text:span></text:p>
              </text:list-item>
            </text:list>
            <text:p text:style-name="P81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Flujos alternativos:</text:span></text:p>
          </table:table-cell>
          <table:table-cell table:style-name="Table19.B2" table:number-columns-spanned="3" office:value-type="string">
            <text:p text:style-name="P6"><text:span text:style-name="T3"><text:s/>Si no se digita la medida de algún </text:span>músculo<text:span text:style-name="T3"> el sistema no permitirá registrar el conjunto de medidas y notificara que un campo </text:span>está<text:span text:style-name="T3"> vacío. 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Excepciones:</text:span></text:p>
          </table:table-cell>
          <table:table-cell table:style-name="Table19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Incluye:</text:span></text:p>
          </table:table-cell>
          <table:table-cell table:style-name="Table19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prioridad:</text:span></text:p>
          </table:table-cell>
          <table:table-cell table:style-name="Table19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Frecuencia de uso</text:span></text:p>
          </table:table-cell>
          <table:table-cell table:style-name="Table19.B2" table:number-columns-spanned="3" office:value-type="string">
            <text:p text:style-name="P6"><text:span text:style-name="T3">Normal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Reglas de negocio:</text:span></text:p>
          </table:table-cell>
          <table:table-cell table:style-name="Table19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Requerimientos Especiales :</text:span></text:p>
          </table:table-cell>
          <table:table-cell table:style-name="Table19.B2" table:number-columns-spanned="3" office:value-type="string">
            <text:p text:style-name="P25"><text:span text:style-name="T3">Ingresar como administrador o instructor.</text:span></text:p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Asunciones:</text:span></text:p>
          </table:table-cell>
          <table:table-cell table:style-name="Table19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19.1">
          <table:table-cell table:style-name="Table19.A2" office:value-type="string">
            <text:p text:style-name="P5"><text:span text:style-name="T3">Tecnologías</text:span></text:p>
          </table:table-cell>
          <table:table-cell table:style-name="Table19.B2" table:number-columns-spanned="3" office:value-type="string">
            <text:list xml:id="list62933031434672" text:continue-list="list62933569296076" text:style-name="WWNum7">
              <text:list-item>
                <text:p text:style-name="P63"><text:span text:style-name="T3"><text:s/>JQuery</text:span></text:p>
              </text:list-item>
              <text:list-item>
                <text:p text:style-name="P63"><text:span text:style-name="T3">AJAX</text:span></text:p>
              </text:list-item>
              <text:list-item>
                <text:p text:style-name="P63"><text:span text:style-name="T3">PHP</text:span></text:p>
              </text:list-item>
              <text:list-item>
                <text:p text:style-name="P63"><text:span text:style-name="T3">MySQL</text:span></text:p>
              </text:list-item>
              <text:list-item>
                <text:p text:style-name="P63"><text:span text:style-name="T3">JSON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86"><text:bookmark text:name="_1t3h5sf"/>CU - 06 Dieta</text:p>
      <text:p text:style-name="P13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ext:soft-page-break/>
        <table:table-row table:style-name="Table20.1">
          <table:table-cell table:style-name="Table20.A1" office:value-type="string">
            <text:p text:style-name="P7"><text:span text:style-name="T3">Id caso de uso</text:span></text:p>
          </table:table-cell>
          <table:table-cell table:style-name="Table20.B1" table:number-columns-spanned="3" office:value-type="string">
            <text:p text:style-name="P8"><text:span text:style-name="T3"><text:s text:c="3"/>CU-06.1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Nombre de caso de uso</text:span></text:p>
          </table:table-cell>
          <table:table-cell table:style-name="Table20.B2" table:number-columns-spanned="3" office:value-type="string">
            <text:p text:style-name="P8"><text:span text:style-name="T3">Crear dieta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Creado por</text:span></text:p>
          </table:table-cell>
          <table:table-cell table:style-name="Table20.B2" office:value-type="string">
            <text:p text:style-name="P9"><text:span text:style-name="T3">Karen Calderón Calvo</text:span></text:p>
          </table:table-cell>
          <table:table-cell table:style-name="Table20.B2" office:value-type="string">
            <text:p text:style-name="P7"><text:span text:style-name="T3">última actualización por:</text:span></text:p>
          </table:table-cell>
          <table:table-cell table:style-name="Table20.B2" office:value-type="string">
            <text:p text:style-name="P9"><text:span text:style-name="T3">Karen Calderón Calvo</text:span></text:p>
          </table:table-cell>
        </table:table-row>
        <table:table-row table:style-name="Table20.1">
          <table:table-cell table:style-name="Table20.A2" office:value-type="string">
            <text:p text:style-name="P7"><text:span text:style-name="T3">Fecha de creación:</text:span></text:p>
          </table:table-cell>
          <table:table-cell table:style-name="Table20.B2" office:value-type="string">
            <text:p text:style-name="P9"><text:span text:style-name="T3">22/1/2017</text:span></text:p>
          </table:table-cell>
          <table:table-cell table:style-name="Table20.B2" office:value-type="string">
            <text:p text:style-name="P7"><text:span text:style-name="T3"><text:s/>Última fecha de actualización</text:span></text:p>
          </table:table-cell>
          <table:table-cell table:style-name="Table20.B2" office:value-type="string">
            <text:p text:style-name="P8"><text:span text:style-name="T3">22/1/2017</text:span></text:p>
          </table:table-cell>
        </table:table-row>
        <table:table-row table:style-name="Table20.1">
          <table:table-cell table:style-name="Table20.A2" office:value-type="string">
            <text:p text:style-name="P7"><text:span text:style-name="T3">Actor:</text:span></text:p>
          </table:table-cell>
          <table:table-cell table:style-name="Table20.B2" table:number-columns-spanned="3" office:value-type="string">
            <text:list xml:id="list62934019040979" text:continue-list="list5489737865250802394" text:style-name="WWNum23">
              <text:list-item>
                <text:p text:style-name="P73"><text:span text:style-name="T3">Administrador</text:span></text:p>
              </text:list-item>
              <text:list-item>
                <text:p text:style-name="P73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Descripción:</text:span></text:p>
          </table:table-cell>
          <table:table-cell table:style-name="Table20.B2" table:number-columns-spanned="3" office:value-type="string">
            <text:p text:style-name="P16"><text:span text:style-name="T6">Este caso de uso debe ser ejecutado con las credenciales del usuario instructor y administrador, de modo que pueda crear las dietas de cada cliente que ingresan al gimnasio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Precondiciones:</text:span></text:p>
          </table:table-cell>
          <table:table-cell table:style-name="Table20.B2" table:number-columns-spanned="3" office:value-type="string">
            <text:p text:style-name="P16"><text:span text:style-name="T7"><text:s/></text:span><text:span text:style-name="T6">Ingresar con las credenciales de instructor o administrador para hacer uso de este caso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Postcondiciones:</text:span></text:p>
          </table:table-cell>
          <table:table-cell table:style-name="Table20.B2" table:number-columns-spanned="3" office:value-type="string">
            <text:p text:style-name="P27"><text:span text:style-name="T3"><text:s/></text:span><text:span text:style-name="T4">Se almacena la información de la dieta para ser utilizada en diferentes funciones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Flujo Normal:</text:span></text:p>
          </table:table-cell>
          <table:table-cell table:style-name="Table20.B2" table:number-columns-spanned="3" office:value-type="string">
            <text:p text:style-name="P12"><text:span text:style-name="T3"><text:s/></text:span><text:span text:style-name="T4">FN1: Se ingresa con las credenciales <text:s/>de instructor o administrador.</text:span></text:p>
            <text:p text:style-name="P80"><text:span text:style-name="T4">FN2: Se selecciona la opción en el menú cliente.</text:span></text:p>
            <text:p text:style-name="P80"><text:span text:style-name="T4">FN3: Se selecciona la opción en el menú dieta.</text:span></text:p>
            <text:p text:style-name="P80"><text:span text:style-name="T4">FN4: Se ingresa la información que se solicita como el tipo de comida, el nombre de la dieta, la descripción de la dieta, el día y hora del plan alimentario. <text:s/></text:span></text:p>
            <text:p text:style-name="P17"><text:span text:style-name="T6">FN5: El sistema realiza las operaciones requeridas para registrar la dieta asignada al cliente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Flujos alternativos:</text:span></text:p>
          </table:table-cell>
          <table:table-cell table:style-name="Table20.B2" table:number-columns-spanned="3" office:value-type="string">
            <text:p text:style-name="P8"><text:span text:style-name="T3">FN4.1: Si no se ingresan los datos correspondientes, se mostrará un mensaje indicando que debe ingresar todos los datos para confirmar el registro. </text:span></text:p>
            <text:p text:style-name="P8"><text:span text:style-name="T3">FN4.2 Si se ingresan caracteres inválidos </text:span><text:span text:style-name="T6">en el tipo de comida, el nombre de la dieta, la descripción de la dieta, el día y hora del plan alimentario </text:span><text:span text:style-name="T3">, se mostrará un mensaje indicando que debe ingresar datos <text:s/>válidos para confirmar el registro.</text:span></text:p>
            <text:p text:style-name="P8"><text:span text:style-name="T3">FN4.4: Se ejecuta FN3 hasta que se ingrese datos correctos.</text:span></text:p>
            <text:p text:style-name="P8"><text:span text:style-name="T3">FN4.5: se continúa con el flujo normal.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Excepciones:</text:span></text:p>
          </table:table-cell>
          <table:table-cell table:style-name="Table20.B2" table:number-columns-spanned="3" office:value-type="string">
            <text:p text:style-name="P8"><text:span text:style-name="T3">-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Incluye:</text:span></text:p>
          </table:table-cell>
          <table:table-cell table:style-name="Table2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prioridad:</text:span></text:p>
          </table:table-cell>
          <table:table-cell table:style-name="Table20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Frecuencia de uso</text:span></text:p>
          </table:table-cell>
          <table:table-cell table:style-name="Table20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Reglas de negocio:</text:span></text:p>
          </table:table-cell>
          <table:table-cell table:style-name="Table20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Requerimientos Especiales :</text:span></text:p>
          </table:table-cell>
          <table:table-cell table:style-name="Table20.B2" table:number-columns-spanned="3" office:value-type="string">
            <text:p text:style-name="P28"><text:span text:style-name="T3">Ninguno. </text:span></text:p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Asunciones:</text:span></text:p>
          </table:table-cell>
          <table:table-cell table:style-name="Table20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20.1">
          <table:table-cell table:style-name="Table20.A2" office:value-type="string">
            <text:p text:style-name="P7"><text:span text:style-name="T3">Tecnologías</text:span></text:p>
          </table:table-cell>
          <table:table-cell table:style-name="Table20.B2" table:number-columns-spanned="3" office:value-type="string">
            <text:list xml:id="list62934813379075" text:continue-list="list1351925380248602783" text:style-name="WWNum24">
              <text:list-item>
                <text:p text:style-name="P48"><text:span text:style-name="T3">AJAX</text:span></text:p>
              </text:list-item>
              <text:list-item>
                <text:p text:style-name="P48"><text:span text:style-name="T3">MySQL</text:span></text:p>
              </text:list-item>
              <text:list-item>
                <text:p text:style-name="P48"><text:span text:style-name="T3">PHP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ext:soft-page-break/>
        <table:table-row table:style-name="Table21.1">
          <table:table-cell table:style-name="Table21.A1" office:value-type="string">
            <text:p text:style-name="P7"><text:span text:style-name="T3">Id caso de uso</text:span></text:p>
          </table:table-cell>
          <table:table-cell table:style-name="Table21.B1" table:number-columns-spanned="3" office:value-type="string">
            <text:p text:style-name="P8"><text:span text:style-name="T3"><text:s text:c="3"/>CU-06.2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Nombre de caso de uso</text:span></text:p>
          </table:table-cell>
          <table:table-cell table:style-name="Table21.B2" table:number-columns-spanned="3" office:value-type="string">
            <text:p text:style-name="P8"><text:span text:style-name="T3">Eliminar dieta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Creado por</text:span></text:p>
          </table:table-cell>
          <table:table-cell table:style-name="Table21.B2" office:value-type="string">
            <text:p text:style-name="P9"><text:span text:style-name="T3">Karen Calderón Calvo</text:span></text:p>
          </table:table-cell>
          <table:table-cell table:style-name="Table21.B2" office:value-type="string">
            <text:p text:style-name="P7"><text:span text:style-name="T3">última actualización por:</text:span></text:p>
          </table:table-cell>
          <table:table-cell table:style-name="Table21.B2" office:value-type="string">
            <text:p text:style-name="P9"><text:span text:style-name="T3">Karen Calderón Calvo</text:span></text:p>
          </table:table-cell>
        </table:table-row>
        <table:table-row table:style-name="Table21.1">
          <table:table-cell table:style-name="Table21.A2" office:value-type="string">
            <text:p text:style-name="P7"><text:span text:style-name="T3">Fecha de creación:</text:span></text:p>
          </table:table-cell>
          <table:table-cell table:style-name="Table21.B2" office:value-type="string">
            <text:p text:style-name="P9"><text:span text:style-name="T3">22/1/2017</text:span></text:p>
          </table:table-cell>
          <table:table-cell table:style-name="Table21.B2" office:value-type="string">
            <text:p text:style-name="P7"><text:span text:style-name="T3"><text:s/>Última fecha de actualización</text:span></text:p>
          </table:table-cell>
          <table:table-cell table:style-name="Table21.B2" office:value-type="string">
            <text:p text:style-name="P9"><text:span text:style-name="T3">22/1/2017</text:span></text:p>
          </table:table-cell>
        </table:table-row>
        <table:table-row table:style-name="Table21.1">
          <table:table-cell table:style-name="Table21.A2" office:value-type="string">
            <text:p text:style-name="P7"><text:span text:style-name="T3">Actor:</text:span></text:p>
          </table:table-cell>
          <table:table-cell table:style-name="Table21.B2" table:number-columns-spanned="3" office:value-type="string">
            <text:list xml:id="list62933073201791" text:continue-list="list8371330619735170859" text:style-name="WWNum25">
              <text:list-item>
                <text:p text:style-name="P49"><text:span text:style-name="T3">Administrador</text:span></text:p>
              </text:list-item>
              <text:list-item>
                <text:p text:style-name="P49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Descripción:</text:span></text:p>
          </table:table-cell>
          <table:table-cell table:style-name="Table21.B2" table:number-columns-spanned="3" office:value-type="string">
            <text:p text:style-name="P16">Este caso de uso debe ser ejecutado con las credenciales del usuario instructor y administrador, de modo que pueda eliminar las dietas de los usuarios.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Precondiciones:</text:span></text:p>
          </table:table-cell>
          <table:table-cell table:style-name="Table21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Postcondiciones:</text:span></text:p>
          </table:table-cell>
          <table:table-cell table:style-name="Table21.B2" table:number-columns-spanned="3" office:value-type="string">
            <text:p text:style-name="P18">Se <text:s/>elimina <text:s/>la dieta <text:s/>seleccionada <text:s/>del <text:s/>registro, además <text:s/>de <text:s/>la Información relacionada con el mismo.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Flujo Normal:</text:span></text:p>
          </table:table-cell>
          <table:table-cell table:style-name="Table21.B2" table:number-columns-spanned="3" office:value-type="string">
            <text:p text:style-name="P8"><text:span text:style-name="T3">FN1:Se ingresa las credenciales de instructor o administrador</text:span></text:p>
            <text:p text:style-name="P8"><text:span text:style-name="T3">FN2: Se selecciona la opción de clientes</text:span></text:p>
            <text:p text:style-name="P8"><text:span text:style-name="T3">FN3: Se muestra una pantalla con la información de los clientes registrados con toda su información: identificación, nombre, apellidos, </text:span>género<text:span text:style-name="T3">, correo, dirección, teléfono de referencia y tipo de sangre <text:s/>y a la par se encuentra <text:s/>la opción de dieta.</text:span></text:p>
            <text:p text:style-name="P8"><text:span text:style-name="T3">FN4: El Usuario busca el cliente al cual le desea eliminar la dieta.</text:span></text:p>
            <text:p text:style-name="P8"><text:span text:style-name="T3">FN5: Selecciona la opción de eliminar.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Flujos alternativos:</text:span></text:p>
          </table:table-cell>
          <table:table-cell table:style-name="Table21.B2" table:number-columns-spanned="3" office:value-type="string">
            <text:list xml:id="list62932767080622" text:continue-list="list3944930886304956343" text:style-name="WWNum26">
              <text:list-item>
                <text:p text:style-name="P50"/>
              </text:list-item>
            </text:list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Excepciones:</text:span></text:p>
          </table:table-cell>
          <table:table-cell table:style-name="Table21.B2" table:number-columns-spanned="3" office:value-type="string">
            <text:p text:style-name="P8"/>
            <text:p text:style-name="P8"/>
            <text:p text:style-name="P69"/>
            <text:p text:style-name="P69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Incluye:</text:span></text:p>
          </table:table-cell>
          <table:table-cell table:style-name="Table21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prioridad:</text:span></text:p>
          </table:table-cell>
          <table:table-cell table:style-name="Table21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Frecuencia de uso</text:span></text:p>
          </table:table-cell>
          <table:table-cell table:style-name="Table21.B2" table:number-columns-spanned="3" office:value-type="string">
            <text:p text:style-name="P10"><text:span text:style-name="T3"><text:s/>Normal 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Reglas de negocio:</text:span></text:p>
          </table:table-cell>
          <table:table-cell table:style-name="Table21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Requerimientos Especiales :</text:span></text:p>
          </table:table-cell>
          <table:table-cell table:style-name="Table21.B2" table:number-columns-spanned="3" office:value-type="string">
            <text:p text:style-name="P28"><text:span text:style-name="T3">Ninguno</text:span></text:p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Asunciones:</text:span></text:p>
          </table:table-cell>
          <table:table-cell table:style-name="Table21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21.1">
          <table:table-cell table:style-name="Table21.A2" office:value-type="string">
            <text:p text:style-name="P7"><text:span text:style-name="T3">Tecnologías</text:span></text:p>
          </table:table-cell>
          <table:table-cell table:style-name="Table21.B2" table:number-columns-spanned="3" office:value-type="string">
            <text:p text:style-name="P28"><text:span text:style-name="T3">MySQL</text:span></text:p>
            <text:p text:style-name="P28"><text:span text:style-name="T3">PHP</text:span></text:p>
            <text:p text:style-name="P28"/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3"/>
      <text:p text:style-name="P86"><text:bookmark text:name="_4d34og8"/>CU - 07 Parentesco familiar</text:p>
      <text:p text:style-name="P13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ext:soft-page-break/>
        <table:table-row table:style-name="Table22.1">
          <table:table-cell table:style-name="Table22.A1" office:value-type="string">
            <text:p text:style-name="P7"><text:span text:style-name="T3">Id caso de uso</text:span></text:p>
          </table:table-cell>
          <table:table-cell table:style-name="Table22.B1" table:number-columns-spanned="3" office:value-type="string">
            <text:p text:style-name="P8"><text:span text:style-name="T3"><text:s text:c="3"/>CU-07.1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Nombre de caso de uso</text:span></text:p>
          </table:table-cell>
          <table:table-cell table:style-name="Table22.B2" table:number-columns-spanned="3" office:value-type="string">
            <text:p text:style-name="P8"><text:span text:style-name="T3">Crear parentesco familiar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Creado por</text:span></text:p>
          </table:table-cell>
          <table:table-cell table:style-name="Table22.B2" office:value-type="string">
            <text:p text:style-name="P9"><text:span text:style-name="T3">Karen Calderón Calvo</text:span></text:p>
          </table:table-cell>
          <table:table-cell table:style-name="Table22.B2" office:value-type="string">
            <text:p text:style-name="P7"><text:span text:style-name="T3">última actualización por:</text:span></text:p>
          </table:table-cell>
          <table:table-cell table:style-name="Table22.B2" office:value-type="string">
            <text:p text:style-name="P9"><text:span text:style-name="T3">Karen Calderón Calvo</text:span></text:p>
          </table:table-cell>
        </table:table-row>
        <table:table-row table:style-name="Table22.1">
          <table:table-cell table:style-name="Table22.A2" office:value-type="string">
            <text:p text:style-name="P7"><text:span text:style-name="T3">Fecha de creación:</text:span></text:p>
          </table:table-cell>
          <table:table-cell table:style-name="Table22.B2" office:value-type="string">
            <text:p text:style-name="P9"><text:span text:style-name="T3">22/1/2017</text:span></text:p>
          </table:table-cell>
          <table:table-cell table:style-name="Table22.B2" office:value-type="string">
            <text:p text:style-name="P7"><text:span text:style-name="T3"><text:s/>Última fecha de actualización</text:span></text:p>
          </table:table-cell>
          <table:table-cell table:style-name="Table22.B2" office:value-type="string">
            <text:p text:style-name="P8"><text:span text:style-name="T3">22/1/2017</text:span></text:p>
          </table:table-cell>
        </table:table-row>
        <table:table-row table:style-name="Table22.1">
          <table:table-cell table:style-name="Table22.A2" office:value-type="string">
            <text:p text:style-name="P7"><text:span text:style-name="T3">Actor:</text:span></text:p>
          </table:table-cell>
          <table:table-cell table:style-name="Table22.B2" table:number-columns-spanned="3" office:value-type="string">
            <text:list xml:id="list62934347930145" text:continue-list="list62934019040979" text:style-name="WWNum23">
              <text:list-item>
                <text:p text:style-name="P73"><text:span text:style-name="T3">Administrador</text:span></text:p>
              </text:list-item>
              <text:list-item>
                <text:p text:style-name="P73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Descripción:</text:span></text:p>
          </table:table-cell>
          <table:table-cell table:style-name="Table22.B2" table:number-columns-spanned="3" office:value-type="string">
            <text:p text:style-name="P16"><text:span text:style-name="T6">Este caso de uso debe ser ejecutado con las credenciales del usuario instructor y administrador, de modo que pueda crear los parentescos familiares de los clientes que ingresan al gimnasio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Precondiciones:</text:span></text:p>
          </table:table-cell>
          <table:table-cell table:style-name="Table22.B2" table:number-columns-spanned="3" office:value-type="string">
            <text:p text:style-name="P16"><text:span text:style-name="T7"><text:s/></text:span><text:span text:style-name="T6">Ingresar con las credenciales de instructor o administrador para hacer uso de este caso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Postcondiciones:</text:span></text:p>
          </table:table-cell>
          <table:table-cell table:style-name="Table22.B2" table:number-columns-spanned="3" office:value-type="string">
            <text:p text:style-name="P27"><text:span text:style-name="T3"><text:s/></text:span><text:span text:style-name="T4">Se almacena la información del parentesco familiar para ser utilizada en diferentes funciones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Flujo Normal:</text:span></text:p>
          </table:table-cell>
          <table:table-cell table:style-name="Table22.B2" table:number-columns-spanned="3" office:value-type="string">
            <text:p text:style-name="P12"><text:span text:style-name="T3"><text:s/></text:span><text:span text:style-name="T4">FN1: Se ingresa con las credenciales <text:s/>de instructor o administrador.</text:span></text:p>
            <text:p text:style-name="P80"><text:span text:style-name="T4">FN2: Se selecciona la opción en el menú cliente.</text:span></text:p>
            <text:p text:style-name="P80"><text:span text:style-name="T4">FN3: Se selecciona la opción en el menú “family” del cliente que desea agregarle familiares.</text:span></text:p>
            <text:p text:style-name="P80"><text:span text:style-name="T4">FN4: Se selecciona algún cliente que sea familiar y la relación que tengan. </text:span></text:p>
            <text:p text:style-name="P80"><text:span text:style-name="T4">FN5: Se selecciona la opción de agregar.</text:span></text:p>
            <text:p text:style-name="P17"><text:span text:style-name="T6">FN5: El sistema realiza las operaciones requeridas para guardar la información de los familiares del cliente.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Flujos alternativos:</text:span></text:p>
          </table:table-cell>
          <table:table-cell table:style-name="Table22.B2" table:number-columns-spanned="3" office:value-type="string">
            <text:p text:style-name="P8"><text:span text:style-name="T3">No aplica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Excepciones:</text:span></text:p>
          </table:table-cell>
          <table:table-cell table:style-name="Table22.B2" table:number-columns-spanned="3" office:value-type="string">
            <text:p text:style-name="P8"><text:span text:style-name="T3">Se verifica que la persona seleccionada como familiar no se </text:span>encuentra<text:span text:style-name="T3"> ya registrada con un vínculo familiar con el cliente.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Incluye:</text:span></text:p>
          </table:table-cell>
          <table:table-cell table:style-name="Table22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prioridad:</text:span></text:p>
          </table:table-cell>
          <table:table-cell table:style-name="Table22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Frecuencia de uso</text:span></text:p>
          </table:table-cell>
          <table:table-cell table:style-name="Table22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Reglas de negocio:</text:span></text:p>
          </table:table-cell>
          <table:table-cell table:style-name="Table22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Requerimientos Especiales :</text:span></text:p>
          </table:table-cell>
          <table:table-cell table:style-name="Table22.B2" table:number-columns-spanned="3" office:value-type="string">
            <text:p text:style-name="P28"><text:span text:style-name="T3">Ninguno. </text:span></text:p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Asunciones:</text:span></text:p>
          </table:table-cell>
          <table:table-cell table:style-name="Table22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22.1">
          <table:table-cell table:style-name="Table22.A2" office:value-type="string">
            <text:p text:style-name="P7"><text:span text:style-name="T3">Tecnologías</text:span></text:p>
          </table:table-cell>
          <table:table-cell table:style-name="Table22.B2" table:number-columns-spanned="3" office:value-type="string">
            <text:list xml:id="list62934756123705" text:continue-list="list62934813379075" text:style-name="WWNum24">
              <text:list-item>
                <text:p text:style-name="P48"><text:span text:style-name="T3">AJAX</text:span></text:p>
              </text:list-item>
              <text:list-item>
                <text:p text:style-name="P48"><text:span text:style-name="T3">MySQL</text:span></text:p>
              </text:list-item>
              <text:list-item>
                <text:p text:style-name="P48"><text:span text:style-name="T3">PHP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13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ext:soft-page-break/>
        <table:table-row table:style-name="Table23.1">
          <table:table-cell table:style-name="Table23.A1" office:value-type="string">
            <text:p text:style-name="P7"><text:span text:style-name="T3">Id caso de uso</text:span></text:p>
          </table:table-cell>
          <table:table-cell table:style-name="Table23.B1" table:number-columns-spanned="3" office:value-type="string">
            <text:p text:style-name="P8"><text:span text:style-name="T3"><text:s text:c="3"/>CU-07.2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Nombre de caso de uso</text:span></text:p>
          </table:table-cell>
          <table:table-cell table:style-name="Table23.B2" table:number-columns-spanned="3" office:value-type="string">
            <text:p text:style-name="P8"><text:span text:style-name="T3">Eliminar parentesco familiar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Creado por</text:span></text:p>
          </table:table-cell>
          <table:table-cell table:style-name="Table23.B2" office:value-type="string">
            <text:p text:style-name="P9"><text:span text:style-name="T3">Karen Calderón Calvo</text:span></text:p>
          </table:table-cell>
          <table:table-cell table:style-name="Table23.B2" office:value-type="string">
            <text:p text:style-name="P7"><text:span text:style-name="T3">última actualización por:</text:span></text:p>
          </table:table-cell>
          <table:table-cell table:style-name="Table23.B2" office:value-type="string">
            <text:p text:style-name="P9"><text:span text:style-name="T3">Karen Calderón Calvo</text:span></text:p>
          </table:table-cell>
        </table:table-row>
        <table:table-row table:style-name="Table23.1">
          <table:table-cell table:style-name="Table23.A2" office:value-type="string">
            <text:p text:style-name="P7"><text:span text:style-name="T3">Fecha de creación:</text:span></text:p>
          </table:table-cell>
          <table:table-cell table:style-name="Table23.B2" office:value-type="string">
            <text:p text:style-name="P9"><text:span text:style-name="T3">22/1/2017</text:span></text:p>
          </table:table-cell>
          <table:table-cell table:style-name="Table23.B2" office:value-type="string">
            <text:p text:style-name="P7"><text:span text:style-name="T3"><text:s/>Última fecha de actualización</text:span></text:p>
          </table:table-cell>
          <table:table-cell table:style-name="Table23.B2" office:value-type="string">
            <text:p text:style-name="P9"><text:span text:style-name="T3">22/1/2017</text:span></text:p>
          </table:table-cell>
        </table:table-row>
        <table:table-row table:style-name="Table23.1">
          <table:table-cell table:style-name="Table23.A2" office:value-type="string">
            <text:p text:style-name="P7"><text:span text:style-name="T3">Actor:</text:span></text:p>
          </table:table-cell>
          <table:table-cell table:style-name="Table23.B2" table:number-columns-spanned="3" office:value-type="string">
            <text:list xml:id="list62934854483494" text:continue-list="list62933073201791" text:style-name="WWNum25">
              <text:list-item>
                <text:p text:style-name="P49"><text:span text:style-name="T3">Administrador</text:span></text:p>
              </text:list-item>
              <text:list-item>
                <text:p text:style-name="P49"><text:span text:style-name="T3">Instructor</text:span></text:p>
              </text:list-item>
            </text:list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Descripción:</text:span></text:p>
          </table:table-cell>
          <table:table-cell table:style-name="Table23.B2" table:number-columns-spanned="3" office:value-type="string">
            <text:p text:style-name="P16">Este caso de uso debe ser ejecutado con las credenciales del usuario instructor y administrador, de modo que pueda eliminar las relaciones familiares entre los clientes.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Precondiciones:</text:span></text:p>
          </table:table-cell>
          <table:table-cell table:style-name="Table23.B2" table:number-columns-spanned="3" office:value-type="string">
            <text:p text:style-name="P16"><text:s/>Ingresar con las credenciales de instructor o administrador para hacer uso de este caso.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Postcondiciones:</text:span></text:p>
          </table:table-cell>
          <table:table-cell table:style-name="Table23.B2" table:number-columns-spanned="3" office:value-type="string">
            <text:p text:style-name="P18">Se <text:s/>elimina <text:s/>la relación familiar <text:s/>seleccionada <text:s/>del <text:s/>registro, además <text:s/>de <text:s/>la Información relacionada con el mismo.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Flujo Normal:</text:span></text:p>
          </table:table-cell>
          <table:table-cell table:style-name="Table23.B2" table:number-columns-spanned="3" office:value-type="string">
            <text:p text:style-name="P8"><text:span text:style-name="T3">FN1:Se ingresa las credenciales de instructor o administrador</text:span></text:p>
            <text:p text:style-name="P8"><text:span text:style-name="T3">FN2: Se selecciona la opción de clientes</text:span></text:p>
            <text:p text:style-name="P8"><text:span text:style-name="T3">FN3: Se muestra una pantalla con la información de los clientes registrados con toda su información: identificación, nombre, apellidos, genero, correo, dirección, teléfono de referencia y tipo de sangre <text:s/>y a la par se encuentra <text:s/>la opción de familia.</text:span></text:p>
            <text:p text:style-name="P8"><text:span text:style-name="T3">FN4: El Usuario busca el cliente al cual le desea eliminar las relaciones familiares.</text:span></text:p>
            <text:p text:style-name="P8"><text:span text:style-name="T3">FN5: Se busca la relación familiar que desea eliminar y selecciona la opción de eliminar. 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Flujos alternativos:</text:span></text:p>
          </table:table-cell>
          <table:table-cell table:style-name="Table23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Excepciones:</text:span></text:p>
          </table:table-cell>
          <table:table-cell table:style-name="Table23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Incluye:</text:span></text:p>
          </table:table-cell>
          <table:table-cell table:style-name="Table23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prioridad:</text:span></text:p>
          </table:table-cell>
          <table:table-cell table:style-name="Table23.B2" table:number-columns-spanned="3" office:value-type="string">
            <text:p text:style-name="P8"><text:span text:style-name="T3">Normal 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Frecuencia de uso</text:span></text:p>
          </table:table-cell>
          <table:table-cell table:style-name="Table23.B2" table:number-columns-spanned="3" office:value-type="string">
            <text:p text:style-name="P10"><text:span text:style-name="T3"><text:s/>Normal 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Reglas de negocio:</text:span></text:p>
          </table:table-cell>
          <table:table-cell table:style-name="Table23.B2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Requerimientos Especiales :</text:span></text:p>
          </table:table-cell>
          <table:table-cell table:style-name="Table23.B2" table:number-columns-spanned="3" office:value-type="string">
            <text:p text:style-name="P28"><text:span text:style-name="T3">Ninguno</text:span></text:p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Asunciones:</text:span></text:p>
          </table:table-cell>
          <table:table-cell table:style-name="Table23.B2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Table23.1">
          <table:table-cell table:style-name="Table23.A2" office:value-type="string">
            <text:p text:style-name="P7"><text:span text:style-name="T3">Tecnologías</text:span></text:p>
          </table:table-cell>
          <table:table-cell table:style-name="Table23.B2" table:number-columns-spanned="3" office:value-type="string">
            <text:p text:style-name="P28"><text:span text:style-name="T3">MySQL</text:span></text:p>
            <text:p text:style-name="P28"><text:span text:style-name="T3">PHP</text:span></text:p>
            <text:p text:style-name="P28"/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86"><text:bookmark text:name="_bmjsevgcmdag"/>CU - 08 Horarios</text:p>
      <text:p text:style-name="P13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ext:soft-page-break/>
        <table:table-row table:style-name="Table24.1">
          <table:table-cell table:style-name="Table24.A1" office:value-type="string">
            <text:p text:style-name="P77">Id caso de uso</text:p>
          </table:table-cell>
          <table:table-cell table:style-name="Table24.B1" table:number-columns-spanned="3" office:value-type="string">
            <text:p text:style-name="P76"><text:s text:c="3"/>CU-08.1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Nombre de caso de uso</text:p>
          </table:table-cell>
          <table:table-cell table:style-name="Table24.B2" table:number-columns-spanned="3" office:value-type="string">
            <text:p text:style-name="P76">Asignar horarios a un servicio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Creado por</text:p>
          </table:table-cell>
          <table:table-cell table:style-name="Table24.B2" office:value-type="string">
            <text:p text:style-name="P76">Yunen Ramos Ramírez</text:p>
          </table:table-cell>
          <table:table-cell table:style-name="Table24.B2" office:value-type="string">
            <text:p text:style-name="P77">última actualización por:</text:p>
          </table:table-cell>
          <table:table-cell table:style-name="Table24.B2" office:value-type="string">
            <text:p text:style-name="P76">Yunen Ramos Ramírez</text:p>
          </table:table-cell>
        </table:table-row>
        <table:table-row table:style-name="Table24.1">
          <table:table-cell table:style-name="Table24.A2" office:value-type="string">
            <text:p text:style-name="P77">Fecha de creación:</text:p>
          </table:table-cell>
          <table:table-cell table:style-name="Table24.B2" office:value-type="string">
            <text:p text:style-name="P76">26/01/2017</text:p>
          </table:table-cell>
          <table:table-cell table:style-name="Table24.B2" office:value-type="string">
            <text:p text:style-name="P77"><text:s/>Última fecha de actualización</text:p>
          </table:table-cell>
          <table:table-cell table:style-name="Table24.B2" office:value-type="string">
            <text:p text:style-name="P76">26/01/2017</text:p>
          </table:table-cell>
        </table:table-row>
        <table:table-row table:style-name="Table24.1">
          <table:table-cell table:style-name="Table24.A2" office:value-type="string">
            <text:p text:style-name="P77">Actor:</text:p>
          </table:table-cell>
          <table:table-cell table:style-name="Table24.B2" table:number-columns-spanned="3" office:value-type="string">
            <text:p text:style-name="P76">Administradores del gimnasio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Descripción:</text:p>
          </table:table-cell>
          <table:table-cell table:style-name="Table24.B2" table:number-columns-spanned="3" office:value-type="string">
            <text:p text:style-name="P76">Permite asignar horarios a servicios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Precondiciones:</text:p>
          </table:table-cell>
          <table:table-cell table:style-name="Table24.B2" table:number-columns-spanned="3" office:value-type="string">
            <text:p text:style-name="P78">La persona debe haber ingresado al sistema como administrador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Postcondiciones:</text:p>
          </table:table-cell>
          <table:table-cell table:style-name="Table24.B2" table:number-columns-spanned="3" office:value-type="string">
            <text:p text:style-name="P78">Se ingresa en la base de datos la relación entre el horario y el servicio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Flujo Normal:</text:p>
          </table:table-cell>
          <table:table-cell table:style-name="Table24.B2" table:number-columns-spanned="3" office:value-type="string">
            <text:list xml:id="list62933971460616" text:continue-list="list2351525469356380137" text:style-name="WWNum6">
              <text:list-item>
                <text:p text:style-name="P52">FN1: Ingresar al sistema como administrador.</text:p>
              </text:list-item>
              <text:list-item>
                <text:p text:style-name="P52">FN2: Selecciona en el menú la opción de “Service” y luego “Add Schedule”.</text:p>
              </text:list-item>
              <text:list-item>
                <text:p text:style-name="P52">FN3: Se muestra una pantalla con los siguientes campos:</text:p>
                <text:list>
                  <text:list-item>
                    <text:p text:style-name="P75">Una lista con los servicios existentes en el sistema.</text:p>
                  </text:list-item>
                  <text:list-item>
                    <text:p text:style-name="P75">Una lista con los campus existentes en el sistema.</text:p>
                  </text:list-item>
                  <text:list-item>
                    <text:p text:style-name="P75">Una lista para los días disponibles para el campus seleccionado.</text:p>
                  </text:list-item>
                  <text:list-item>
                    <text:p text:style-name="P75">Una lista que va a contener los horarios disponibles para el día seleccionado.</text:p>
                  </text:list-item>
                </text:list>
              </text:list-item>
              <text:list-item>
                <text:p text:style-name="P52">FN4: El administrador selecciona un servicio, campus y día de la lista.</text:p>
              </text:list-item>
              <text:list-item>
                <text:p text:style-name="P52">FN5: La lista de horarios se va actualizar con base a los valores seleccionados anteriormente</text:p>
              </text:list-item>
              <text:list-item>
                <text:p text:style-name="P52">FN6: El administrador selecciona el horario que desea asignar.</text:p>
              </text:list-item>
              <text:list-item>
                <text:p text:style-name="P52">FN7: Hacer clic sobre el botón “Add”.</text:p>
              </text:list-item>
              <text:list-item>
                <text:p text:style-name="P52">FN8: Se realizan las peticiones correspondientes para ingresar la relación entre los valores recibidos en la base de datos, y actualizar la condición en el horario.</text:p>
              </text:list-item>
            </text:list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Flujos alternativos:</text:p>
          </table:table-cell>
          <table:table-cell table:style-name="Table24.B2" table:number-columns-spanned="3" office:value-type="string">
            <text:p text:style-name="P76">No existen días disponibles para el campus seleccionado:</text:p>
            <text:list xml:id="list62934206325061" text:continue-list="list62934381285520" text:style-name="WWNum9">
              <text:list-item>
                <text:p text:style-name="P53">Si en el FN4 en el campus seleccionado no existen días disponibles en la base de datos, se muestra un mensaje de error indicando que no se puede llevar a cabo la solicitud deseada.</text:p>
              </text:list-item>
            </text:list>
            <text:p text:style-name="P76">No existen horarios disponibles para el día seleccionado:</text:p>
            <text:list xml:id="list62933351859980" text:continue-numbering="true" text:style-name="WWNum9">
              <text:list-item>
                <text:p text:style-name="P53">Si en el FN4 en el día seleccionado no existen horarios disponibles en la base de datos, se muestra un mensaje de error indicando que no se puede llevar a cabo la solicitud deseada.</text:p>
              </text:list-item>
            </text:list>
            <text:p text:style-name="P76">Ocurrió un error al comunicarse con la base:</text:p>
            <text:list xml:id="list62933952548690" text:continue-numbering="true" text:style-name="WWNum9">
              <text:list-item>
                <text:p text:style-name="P53">Al realizar el FN7 ocurre un error de comunicación con la base de datos, se le muestra un mensaje al administrador indicando que ocurrió un error.</text:p>
              </text:list-item>
            </text:list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Excepciones:</text:p>
          </table:table-cell>
          <table:table-cell table:style-name="Table24.B2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Incluye:</text:p>
          </table:table-cell>
          <table:table-cell table:style-name="Table24.B2" table:number-columns-spanned="3" office:value-type="string">
            <text:p text:style-name="P76">Servicios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prioridad:</text:p>
          </table:table-cell>
          <table:table-cell table:style-name="Table24.B2" table:number-columns-spanned="3" office:value-type="string">
            <text:p text:style-name="P76">Normal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Frecuencia de uso</text:p>
          </table:table-cell>
          <table:table-cell table:style-name="Table24.B2" table:number-columns-spanned="3" office:value-type="string">
            <text:p text:style-name="P76">Normal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Reglas de negocio:</text:p>
          </table:table-cell>
          <table:table-cell table:style-name="Table24.B2" table:number-columns-spanned="3" office:value-type="string">
            <text:p text:style-name="P76">Una sesión equivale a 1 hora de entrenamiento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Requerimientos Especiales :</text:p>
          </table:table-cell>
          <table:table-cell table:style-name="Table24.B2" table:number-columns-spanned="3" office:value-type="string">
            <text:p text:style-name="P76">Tener servicios, campus e instructores ingresados en la base de datos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Asunciones:</text:p>
          </table:table-cell>
          <table:table-cell table:style-name="Table24.B2" table:number-columns-spanned="3" office:value-type="string">
            <text:p text:style-name="P78">Un servicio puede tener “x” cantidad de horarios.</text:p>
          </table:table-cell>
          <table:covered-table-cell/>
          <table:covered-table-cell/>
        </table:table-row>
        <table:table-row table:style-name="Table24.1">
          <table:table-cell table:style-name="Table24.A2" office:value-type="string">
            <text:p text:style-name="P77">Tecnologías</text:p>
          </table:table-cell>
          <table:table-cell table:style-name="Table24.B2" table:number-columns-spanned="3" office:value-type="string">
            <text:list xml:id="list62933589358183" text:continue-list="list4223788437040132473" text:style-name="WWNum13">
              <text:list-item>
                <text:p text:style-name="P66">JQuery</text:p>
              </text:list-item>
              <text:list-item>
                <text:p text:style-name="P66">AJAX</text:p>
              </text:list-item>
              <text:list-item>
                <text:p text:style-name="P66">PHP</text:p>
              </text:list-item>
              <text:list-item>
                <text:p text:style-name="P66">MySQL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13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ext:soft-page-break/>
        <table:table-row table:style-name="Table25.1">
          <table:table-cell table:style-name="Table25.A1" office:value-type="string">
            <text:p text:style-name="P77">Id caso de uso</text:p>
          </table:table-cell>
          <table:table-cell table:style-name="Table25.B1" table:number-columns-spanned="3" office:value-type="string">
            <text:p text:style-name="P76"><text:s text:c="3"/>CU-08.2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Nombre de caso de uso</text:p>
          </table:table-cell>
          <table:table-cell table:style-name="Table25.B2" table:number-columns-spanned="3" office:value-type="string">
            <text:p text:style-name="P76">Eliminar relación entre horario y servicio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Creado por</text:p>
          </table:table-cell>
          <table:table-cell table:style-name="Table25.B2" office:value-type="string">
            <text:p text:style-name="P76">Yunen Ramos Ramírez</text:p>
          </table:table-cell>
          <table:table-cell table:style-name="Table25.B2" office:value-type="string">
            <text:p text:style-name="P77">última actualización por:</text:p>
          </table:table-cell>
          <table:table-cell table:style-name="Table25.B2" office:value-type="string">
            <text:p text:style-name="P76">Yunen Ramos Ramírez</text:p>
          </table:table-cell>
        </table:table-row>
        <table:table-row table:style-name="Table25.1">
          <table:table-cell table:style-name="Table25.A2" office:value-type="string">
            <text:p text:style-name="P77">Fecha de creación:</text:p>
          </table:table-cell>
          <table:table-cell table:style-name="Table25.B2" office:value-type="string">
            <text:p text:style-name="P76">26/01/2017</text:p>
          </table:table-cell>
          <table:table-cell table:style-name="Table25.B2" office:value-type="string">
            <text:p text:style-name="P77"><text:s/>Última fecha de actualización</text:p>
          </table:table-cell>
          <table:table-cell table:style-name="Table25.B2" office:value-type="string">
            <text:p text:style-name="P76">26/01/2017</text:p>
          </table:table-cell>
        </table:table-row>
        <table:table-row table:style-name="Table25.1">
          <table:table-cell table:style-name="Table25.A2" office:value-type="string">
            <text:p text:style-name="P77">Actor:</text:p>
          </table:table-cell>
          <table:table-cell table:style-name="Table25.B2" table:number-columns-spanned="3" office:value-type="string">
            <text:p text:style-name="P76">Administradores del gimnasio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Descripción:</text:p>
          </table:table-cell>
          <table:table-cell table:style-name="Table25.B2" table:number-columns-spanned="3" office:value-type="string">
            <text:p text:style-name="P76">Permite eliminar horarios de servicios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Precondiciones:</text:p>
          </table:table-cell>
          <table:table-cell table:style-name="Table25.B2" table:number-columns-spanned="3" office:value-type="string">
            <text:p text:style-name="P78">La persona debe haber ingresado al sistema como administrador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Postcondiciones:</text:p>
          </table:table-cell>
          <table:table-cell table:style-name="Table25.B2" table:number-columns-spanned="3" office:value-type="string">
            <text:p text:style-name="P78">Se elimina en la base de datos la relación entre el horario y el servicio, y se actualiza la condición del horario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Flujo Normal:</text:p>
          </table:table-cell>
          <table:table-cell table:style-name="Table25.B2" table:number-columns-spanned="3" office:value-type="string">
            <text:list xml:id="list62933310633352" text:continue-list="list62933971460616" text:style-name="WWNum6">
              <text:list-item>
                <text:p text:style-name="P52">FN1: Ingresar al sistema como administrador.</text:p>
              </text:list-item>
              <text:list-item>
                <text:p text:style-name="P52">FN2: Selecciona en el menú la opción de “Service” y luego “Remove Schedule”.</text:p>
              </text:list-item>
              <text:list-item>
                <text:p text:style-name="P52">FN3: Se muestra una pantalla con los siguientes campos:</text:p>
                <text:list>
                  <text:list-item>
                    <text:p text:style-name="P75">Una lista con los servicios existentes en el sistema.</text:p>
                  </text:list-item>
                </text:list>
              </text:list-item>
              <text:list-item>
                <text:p text:style-name="P52">FN4: Selecciona una opción de la lista de servicios.</text:p>
              </text:list-item>
              <text:list-item>
                <text:p text:style-name="P52">FN5: Se muestra la siguiente información:</text:p>
                <text:list>
                  <text:list-item>
                    <text:p text:style-name="P75">Nombre del servicio.</text:p>
                  </text:list-item>
                  <text:list-item>
                    <text:p text:style-name="P75">Nombre del campus donde se imparte.</text:p>
                  </text:list-item>
                  <text:list-item>
                    <text:p text:style-name="P75">Horario correspondiente.</text:p>
                  </text:list-item>
                  <text:list-item>
                    <text:p text:style-name="P75">Botón de eliminar.</text:p>
                  </text:list-item>
                </text:list>
              </text:list-item>
              <text:list-item>
                <text:p text:style-name="P52">FN6: Hacer clic sobre el botón de eliminar, del horario correspondiente.</text:p>
              </text:list-item>
              <text:list-item>
                <text:p text:style-name="P52">FN7: Se realizan las peticiones correspondientes para eliminar la relación entre los valores recibidos en la base de datos, y actualizar la condición en el horario.</text:p>
              </text:list-item>
            </text:list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Flujos alternativos:</text:p>
          </table:table-cell>
          <table:table-cell table:style-name="Table25.B2" table:number-columns-spanned="3" office:value-type="string">
            <text:p text:style-name="P76">No existen servicios disponibles:</text:p>
            <text:list xml:id="list62934021566855" text:continue-list="list62933952548690" text:style-name="WWNum9">
              <text:list-item>
                <text:p text:style-name="P53">Si en el FN3 no existen servicios en la base de datos, se muestra un mensaje de error indicando que no se puede llevar a cabo la solicitud deseada.</text:p>
              </text:list-item>
            </text:list>
            <text:p text:style-name="P76">No existen horarios disponibles para el servicio seleccionado:</text:p>
            <text:list xml:id="list62934920237928" text:continue-numbering="true" text:style-name="WWNum9">
              <text:list-item>
                <text:p text:style-name="P53">Si en el FN4 en el servicio seleccionado no existen horarios disponibles en la base de datos, se muestra un mensaje de error indicando que no se puede llevar a cabo la solicitud deseada.</text:p>
              </text:list-item>
            </text:list>
            <text:p text:style-name="P76">Ocurrió un error al comunicarse con la base:</text:p>
            <text:list xml:id="list62933714885688" text:continue-numbering="true" text:style-name="WWNum9">
              <text:list-item>
                <text:p text:style-name="P53">Al realizar el FN6 ocurre un error de comunicación con la base de datos, se le muestra un mensaje al administrador indicando que ocurrió un error.</text:p>
              </text:list-item>
            </text:list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Excepciones:</text:p>
          </table:table-cell>
          <table:table-cell table:style-name="Table25.B2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Incluye:</text:p>
          </table:table-cell>
          <table:table-cell table:style-name="Table25.B2" table:number-columns-spanned="3" office:value-type="string">
            <text:p text:style-name="P76">Servicios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prioridad:</text:p>
          </table:table-cell>
          <table:table-cell table:style-name="Table25.B2" table:number-columns-spanned="3" office:value-type="string">
            <text:p text:style-name="P76">Normal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Frecuencia de uso</text:p>
          </table:table-cell>
          <table:table-cell table:style-name="Table25.B2" table:number-columns-spanned="3" office:value-type="string">
            <text:p text:style-name="P76">Normal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Reglas de negocio:</text:p>
          </table:table-cell>
          <table:table-cell table:style-name="Table25.B2" table:number-columns-spanned="3" office:value-type="string">
            <text:p text:style-name="P76">Una sesión equivale a 1 hora de entrenamiento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Requerimientos Especiales :</text:p>
          </table:table-cell>
          <table:table-cell table:style-name="Table25.B2" table:number-columns-spanned="3" office:value-type="string">
            <text:p text:style-name="P76">Tener servicios con sus respectivos horarios ingresados en la base de datos.</text:p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Asunciones:</text:p>
          </table:table-cell>
          <table:table-cell table:style-name="Table25.B2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Table25.1">
          <table:table-cell table:style-name="Table25.A2" office:value-type="string">
            <text:p text:style-name="P77">Tecnologías</text:p>
          </table:table-cell>
          <table:table-cell table:style-name="Table25.B2" table:number-columns-spanned="3" office:value-type="string">
            <text:list xml:id="list62932846067768" text:continue-list="list2901375683318138345" text:style-name="WWNum22">
              <text:list-item>
                <text:p text:style-name="P67">JQuery</text:p>
              </text:list-item>
              <text:list-item>
                <text:p text:style-name="P67">AJAX</text:p>
              </text:list-item>
              <text:list-item>
                <text:p text:style-name="P67">PHP</text:p>
              </text:list-item>
              <text:list-item>
                <text:p text:style-name="P67">MySQL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Standard"/>
      <text:p text:style-name="P22"/>
      <text:p text:style-name="P86"><text:bookmark text:name="_ajumfcx80v45"/>CU - 09 Inventario</text:p>
      <text:p text:style-name="P13"/>
      <text:p text:style-name="P13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ext:soft-page-break/>
        <table:table-row table:style-name="Table26.1">
          <table:table-cell table:style-name="Table26.A1" office:value-type="string">
            <text:p text:style-name="P83"><text:span text:style-name="T10">Id caso de uso</text:span></text:p>
          </table:table-cell>
          <table:table-cell table:style-name="Table26.B1" table:number-columns-spanned="3" office:value-type="string">
            <text:p text:style-name="P82"><text:span text:style-name="T10"><text:s text:c="2"/>CU-09.1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Nombre de caso de uso</text:span></text:p>
          </table:table-cell>
          <table:table-cell table:style-name="Table26.B2" table:number-columns-spanned="3" office:value-type="string">
            <text:p text:style-name="P82"><text:span text:style-name="T10">Crear Inventario</text:span>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Creado por</text:span></text:p>
          </table:table-cell>
          <table:table-cell table:style-name="Table26.B2" office:value-type="string">
            <text:p text:style-name="P84"><text:span text:style-name="T10">Karen Calderón Calvo</text:span></text:p>
          </table:table-cell>
          <table:table-cell table:style-name="Table26.B2" office:value-type="string">
            <text:p text:style-name="P83"><text:span text:style-name="T10">última actualización por:</text:span></text:p>
          </table:table-cell>
          <table:table-cell table:style-name="Table26.B2" office:value-type="string">
            <text:p text:style-name="P84"><text:span text:style-name="T10">Karen Calderón Calvo</text:span></text:p>
          </table:table-cell>
        </table:table-row>
        <table:table-row table:style-name="Table26.1">
          <table:table-cell table:style-name="Table26.A2" office:value-type="string">
            <text:p text:style-name="P83"><text:span text:style-name="T10">Fecha de creación:</text:span></text:p>
          </table:table-cell>
          <table:table-cell table:style-name="Table26.B2" office:value-type="string">
            <text:p text:style-name="P84"><text:span text:style-name="T10">29/1/2017</text:span></text:p>
          </table:table-cell>
          <table:table-cell table:style-name="Table26.B2" office:value-type="string">
            <text:p text:style-name="P83"><text:span text:style-name="T10">Última fecha de actualización</text:span></text:p>
          </table:table-cell>
          <table:table-cell table:style-name="Table26.B2" office:value-type="string">
            <text:p text:style-name="P84"><text:span text:style-name="T10">29/1/2017</text:span></text:p>
          </table:table-cell>
        </table:table-row>
        <table:table-row table:style-name="Table26.1">
          <table:table-cell table:style-name="Table26.A2" office:value-type="string">
            <text:p text:style-name="P83"><text:span text:style-name="T10">Actor:</text:span></text:p>
          </table:table-cell>
          <table:table-cell table:style-name="Table26.B2" table:number-columns-spanned="3" office:value-type="string">
            <text:list xml:id="list1527541232668367725" text:style-name="WWNum36">
              <text:list-item>
                <text:p text:style-name="P54"><text:span text:style-name="T10">Administrador</text:span></text:p>
              </text:list-item>
            </text:list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Descripción:</text:span></text:p>
          </table:table-cell>
          <table:table-cell table:style-name="Table26.B2" table:number-columns-spanned="3" office:value-type="string">
            <text:p text:style-name="P20">Se ingresan los activos para ser registrados en el inventario. Y tener un control de los activos que posee el gimnasio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Precondiciones:</text:span></text:p>
          </table:table-cell>
          <table:table-cell table:style-name="Table26.B2" table:number-columns-spanned="3" office:value-type="string">
            <text:p text:style-name="P20">Ingresar con las credenciales de administrador para hacer uso de este caso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Postcondiciones:</text:span></text:p>
          </table:table-cell>
          <table:table-cell table:style-name="Table26.B2" table:number-columns-spanned="3" office:value-type="string">
            <text:p text:style-name="P19">Se almacena la información del activo en el registro del inventario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Flujo Normal:</text:span></text:p>
          </table:table-cell>
          <table:table-cell table:style-name="Table26.B2" table:number-columns-spanned="3" office:value-type="string">
            <text:p text:style-name="P82">FN1:Se ingresa las credenciales de administrador</text:p>
            <text:p text:style-name="P82">FN2: Se selecciona la opción de inventario</text:p>
            <text:p text:style-name="P82">FN3: Ingresa la información del activo como: código del activo, nombre, cantidad, precio, fecha y localización.</text:p>
            <text:p text:style-name="P82">FN4: Selecciona la opción ‘insertar’</text:p>
            <text:p text:style-name="P82">FN5: El sistema realiza las operaciones requeridas para registrar el activo en el registro de inventario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Flujos alternativos:</text:span></text:p>
          </table:table-cell>
          <table:table-cell table:style-name="Table26.B2" table:number-columns-spanned="3" office:value-type="string">
            <text:p text:style-name="P82">FN3.1: Si no se ingresan los datos correspondientes, se mostrará un mensaje indicando que debe ingresar todos los datos para confirmar el registro.</text:p>
            <text:p text:style-name="P82">FN3.2 Si se ingresan caracteres inválidos en el código del activo, nombre, cantidad, precio, fecha o localización, se mostrará un mensaje indicando que debe ingresar datos <text:s/>válidos para confirmar el registro.</text:p>
            <text:p text:style-name="P82">FN3.4: Se ejecuta FN3 hasta que se ingrese datos correctos.</text:p>
            <text:p text:style-name="P19">FN3.5: se continúa con el flujo normal.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Excepciones:</text:span></text:p>
          </table:table-cell>
          <table:table-cell table:style-name="Table26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Incluye:</text:span></text:p>
          </table:table-cell>
          <table:table-cell table:style-name="Table26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prioridad:</text:span></text:p>
          </table:table-cell>
          <table:table-cell table:style-name="Table26.B2" table:number-columns-spanned="3" office:value-type="string">
            <text:p text:style-name="P82">Normal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Frecuencia de uso</text:span></text:p>
          </table:table-cell>
          <table:table-cell table:style-name="Table26.B2" table:number-columns-spanned="3" office:value-type="string">
            <text:p text:style-name="P85">Normal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Reglas de negocio:</text:span></text:p>
          </table:table-cell>
          <table:table-cell table:style-name="Table26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Requerimientos Especiales :</text:span></text:p>
          </table:table-cell>
          <table:table-cell table:style-name="Table26.B2" table:number-columns-spanned="3" office:value-type="string">
            <text:p text:style-name="P79">Ninguno</text:p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Asunciones:</text:span></text:p>
          </table:table-cell>
          <table:table-cell table:style-name="Table26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6.1">
          <table:table-cell table:style-name="Table26.A2" office:value-type="string">
            <text:p text:style-name="P83"><text:span text:style-name="T10">Tecnologías</text:span></text:p>
          </table:table-cell>
          <table:table-cell table:style-name="Table26.B2" table:number-columns-spanned="3" office:value-type="string">
            <text:list xml:id="list62934367032353" text:continue-list="list62932846067768" text:style-name="WWNum22">
              <text:list-item>
                <text:p text:style-name="P65"><text:span text:style-name="T11"><text:s/></text:span>JQuery</text:p>
              </text:list-item>
              <text:list-item>
                <text:p text:style-name="P65">AJAX</text:p>
              </text:list-item>
              <text:list-item>
                <text:p text:style-name="P65">PHP</text:p>
              </text:list-item>
              <text:list-item>
                <text:p text:style-name="P65"><text:s/>MySQL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P13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ext:soft-page-break/>
        <table:table-row table:style-name="Table27.1">
          <table:table-cell table:style-name="Table27.A1" office:value-type="string">
            <text:p text:style-name="P83"><text:span text:style-name="T10">Id caso de uso</text:span></text:p>
          </table:table-cell>
          <table:table-cell table:style-name="Table27.B1" table:number-columns-spanned="3" office:value-type="string">
            <text:p text:style-name="P82"><text:s text:c="2"/>CU-09.2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<text:span text:style-name="T10">Nombre de caso de uso</text:span></text:p>
          </table:table-cell>
          <table:table-cell table:style-name="Table27.B2" table:number-columns-spanned="3" office:value-type="string">
            <text:p text:style-name="P82">Actualizar Inventario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<text:span text:style-name="T10">Creado por</text:span></text:p>
          </table:table-cell>
          <table:table-cell table:style-name="Table27.B2" office:value-type="string">
            <text:p text:style-name="P84">Karen Calderón Calvo</text:p>
          </table:table-cell>
          <table:table-cell table:style-name="Table27.B2" office:value-type="string">
            <text:p text:style-name="P83">última actualización por:</text:p>
          </table:table-cell>
          <table:table-cell table:style-name="Table27.B2" office:value-type="string">
            <text:p text:style-name="P84">Karen Calderón Calvo</text:p>
          </table:table-cell>
        </table:table-row>
        <table:table-row table:style-name="Table27.1">
          <table:table-cell table:style-name="Table27.A2" office:value-type="string">
            <text:p text:style-name="P83">Fecha de creación:</text:p>
          </table:table-cell>
          <table:table-cell table:style-name="Table27.B2" office:value-type="string">
            <text:p text:style-name="P84">29/1/2017</text:p>
          </table:table-cell>
          <table:table-cell table:style-name="Table27.B2" office:value-type="string">
            <text:p text:style-name="P83">Última fecha de actualización</text:p>
          </table:table-cell>
          <table:table-cell table:style-name="Table27.B2" office:value-type="string">
            <text:p text:style-name="P84">29/1/2017</text:p>
          </table:table-cell>
        </table:table-row>
        <table:table-row table:style-name="Table27.1">
          <table:table-cell table:style-name="Table27.A2" office:value-type="string">
            <text:p text:style-name="P83">Actor:</text:p>
          </table:table-cell>
          <table:table-cell table:style-name="Table27.B2" table:number-columns-spanned="3" office:value-type="string">
            <text:list xml:id="list2591880152725126480" text:style-name="WWNum28">
              <text:list-item>
                <text:p text:style-name="P55">Administrador</text:p>
              </text:list-item>
            </text:list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Descripción:</text:p>
          </table:table-cell>
          <table:table-cell table:style-name="Table27.B2" table:number-columns-spanned="3" office:value-type="string">
            <text:p text:style-name="P20">Se actualiza la información de los activos registrados en el inventario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Precondiciones:</text:p>
          </table:table-cell>
          <table:table-cell table:style-name="Table27.B2" table:number-columns-spanned="3" office:value-type="string">
            <text:p text:style-name="P20">Ingresar con las credenciales de administrador para hacer uso de este caso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Postcondiciones:</text:p>
          </table:table-cell>
          <table:table-cell table:style-name="Table27.B2" table:number-columns-spanned="3" office:value-type="string">
            <text:p text:style-name="P19">Se actualiza la información del activo para tener un control de lo que posee el gimnasio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Flujo Normal:</text:p>
          </table:table-cell>
          <table:table-cell table:style-name="Table27.B2" table:number-columns-spanned="3" office:value-type="string">
            <text:p text:style-name="P82">FN1:Se ingresa las credenciales de administrador</text:p>
            <text:p text:style-name="P82">FN2: Se selecciona la opción de inventario</text:p>
            <text:p text:style-name="P82">FN3: Se busca el activo que se desea actualizar.</text:p>
            <text:p text:style-name="P82">FN3: Ingresa la información del activo que desea cambiar como: código del activo, nombre, cantidad, precio, fecha o localización.</text:p>
            <text:p text:style-name="P82">FN4: Selecciona la opción ‘actualizar’.</text:p>
            <text:p text:style-name="P82">FN5: El sistema realiza las operaciones requeridas para actualizar el activo en el registro de inventario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Flujos alternativos:</text:p>
          </table:table-cell>
          <table:table-cell table:style-name="Table27.B2" table:number-columns-spanned="3" office:value-type="string">
            <text:p text:style-name="P82">FN3.1: Si no se ingresan los datos correspondientes, se mostrará un mensaje indicando que debe ingresar todos los datos para confirmar la actualización.</text:p>
            <text:p text:style-name="P82">FN3.2 Si se ingresan caracteres inválidos en el código del activo, nombre, cantidad, precio, fecha o localización, se mostrará un mensaje indicando que debe ingresar datos <text:s/>válidos para confirmar la actualización.</text:p>
            <text:p text:style-name="P82">FN3.4: Se ejecuta FN3 hasta que se ingrese datos correctos.</text:p>
            <text:p text:style-name="P19">FN3.5: Se continúa con el flujo normal.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Excepciones:</text:p>
          </table:table-cell>
          <table:table-cell table:style-name="Table27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Incluye:</text:p>
          </table:table-cell>
          <table:table-cell table:style-name="Table27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prioridad:</text:p>
          </table:table-cell>
          <table:table-cell table:style-name="Table27.B2" table:number-columns-spanned="3" office:value-type="string">
            <text:p text:style-name="P82">Normal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Frecuencia de uso</text:p>
          </table:table-cell>
          <table:table-cell table:style-name="Table27.B2" table:number-columns-spanned="3" office:value-type="string">
            <text:p text:style-name="P85">Normal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<text:span text:style-name="T10">Reglas de negocio:</text:span></text:p>
          </table:table-cell>
          <table:table-cell table:style-name="Table27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<text:span text:style-name="T10">Requerimientos Especiales :</text:span></text:p>
          </table:table-cell>
          <table:table-cell table:style-name="Table27.B2" table:number-columns-spanned="3" office:value-type="string">
            <text:p text:style-name="P79">Ninguno</text:p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Asunciones:</text:p>
          </table:table-cell>
          <table:table-cell table:style-name="Table27.B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27.1">
          <table:table-cell table:style-name="Table27.A2" office:value-type="string">
            <text:p text:style-name="P83">Tecnologías</text:p>
          </table:table-cell>
          <table:table-cell table:style-name="Table27.B2" table:number-columns-spanned="3" office:value-type="string">
            <text:list xml:id="list62934297342213" text:continue-list="list62934367032353" text:style-name="WWNum22">
              <text:list-item>
                <text:p text:style-name="P65"><text:span text:style-name="T10"><text:s/>JQuery</text:span></text:p>
              </text:list-item>
              <text:list-item>
                <text:p text:style-name="P65"><text:span text:style-name="T10">AJAX</text:span></text:p>
              </text:list-item>
              <text:list-item>
                <text:p text:style-name="P65"><text:span text:style-name="T10">PHP</text:span></text:p>
              </text:list-item>
              <text:list-item>
                <text:p text:style-name="P65"><text:span text:style-name="T10"><text:s/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  <text:p text:style-name="P13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ext:soft-page-break/>
        <table:table-row table:style-name="Table28.1">
          <table:table-cell table:style-name="Table28.A1" office:value-type="string">
            <text:p text:style-name="P26">Id caso de uso</text:p>
          </table:table-cell>
          <table:table-cell table:style-name="Table28.B1" table:number-columns-spanned="3" office:value-type="string">
            <text:p text:style-name="P25"><text:s text:c="2"/>CU-09.3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Nombre de caso de uso</text:p>
          </table:table-cell>
          <table:table-cell table:style-name="Table28.B2" table:number-columns-spanned="3" office:value-type="string">
            <text:p text:style-name="P25">Eliminar Inventario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Creado por</text:p>
          </table:table-cell>
          <table:table-cell table:style-name="Table28.B2" office:value-type="string">
            <text:p text:style-name="P25">Karen Calderón Calvo</text:p>
          </table:table-cell>
          <table:table-cell table:style-name="Table28.B2" office:value-type="string">
            <text:p text:style-name="P25">última actualización por:</text:p>
          </table:table-cell>
          <table:table-cell table:style-name="Table28.B2" office:value-type="string">
            <text:p text:style-name="P25">Karen Calderón Calvo</text:p>
          </table:table-cell>
        </table:table-row>
        <table:table-row table:style-name="Table28.1">
          <table:table-cell table:style-name="Table28.A2" office:value-type="string">
            <text:p text:style-name="P26">Fecha de creación:</text:p>
          </table:table-cell>
          <table:table-cell table:style-name="Table28.B2" office:value-type="string">
            <text:p text:style-name="P25">29/1/2017</text:p>
          </table:table-cell>
          <table:table-cell table:style-name="Table28.B2" office:value-type="string">
            <text:p text:style-name="P25">Última fecha de actualización</text:p>
          </table:table-cell>
          <table:table-cell table:style-name="Table28.B2" office:value-type="string">
            <text:p text:style-name="P25">29/1/2017</text:p>
          </table:table-cell>
        </table:table-row>
        <table:table-row table:style-name="Table28.1">
          <table:table-cell table:style-name="Table28.A2" office:value-type="string">
            <text:p text:style-name="P26">Actor:</text:p>
          </table:table-cell>
          <table:table-cell table:style-name="Table28.B2" table:number-columns-spanned="3" office:value-type="string">
            <text:p text:style-name="P25">Administrador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Descripción:</text:p>
          </table:table-cell>
          <table:table-cell table:style-name="Table28.B2" table:number-columns-spanned="3" office:value-type="string">
            <text:p text:style-name="P25">Este caso de uso debe ser ejecutado con las credenciales del usuario administrador, de modo que pueda eliminar los activos que se encuentran registrados en el inventario.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Precondiciones:</text:p>
          </table:table-cell>
          <table:table-cell table:style-name="Table28.B2" table:number-columns-spanned="3" office:value-type="string">
            <text:p text:style-name="P25">Ingresar con las credenciales administrador para hacer uso de este caso.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Postcondiciones:</text:p>
          </table:table-cell>
          <table:table-cell table:style-name="Table28.B2" table:number-columns-spanned="3" office:value-type="string">
            <text:p text:style-name="P25">Se <text:s/>elimina <text:s/>del inventario el activo seleccionado.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Flujo Normal:</text:p>
          </table:table-cell>
          <table:table-cell table:style-name="Table28.B2" table:number-columns-spanned="3" office:value-type="string">
            <text:p text:style-name="P25">FN1:Se ingresa las credenciales de administrador</text:p>
            <text:p text:style-name="P25">FN2: Se selecciona la opción de inventario</text:p>
            <text:p text:style-name="P25">FN3: Se muestra una pantalla con la información de todos los activos que han sido registrados: código del activo, nombre, cantidad, precio, fecha y localización.</text:p>
            <text:p text:style-name="P25">FN4: El Usuario busca el activo del inventario que desea eliminar.</text:p>
            <text:p text:style-name="P25">FN5: Selecciona la opción de ‘eliminar’.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Flujos alternativos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Excepciones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Incluye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prioridad:</text:p>
          </table:table-cell>
          <table:table-cell table:style-name="Table28.B2" table:number-columns-spanned="3" office:value-type="string">
            <text:p text:style-name="P25">Normal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Frecuencia de uso</text:p>
          </table:table-cell>
          <table:table-cell table:style-name="Table28.B2" table:number-columns-spanned="3" office:value-type="string">
            <text:p text:style-name="P25">Normal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Reglas de negocio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Requerimientos Especiales :</text:p>
          </table:table-cell>
          <table:table-cell table:style-name="Table28.B2" table:number-columns-spanned="3" office:value-type="string">
            <text:p text:style-name="P25">Ninguno</text:p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26">Asunciones:</text:p>
          </table:table-cell>
          <table:table-cell table:style-name="Table28.B2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28.1">
          <table:table-cell table:style-name="Table28.A2" office:value-type="string">
            <text:p text:style-name="P83"><text:span text:style-name="T10">Tecnologías</text:span></text:p>
          </table:table-cell>
          <table:table-cell table:style-name="Table28.B2" table:number-columns-spanned="3" office:value-type="string">
            <text:list xml:id="list62933706603590" text:continue-numbering="true" text:style-name="WWNum22">
              <text:list-item>
                <text:p text:style-name="P61"><text:span text:style-name="T10">JQuery</text:span></text:p>
              </text:list-item>
              <text:list-item>
                <text:p text:style-name="P61"><text:span text:style-name="T10">AJAX</text:span></text:p>
              </text:list-item>
              <text:list-item>
                <text:p text:style-name="P61"><text:span text:style-name="T10">PHP</text:span></text:p>
              </text:list-item>
              <text:list-item>
                <text:p text:style-name="P61"><text:span text:style-name="T10">MySQL</text:span></text:p>
              </text:list-item>
            </text:list>
          </table:table-cell>
          <table:covered-table-cell/>
          <table:covered-table-cell/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n" fo:country="U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true" fo:line-height="100%" fo:text-align="center" style:justify-single-word="false" fo:keep-together="always" fo:keep-with-next="always">
        <style:tab-stops>
          <style:tab-stop style:position="3.4937in"/>
        </style:tab-stops>
      </style:paragraph-properties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6" style:display-name="ListLabel 4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7" style:display-name="ListLabel 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3" style:display-name="ListLabel 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4" style:display-name="ListLabel 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5" style:display-name="ListLabel 5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6" style:display-name="ListLabel 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7" style:display-name="ListLabel 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9" style:display-name="ListLabel 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3" style:display-name="ListLabel 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4" style:display-name="ListLabel 6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5" style:display-name="ListLabel 6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7" style:display-name="ListLabel 6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3" style:display-name="ListLabel 7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5" style:display-name="ListLabel 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7" style:display-name="ListLabel 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8" style:display-name="ListLabel 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9" style:display-name="ListLabel 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1" style:display-name="ListLabel 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2" style:display-name="ListLabel 8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5" style:display-name="ListLabel 8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6" style:display-name="ListLabel 8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7" style:display-name="ListLabel 8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9" style:display-name="ListLabel 8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0" style:display-name="ListLabel 9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1" style:display-name="ListLabel 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3" style:display-name="ListLabel 9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4" style:display-name="ListLabel 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5" style:display-name="ListLabel 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6" style:display-name="ListLabel 9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7" style:display-name="ListLabel 9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9" style:display-name="ListLabel 9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0" style:display-name="ListLabel 10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9" style:display-name="ListLabel 10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1" style:display-name="ListLabel 1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2" style:display-name="ListLabel 1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3" style:display-name="ListLabel 1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5" style:display-name="ListLabel 1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6" style:display-name="ListLabel 1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7" style:display-name="ListLabel 1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8" style:display-name="ListLabel 1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0" style:display-name="ListLabel 1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1" style:display-name="ListLabel 1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2" style:display-name="ListLabel 1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3" style:display-name="ListLabel 1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4" style:display-name="ListLabel 1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6" style:display-name="ListLabel 1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7" style:display-name="ListLabel 1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9" style:display-name="ListLabel 1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0" style:display-name="ListLabel 1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1" style:display-name="ListLabel 1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2" style:display-name="ListLabel 1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3" style:display-name="ListLabel 1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4" style:display-name="ListLabel 13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5" style:display-name="ListLabel 13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6" style:display-name="ListLabel 13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8" style:display-name="ListLabel 13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39" style:display-name="ListLabel 13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0" style:display-name="ListLabel 14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1" style:display-name="ListLabel 14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2" style:display-name="ListLabel 14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3" style:display-name="ListLabel 1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4" style:display-name="ListLabel 1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5" style:display-name="ListLabel 1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7" style:display-name="ListLabel 1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8" style:display-name="ListLabel 1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49" style:display-name="ListLabel 1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0" style:display-name="ListLabel 1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1" style:display-name="ListLabel 1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2" style:display-name="ListLabel 1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3" style:display-name="ListLabel 1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4" style:display-name="ListLabel 1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6" style:display-name="ListLabel 1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7" style:display-name="ListLabel 1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8" style:display-name="ListLabel 1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9" style:display-name="ListLabel 1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0" style:display-name="ListLabel 1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1" style:display-name="ListLabel 1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2" style:display-name="ListLabel 1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3" style:display-name="ListLabel 1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5" style:display-name="ListLabel 16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6" style:display-name="ListLabel 16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7" style:display-name="ListLabel 16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8" style:display-name="ListLabel 16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69" style:display-name="ListLabel 16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0" style:display-name="ListLabel 1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1" style:display-name="ListLabel 17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2" style:display-name="ListLabel 17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3" style:display-name="ListLabel 17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4" style:display-name="ListLabel 1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5" style:display-name="ListLabel 1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6" style:display-name="ListLabel 1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7" style:display-name="ListLabel 1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8" style:display-name="ListLabel 1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79" style:display-name="ListLabel 1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0" style:display-name="ListLabel 1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1" style:display-name="ListLabel 1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3" style:display-name="ListLabel 18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4" style:display-name="ListLabel 18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5" style:display-name="ListLabel 18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6" style:display-name="ListLabel 18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7" style:display-name="ListLabel 18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8" style:display-name="ListLabel 18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89" style:display-name="ListLabel 18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0" style:display-name="ListLabel 19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1" style:display-name="ListLabel 1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2" style:display-name="ListLabel 1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3" style:display-name="ListLabel 19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4" style:display-name="ListLabel 1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5" style:display-name="ListLabel 1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6" style:display-name="ListLabel 19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7" style:display-name="ListLabel 19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8" style:display-name="ListLabel 19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99" style:display-name="ListLabel 19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0" style:display-name="ListLabel 20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1" style:display-name="ListLabel 20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2" style:display-name="ListLabel 20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3" style:display-name="ListLabel 20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4" style:display-name="ListLabel 20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5" style:display-name="ListLabel 20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6" style:display-name="ListLabel 20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7" style:display-name="ListLabel 20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8" style:display-name="ListLabel 20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9" style:display-name="ListLabel 20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0" style:display-name="ListLabel 21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1" style:display-name="ListLabel 21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2" style:display-name="ListLabel 21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3" style:display-name="ListLabel 21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4" style:display-name="ListLabel 21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5" style:display-name="ListLabel 21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6" style:display-name="ListLabel 21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7" style:display-name="ListLabel 21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8" style:display-name="ListLabel 2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19" style:display-name="ListLabel 2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0" style:display-name="ListLabel 2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1" style:display-name="ListLabel 2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2" style:display-name="ListLabel 2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3" style:display-name="ListLabel 2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4" style:display-name="ListLabel 2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5" style:display-name="ListLabel 2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6" style:display-name="ListLabel 22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7" style:display-name="ListLabel 22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8" style:display-name="ListLabel 22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9" style:display-name="ListLabel 22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0" style:display-name="ListLabel 23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1" style:display-name="ListLabel 23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2" style:display-name="ListLabel 23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3" style:display-name="ListLabel 23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34" style:display-name="ListLabel 234" style:family="text">
      <style:text-properties style:font-name="Arial" fo:font-family="Arial" style:font-family-generic="roman" style:font-pitch="variable" fo:font-size="11pt"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4" style:display-name="ListLabel 24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5" style:display-name="ListLabel 24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6" style:display-name="ListLabel 24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7" style:display-name="ListLabel 24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8" style:display-name="ListLabel 24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49" style:display-name="ListLabel 24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0" style:display-name="ListLabel 25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1" style:display-name="ListLabel 25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2" style:display-name="ListLabel 25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3" style:display-name="ListLabel 25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4" style:display-name="ListLabel 25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5" style:display-name="ListLabel 25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6" style:display-name="ListLabel 25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7" style:display-name="ListLabel 25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8" style:display-name="ListLabel 25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59" style:display-name="ListLabel 25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0" style:display-name="ListLabel 26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1" style:display-name="ListLabel 26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2" style:display-name="ListLabel 26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3" style:display-name="ListLabel 26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4" style:display-name="ListLabel 26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5" style:display-name="ListLabel 26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6" style:display-name="ListLabel 26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7" style:display-name="ListLabel 26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8" style:display-name="ListLabel 26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69" style:display-name="ListLabel 26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0" style:display-name="ListLabel 27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1" style:display-name="ListLabel 27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2" style:display-name="ListLabel 27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3" style:display-name="ListLabel 27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4" style:display-name="ListLabel 27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5" style:display-name="ListLabel 27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6" style:display-name="ListLabel 27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7" style:display-name="ListLabel 27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8" style:display-name="ListLabel 27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79" style:display-name="ListLabel 27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0" style:display-name="ListLabel 28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1" style:display-name="ListLabel 28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2" style:display-name="ListLabel 28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3" style:display-name="ListLabel 28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4" style:display-name="ListLabel 28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5" style:display-name="ListLabel 28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6" style:display-name="ListLabel 28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7" style:display-name="ListLabel 28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8" style:display-name="ListLabel 28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89" style:display-name="ListLabel 28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0" style:display-name="ListLabel 29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1" style:display-name="ListLabel 29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2" style:display-name="ListLabel 29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3" style:display-name="ListLabel 29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4" style:display-name="ListLabel 29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5" style:display-name="ListLabel 29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6" style:display-name="ListLabel 296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38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41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44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74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77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80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89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03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06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12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15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ListLabel_20_118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19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20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21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2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23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24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25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6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27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28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29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30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31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32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33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34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35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36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37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38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39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40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41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42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43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44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45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146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147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148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149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150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151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152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53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54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55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56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57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58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59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60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61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62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2" text:style-name="ListLabel_20_163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3" text:style-name="ListLabel_20_164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4" text:style-name="ListLabel_20_165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5" text:style-name="ListLabel_20_166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6" text:style-name="ListLabel_20_167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7" text:style-name="ListLabel_20_168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8" text:style-name="ListLabel_20_169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bullet text:level="9" text:style-name="ListLabel_20_170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71" style:num-suffix="●" text:bullet-char="●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72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73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74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75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76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77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78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79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80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181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182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183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184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185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186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187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188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89" style:num-suffix="●" text:bullet-char="●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2" text:style-name="ListLabel_20_190" style:num-suffix="o" text:bullet-char="o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3" text:style-name="ListLabel_20_191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4" text:style-name="ListLabel_20_192" style:num-suffix="●" text:bullet-char="●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5" text:style-name="ListLabel_20_193" style:num-suffix="o" text:bullet-char="o">
        <style:list-level-properties text:list-level-position-and-space-mode="label-alignment">
          <style:list-level-label-alignment text:label-followed-by="listtab" fo:text-indent="2.5in" fo:margin-left="2.75in"/>
        </style:list-level-properties>
        <style:text-properties style:font-name="Arial1"/>
      </text:list-level-style-bullet>
      <text:list-level-style-bullet text:level="6" text:style-name="ListLabel_20_194" style:num-suffix="▪" text:bullet-char="▪">
        <style:list-level-properties text:list-level-position-and-space-mode="label-alignment">
          <style:list-level-label-alignment text:label-followed-by="listtab" fo:text-indent="3in" fo:margin-left="3.25in"/>
        </style:list-level-properties>
        <style:text-properties style:font-name="Arial1"/>
      </text:list-level-style-bullet>
      <text:list-level-style-bullet text:level="7" text:style-name="ListLabel_20_195" style:num-suffix="●" text:bullet-char="●">
        <style:list-level-properties text:list-level-position-and-space-mode="label-alignment">
          <style:list-level-label-alignment text:label-followed-by="listtab" fo:text-indent="3.5in" fo:margin-left="3.75in"/>
        </style:list-level-properties>
        <style:text-properties style:font-name="Arial1"/>
      </text:list-level-style-bullet>
      <text:list-level-style-bullet text:level="8" text:style-name="ListLabel_20_196" style:num-suffix="o" text:bullet-char="o">
        <style:list-level-properties text:list-level-position-and-space-mode="label-alignment">
          <style:list-level-label-alignment text:label-followed-by="listtab" fo:text-indent="4in" fo:margin-left="4.25in"/>
        </style:list-level-properties>
        <style:text-properties style:font-name="Arial1"/>
      </text:list-level-style-bullet>
      <text:list-level-style-bullet text:level="9" text:style-name="ListLabel_20_197" style:num-suffix="▪" text:bullet-char="▪">
        <style:list-level-properties text:list-level-position-and-space-mode="label-alignment">
          <style:list-level-label-alignment text:label-followed-by="listtab" fo:text-indent="4.5in" fo:margin-left="4.7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9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199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00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0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02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03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0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05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06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0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08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09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1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11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12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1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14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15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1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17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18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1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20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21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2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23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24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25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26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27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28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29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30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3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32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33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34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35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36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37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8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39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40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4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4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43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44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45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46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47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48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49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50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51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bullet text:level="2" text:style-name="ListLabel_20_252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53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54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55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56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57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58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59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0.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fo:text-indent="1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fo:text-indent="1.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fo:text-indent="2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60" style:num-suffix="•" text:bullet-char="•">
        <style:list-level-properties text:list-level-position-and-space-mode="label-alignment">
          <style:list-level-label-alignment text:label-followed-by="listtab" fo:text-indent="0.2917in" fo:margin-left="0.5417in"/>
        </style:list-level-properties>
        <style:text-properties style:font-name="Arial1"/>
      </text:list-level-style-bullet>
      <text:list-level-style-bullet text:level="2" text:style-name="ListLabel_20_261" style:num-suffix="◦" text:bullet-char="◦">
        <style:list-level-properties text:list-level-position-and-space-mode="label-alignment">
          <style:list-level-label-alignment text:label-followed-by="listtab" fo:text-indent="0.5417in" fo:margin-left="0.7917in"/>
        </style:list-level-properties>
        <style:text-properties style:font-name="Arial1"/>
      </text:list-level-style-bullet>
      <text:list-level-style-bullet text:level="3" text:style-name="ListLabel_20_262" style:num-suffix="▪" text:bullet-char="▪">
        <style:list-level-properties text:list-level-position-and-space-mode="label-alignment">
          <style:list-level-label-alignment text:label-followed-by="listtab" fo:text-indent="0.7917in" fo:margin-left="1.0417in"/>
        </style:list-level-properties>
        <style:text-properties style:font-name="Arial1"/>
      </text:list-level-style-bullet>
      <text:list-level-style-bullet text:level="4" text:style-name="ListLabel_20_263" style:num-suffix="•" text:bullet-char="•">
        <style:list-level-properties text:list-level-position-and-space-mode="label-alignment">
          <style:list-level-label-alignment text:label-followed-by="listtab" fo:text-indent="1.0417in" fo:margin-left="1.2917in"/>
        </style:list-level-properties>
        <style:text-properties style:font-name="Arial1"/>
      </text:list-level-style-bullet>
      <text:list-level-style-bullet text:level="5" text:style-name="ListLabel_20_264" style:num-suffix="◦" text:bullet-char="◦">
        <style:list-level-properties text:list-level-position-and-space-mode="label-alignment">
          <style:list-level-label-alignment text:label-followed-by="listtab" fo:text-indent="1.2917in" fo:margin-left="1.5417in"/>
        </style:list-level-properties>
        <style:text-properties style:font-name="Arial1"/>
      </text:list-level-style-bullet>
      <text:list-level-style-bullet text:level="6" text:style-name="ListLabel_20_265" style:num-suffix="▪" text:bullet-char="▪">
        <style:list-level-properties text:list-level-position-and-space-mode="label-alignment">
          <style:list-level-label-alignment text:label-followed-by="listtab" fo:text-indent="1.5417in" fo:margin-left="1.7917in"/>
        </style:list-level-properties>
        <style:text-properties style:font-name="Arial1"/>
      </text:list-level-style-bullet>
      <text:list-level-style-bullet text:level="7" text:style-name="ListLabel_20_266" style:num-suffix="•" text:bullet-char="•">
        <style:list-level-properties text:list-level-position-and-space-mode="label-alignment">
          <style:list-level-label-alignment text:label-followed-by="listtab" fo:text-indent="1.7917in" fo:margin-left="2.0417in"/>
        </style:list-level-properties>
        <style:text-properties style:font-name="Arial1"/>
      </text:list-level-style-bullet>
      <text:list-level-style-bullet text:level="8" text:style-name="ListLabel_20_267" style:num-suffix="◦" text:bullet-char="◦">
        <style:list-level-properties text:list-level-position-and-space-mode="label-alignment">
          <style:list-level-label-alignment text:label-followed-by="listtab" fo:text-indent="2.0417in" fo:margin-left="2.2917in"/>
        </style:list-level-properties>
        <style:text-properties style:font-name="Arial1"/>
      </text:list-level-style-bullet>
      <text:list-level-style-bullet text:level="9" text:style-name="ListLabel_20_268" style:num-suffix="▪" text:bullet-char="▪">
        <style:list-level-properties text:list-level-position-and-space-mode="label-alignment">
          <style:list-level-label-alignment text:label-followed-by="listtab" fo:text-indent="2.2917in" fo:margin-left="2.5417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6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70" style:num-suffix="o" text:bullet-char="o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3" text:style-name="ListLabel_20_271" style:num-suffix="▪" text:bullet-char="▪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4" text:style-name="ListLabel_20_27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5" text:style-name="ListLabel_20_273" style:num-suffix="o" text:bullet-char="o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bullet text:level="6" text:style-name="ListLabel_20_274" style:num-suffix="▪" text:bullet-char="▪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1"/>
      </text:list-level-style-bullet>
      <text:list-level-style-bullet text:level="7" text:style-name="ListLabel_20_27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1"/>
      </text:list-level-style-bullet>
      <text:list-level-style-bullet text:level="8" text:style-name="ListLabel_20_276" style:num-suffix="o" text:bullet-char="o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1"/>
      </text:list-level-style-bullet>
      <text:list-level-style-bullet text:level="9" text:style-name="ListLabel_20_277" style:num-suffix="▪" text:bullet-char="▪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78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79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80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81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82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83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84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85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86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87" style:num-suffix="•" text:bullet-char="•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1"/>
      </text:list-level-style-bullet>
      <text:list-level-style-bullet text:level="2" text:style-name="ListLabel_20_288" style:num-suffix="◦" text:bullet-char="◦">
        <style:list-level-properties text:list-level-position-and-space-mode="label-alignment">
          <style:list-level-label-alignment text:label-followed-by="listtab" fo:text-indent="0.5in" fo:margin-left="0.75in"/>
        </style:list-level-properties>
        <style:text-properties style:font-name="Arial1"/>
      </text:list-level-style-bullet>
      <text:list-level-style-bullet text:level="3" text:style-name="ListLabel_20_289" style:num-suffix="▪" text:bullet-char="▪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1"/>
      </text:list-level-style-bullet>
      <text:list-level-style-bullet text:level="4" text:style-name="ListLabel_20_290" style:num-suffix="•" text:bullet-char="•">
        <style:list-level-properties text:list-level-position-and-space-mode="label-alignment">
          <style:list-level-label-alignment text:label-followed-by="listtab" fo:text-indent="1in" fo:margin-left="1.25in"/>
        </style:list-level-properties>
        <style:text-properties style:font-name="Arial1"/>
      </text:list-level-style-bullet>
      <text:list-level-style-bullet text:level="5" text:style-name="ListLabel_20_291" style:num-suffix="◦" text:bullet-char="◦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1"/>
      </text:list-level-style-bullet>
      <text:list-level-style-bullet text:level="6" text:style-name="ListLabel_20_292" style:num-suffix="▪" text:bullet-char="▪">
        <style:list-level-properties text:list-level-position-and-space-mode="label-alignment">
          <style:list-level-label-alignment text:label-followed-by="listtab" fo:text-indent="1.5in" fo:margin-left="1.75in"/>
        </style:list-level-properties>
        <style:text-properties style:font-name="Arial1"/>
      </text:list-level-style-bullet>
      <text:list-level-style-bullet text:level="7" text:style-name="ListLabel_20_293" style:num-suffix="•" text:bullet-char="•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1"/>
      </text:list-level-style-bullet>
      <text:list-level-style-bullet text:level="8" text:style-name="ListLabel_20_294" style:num-suffix="◦" text:bullet-char="◦">
        <style:list-level-properties text:list-level-position-and-space-mode="label-alignment">
          <style:list-level-label-alignment text:label-followed-by="listtab" fo:text-indent="2in" fo:margin-left="2.25in"/>
        </style:list-level-properties>
        <style:text-properties style:font-name="Arial1"/>
      </text:list-level-style-bullet>
      <text:list-level-style-bullet text:level="9" text:style-name="ListLabel_20_295" style:num-suffix="▪" text:bullet-char="▪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96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7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98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99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00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0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0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03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04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9839in" fo:margin-bottom="0.5in" fo:margin-left="1.1811in" fo:margin-right="1.1811in" fo:background-color="#ffffff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1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8" meta:image-count="0" meta:object-count="0" meta:page-count="81" meta:paragraph-count="1309" meta:word-count="6752" meta:character-count="41866" meta:non-whitespace-character-count="36417"/>
    <meta:generator>LibreOfficeDev/5.1.0.3$Linux_X86_64 LibreOffice_project/</meta:generator>
  </office:meta>
</office:document-meta>
</file>